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1.6299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5701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490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1472in"/>
    </style:style>
    <style:style style:name="co14" style:family="table-column">
      <style:table-column-properties fo:break-before="auto" style:column-width="0.6728in"/>
    </style:style>
    <style:style style:name="co15" style:family="table-column">
      <style:table-column-properties fo:break-before="auto" style:column-width="0.3154in"/>
    </style:style>
    <style:style style:name="co16" style:family="table-column">
      <style:table-column-properties fo:break-before="auto" style:column-width="2.3138in"/>
    </style:style>
    <style:style style:name="co17" style:family="table-column">
      <style:table-column-properties fo:break-before="auto" style:column-width="1.3602in"/>
    </style:style>
    <style:style style:name="co18" style:family="table-column">
      <style:table-column-properties fo:break-before="auto" style:column-width="3.6827in"/>
    </style:style>
    <style:style style:name="co19" style:family="table-column">
      <style:table-column-properties fo:break-before="auto" style:column-width="3.4445in"/>
    </style:style>
    <style:style style:name="co20" style:family="table-column">
      <style:table-column-properties fo:break-before="auto" style:column-width="1.5437in"/>
    </style:style>
    <style:style style:name="co21" style:family="table-column">
      <style:table-column-properties fo:break-before="auto" style:column-width="1.4874in"/>
    </style:style>
    <style:style style:name="co22" style:family="table-column">
      <style:table-column-properties fo:break-before="auto" style:column-width="2.2173in"/>
    </style:style>
    <style:style style:name="co23" style:family="table-column">
      <style:table-column-properties fo:break-before="auto" style:column-width="2.9252in"/>
    </style:style>
    <style:style style:name="co24" style:family="table-column">
      <style:table-column-properties fo:break-before="auto" style:column-width="2.6866in"/>
    </style:style>
    <style:style style:name="co25" style:family="table-column">
      <style:table-column-properties fo:break-before="auto" style:column-width="2.4835in"/>
    </style:style>
    <style:style style:name="co26" style:family="table-column">
      <style:table-column-properties fo:break-before="auto" style:column-width="1.7736in"/>
    </style:style>
    <style:style style:name="co27" style:family="table-column">
      <style:table-column-properties fo:break-before="auto" style:column-width="0.5063in"/>
    </style:style>
    <style:style style:name="co28" style:family="table-column">
      <style:table-column-properties fo:break-before="auto" style:column-width="0.6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0.6457in"/>
    </style:style>
    <style:style style:name="co31" style:family="table-column">
      <style:table-column-properties fo:break-before="auto" style:column-width="0.4362in"/>
    </style:style>
    <style:style style:name="co32" style:family="table-column">
      <style:table-column-properties fo:break-before="auto" style:column-width="0.4709in"/>
    </style:style>
    <style:style style:name="co33" style:family="table-column">
      <style:table-column-properties fo:break-before="auto" style:column-width="0.2874in"/>
    </style:style>
    <style:style style:name="co34" style:family="table-column">
      <style:table-column-properties fo:break-before="auto" style:column-width="1.0654in"/>
    </style:style>
    <style:style style:name="co35" style:family="table-column">
      <style:table-column-properties fo:break-before="auto" style:column-width="0.4063in"/>
    </style:style>
    <style:style style:name="co36" style:family="table-column">
      <style:table-column-properties fo:break-before="auto" style:column-width="2.5665in"/>
    </style:style>
    <style:style style:name="co37" style:family="table-column">
      <style:table-column-properties fo:break-before="auto" style:column-width="3.3165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2.0138in"/>
    </style:style>
    <style:style style:name="co40" style:family="table-column">
      <style:table-column-properties fo:break-before="auto" style:column-width="2.5311in"/>
    </style:style>
    <style:style style:name="co41" style:family="table-column">
      <style:table-column-properties fo:break-before="auto" style:column-width="3.1417in"/>
    </style:style>
    <style:style style:name="co42" style:family="table-column">
      <style:table-column-properties fo:break-before="auto" style:column-width="1.9425in"/>
    </style:style>
    <style:style style:name="co43" style:family="table-column">
      <style:table-column-properties fo:break-before="auto" style:column-width="1.4091in"/>
    </style:style>
    <style:style style:name="co44" style:family="table-column">
      <style:table-column-properties fo:break-before="auto" style:column-width="1.2902in"/>
    </style:style>
    <style:style style:name="co45" style:family="table-column">
      <style:table-column-properties fo:break-before="auto" style:column-width="1.3673in"/>
    </style:style>
    <style:style style:name="co46" style:family="table-column">
      <style:table-column-properties fo:break-before="auto" style:column-width="2.74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3472in" fo:break-before="auto" style:use-optimal-row-height="fals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style:vertical-align="botto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6f9d4" fo:wrap-option="wrap" style:vertical-align="botto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bottom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a6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fffa6"/>
      <style:text-properties fo:color="#666666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font-style="italic" style:font-style-asian="italic" style:font-style-complex="italic"/>
    </style:style>
    <style:style style:name="ce39" style:family="table-cell" style:parent-style-name="Default"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ext-properties fo:color="#ff6d6d"/>
    </style:style>
    <style:style style:name="ce19" style:family="table-cell" style:parent-style-name="Default">
      <style:table-cell-properties fo:background-color="#eeeeee"/>
      <style:text-properties fo:color="#666666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3" style:family="table-cell" style:parent-style-name="Default"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9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70" style:family="table-cell" style:parent-style-name="Default">
      <style:table-cell-properties fo:background-color="#ff3838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3838"/>
    </style:style>
    <style:style style:name="ce72" style:family="table-cell" style:parent-style-name="Default">
      <style:table-cell-properties fo:background-color="#ff3838"/>
      <style:text-properties fo:color="#c9211e" fo:font-weight="bold" style:font-weight-asian="bold" style:font-weight-complex="bold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/>
    </style:style>
    <style:style style:name="ce86" style:family="table-cell" style:parent-style-name="Default">
      <style:table-cell-properties fo:background-color="#ffbf00"/>
      <style:text-properties fo:color="#c9211e" fo:font-weight="bold" style:font-weight-asian="bold" style:font-weight-complex="bold"/>
    </style:style>
    <style:style style:name="ce8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a6" fo:min-height="0.5677in" fo:padding-top="0.1in" fo:padding-bottom="0.1in" fo:padding-left="0.1in" fo:padding-right="0.1in"/>
      <style:paragraph-properties style:writing-mode="lr-tb"/>
    </style:style>
    <style:style style:name="gr2" style:family="graphic">
      <style:graphic-properties svg:stroke-width="0.0201in" draw:marker-start-width="0.1087in" draw:marker-end="Arrowheads_20_2" draw:marker-end-width="0.1087in" draw:fill-color="#000000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svg:stroke-color="#000000" draw:fill="solid" draw:fill-color="#ffffff" fo:min-height="3.6902in"/>
      <style:paragraph-properties style:writing-mode="lr-tb"/>
      <style:text-properties fo:font-family="'Liberation Mono'" style:font-family-generic="modern" style:font-pitch="fixed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0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4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5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3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9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none" svg:stroke-color="#000000" draw:fill="solid" draw:fill-color="#ffffff" draw:opacity="100%" fo:min-height="3.498in"/>
      <style:paragraph-properties style:writing-mode="lr-tb"/>
    </style:style>
    <style:style style:name="gr17" style:family="graphic">
      <style:graphic-properties draw:stroke="solid" svg:stroke-width="0.0138in" svg:stroke-color="#000000" draw:marker-start-width="0.0992in" draw:marker-end-width="0.0992in" draw:fill="solid" draw:fill-color="#ffffff" fo:min-height="1.3902in" fo:padding-top="0.0067in" fo:padding-bottom="0.0067in" fo:padding-left="0.0067in" fo:padding-right="0.0067in"/>
      <style:paragraph-properties style:writing-mode="lr-tb"/>
    </style:style>
    <style:style style:name="gr18" style:family="graphic">
      <style:graphic-properties svg:stroke-width="0.011in" draw:marker-start="Line" draw:marker-start-width="0.0953in" draw:marker-end="" draw:marker-end-width="0.0953in" draw:textarea-horizontal-align="center" draw:textarea-vertical-align="middle" fo:padding-top="0.0055in" fo:padding-bottom="0.0055in" fo:padding-left="0.0055in" fo:padding-right="0.0055in"/>
      <style:paragraph-properties fo:text-align="center"/>
    </style:style>
    <style:style style:name="P1" style:family="paragraph">
      <loext:graphic-properties draw:fill="solid" draw:fill-color="#ffffa6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text-properties fo:font-family="'Liberation Mono'" style:font-family-generic="modern" style:font-pitch="fixed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fill="solid" draw:fill-color="#ffffff" draw:opacity="100%"/>
    </style:style>
    <style:style style:name="P8" style:family="paragraph">
      <style:paragraph-properties fo:margin-top="0.1in" fo:margin-bottom="0in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center"/>
    </style:style>
    <style:style style:name="T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Liberation Mono'" style:font-family-generic="modern" style:font-pitch="fixed" fo:font-size="11pt" style:font-size-asian="11pt" style:font-size-complex="11pt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Score Field Mapping" table:style-name="ta1">
        <office:forms form:automatic-focus="false" form:apply-design-mode="false"/>
        <table:shapes>
          <draw:frame draw:z-index="0" draw:name="Text Frame 2" draw:style-name="gr1" draw:text-style-name="P1" svg:width="3.7079in" svg:height="0.7677in" svg:x="4.6189in" svg:y="4.0386in">
            <draw:text-box>
              <text:p>PDF fields with yellow background are created via exiftool using a custom .ExifTool_config file spec.</text:p>
            </draw:text-box>
          </draw:frame>
          <draw:line draw:z-index="1" draw:name="Horizontal line 1" draw:style-name="gr2" draw:text-style-name="P2" svg:x1="3.1642in" svg:y1="0.5394in" svg:x2="5.9343in" svg:y2="0.5394in">
            <text:p/>
          </draw:line>
          <draw:line draw:z-index="2" draw:name="Horizontal line 2" draw:style-name="gr2" draw:text-style-name="P2" svg:x1="7.1138in" svg:y1="0.5394in" svg:x2="9.8205in" svg:y2="0.5394in">
            <text:p/>
          </draw:line>
          <draw:frame draw:z-index="3" draw:name="Text Frame 3" draw:style-name="gr3" draw:text-style-name="P3" svg:width="3.7224in" svg:height="5.3681in" svg:x="4.6189in" svg:y="4.872in">
            <draw:text-box>
              <text:p><text:span text:style-name="T1">Exiftool Custom PDF Fields Configuration File --</text:span></text:p>
              <text:p><text:span text:style-name="T2"/></text:p>
              <text:p><text:span text:style-name="T2">%Image::ExifTool::UserDefined = (</text:span></text:p>
              <text:p><text:span text:style-name="T2"><text:s text:c="4"/></text:span><text:span text:style-name="T2">'Image::ExifTool::XMP::pdfx' =&gt; {</text:span></text:p>
              <text:p><text:span text:style-name="T2"><text:s text:c="8"/></text:span><text:span text:style-name="T2">Setlist =&gt; { },</text:span></text:p>
              <text:p><text:span text:style-name="T2"><text:s text:c="8"/></text:span><text:span text:style-name="T2">Artist =&gt; { },</text:span></text:p>
              <text:p><text:span text:style-name="T2"><text:s text:c="8"/></text:span><text:span text:style-name="T2">Books =&gt; { },</text:span></text:p>
              <text:p><text:span text:style-name="T2"><text:s text:c="8"/></text:span><text:span text:style-name="T2">Album =&gt; { },</text:span></text:p>
              <text:p><text:span text:style-name="T2"><text:s text:c="8"/></text:span><text:span text:style-name="T2">Collection =&gt; { },</text:span></text:p>
              <text:p><text:span text:style-name="T2"><text:s text:c="8"/></text:span><text:span text:style-name="T2">sourceType =&gt; { Description =&gt; sourceType },</text:span></text:p>
              <text:p><text:span text:style-name="T2"><text:s text:c="8"/></text:span><text:span text:style-name="T2">Signature =&gt; { },</text:span></text:p>
              <text:p><text:span text:style-name="T2"><text:s text:c="8"/></text:span><text:span text:style-name="T2">Key =&gt; { },</text:span></text:p>
              <text:p><text:span text:style-name="T2"><text:s text:c="8"/></text:span><text:span text:style-name="T2">Duration =&gt; { },</text:span></text:p>
              <text:p><text:span text:style-name="T2"><text:s text:c="8"/></text:span><text:span text:style-name="T2">Year =&gt; { },</text:span></text:p>
              <text:p><text:span text:style-name="T2"><text:s text:c="4"/></text:span><text:span text:style-name="T2">},</text:span></text:p>
              <text:p><text:span text:style-name="T2"><text:s text:c="4"/></text:span><text:span text:style-name="T2">'Image::ExifTool::PDF::Info' =&gt; {</text:span></text:p>
              <text:p><text:span text:style-name="T2"><text:s text:c="8"/></text:span><text:span text:style-name="T2">Setlist =&gt; { },</text:span></text:p>
              <text:p><text:span text:style-name="T2"><text:s text:c="8"/></text:span><text:span text:style-name="T2">Artist =&gt; { },</text:span></text:p>
              <text:p><text:span text:style-name="T2"><text:s text:c="8"/></text:span><text:span text:style-name="T2">Books =&gt; { },</text:span></text:p>
              <text:p><text:span text:style-name="T2"><text:s text:c="8"/></text:span><text:span text:style-name="T2">Album =&gt; { },</text:span></text:p>
              <text:p><text:span text:style-name="T2"><text:s text:c="8"/></text:span><text:span text:style-name="T2">Collection =&gt; { },</text:span></text:p>
              <text:p><text:span text:style-name="T2"><text:s text:c="8"/></text:span><text:span text:style-name="T2">sourceType =&gt; { Description =&gt; sourceType },</text:span></text:p>
              <text:p><text:span text:style-name="T2"><text:s text:c="8"/></text:span><text:span text:style-name="T2">Signature =&gt; { },</text:span></text:p>
              <text:p><text:span text:style-name="T2"><text:s text:c="8"/></text:span><text:span text:style-name="T2">Key =&gt; { },</text:span></text:p>
              <text:p><text:span text:style-name="T2"><text:s text:c="8"/></text:span><text:span text:style-name="T2">Duration =&gt; { },</text:span></text:p>
              <text:p><text:span text:style-name="T2"><text:s text:c="8"/></text:span><text:span text:style-name="T2">Year =&gt; { },</text:span></text:p>
              <text:p><text:span text:style-name="T2"><text:s text:c="4"/></text:span><text:span text:style-name="T2">},</text:span></text:p>
              <text:p><text:span text:style-name="T2">);</text:span></text:p>
              <text:p><text:span text:style-name="T2">1; <text:s/>#end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1" table:default-cell-style-name="Default"/>
        <table:table-row table:style-name="ro1">
          <table:table-cell table:style-name="ce13" office:value-type="string" calcext:value-type="string">
            <text:p>forScore to MobileSheet Metadata Field Mapping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forScore Field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PDF Field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MobileSheets Field</text:p>
          </table:table-cell>
          <table:covered-table-cell table:number-columns-repeated="2"/>
          <table:table-cell table:number-columns-repeated="16372"/>
        </table:table-row>
        <table:table-row table:style-name="ro4">
          <table:table-cell table:style-name="ce14"/>
          <table:table-cell table:style-name="ce7" office:value-type="string" calcext:value-type="string">
            <text:p>Field Name</text:p>
          </table:table-cell>
          <table:table-cell table:style-name="ce10" office:value-type="string" calcext:value-type="string">
            <text:p>S: Single </text:p>
            <text:p>L: List </text:p>
          </table:table-cell>
          <table:table-cell table:style-name="ce10" office:value-type="string" calcext:value-type="string">
            <text:p>S: String</text:p>
            <text:p>N: Numeric</text:p>
            <text:p>C: Constrained Set</text:p>
          </table:table-cell>
          <table:table-cell table:style-name="ce17"/>
          <table:table-cell table:style-name="ce7" office:value-type="string" calcext:value-type="string">
            <text:p>Field Name</text:p>
          </table:table-cell>
          <table:table-cell table:style-name="ce10" office:value-type="string" calcext:value-type="string">
            <text:p>S: Single </text:p>
            <text:p>L: List </text:p>
          </table:table-cell>
          <table:table-cell table:style-name="ce10" office:value-type="string" calcext:value-type="string">
            <text:p>S: String</text:p>
            <text:p>N: Numeric</text:p>
            <text:p>C: Constrained Set</text:p>
          </table:table-cell>
          <table:table-cell table:style-name="ce14"/>
          <table:table-cell table:style-name="ce7" office:value-type="string" calcext:value-type="string">
            <text:p>Field Name</text:p>
          </table:table-cell>
          <table:table-cell table:style-name="ce10" office:value-type="string" calcext:value-type="string">
            <text:p>S: Single </text:p>
            <text:p>L: List </text:p>
          </table:table-cell>
          <table:table-cell table:style-name="ce10" office:value-type="string" calcext:value-type="string">
            <text:p>S: String</text:p>
            <text:p>N: Numeric</text:p>
            <text:p>C: Constrained Set</text:p>
          </table:table-cell>
          <table:table-cell table:style-name="ce14" table:number-columns-repeated="16372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2" office:value-type="string" calcext:value-type="string">
            <text:p>Title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text:p>Title</text:p>
          </table:table-cell>
          <table:table-cell table:number-columns-repeated="2"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Start Page (Bookmark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8" office:value-type="string" calcext:value-type="string">
            <text:p>[Snippet Structure tbd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End Page (Bookmark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8" office:value-type="string" calcext:value-type="string">
            <text:p>[Snippet Structure tbd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Composer (or Arranger)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2" office:value-type="string" calcext:value-type="string">
            <text:p>Author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4" draw:text-style-name="P5" svg:width="4.2055in" svg:height="1.1945in" svg:x="10.7106in" svg:y="1.202in" draw:caption-point-x="-0.2402in" draw:caption-point-y="0.5945in">
              <dc:date>2023-08-08T00:00:00</dc:date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Composer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Gen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Subject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5" draw:text-style-name="P5" svg:width="2.3386in" svg:height="0.8039in" svg:x="10.7106in" svg:y="1.3795in" draw:caption-point-x="-0.2402in" draw:caption-point-y="0.5945in">
              <dc:date>2023-08-08T00:00:00</dc:date>
              <text:p text:style-name="P4"><text:span text:style-name="T3"><text:s text:c="3"/></text:span><text:span text:style-name="T3">As of 8/8/2023: MobileSheet is using comma to separate list items for this field. Which in the PDF doc is the field ‘Subject’</text:span></text:p>
            </office:annotation>
            <text:p>Genr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Keyword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text:p>Keyword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draw:style-name="gr6" draw:text-style-name="P5" svg:width="4.2551in" svg:height="1.0878in" svg:x="2.0799in" svg:y="1.735in" draw:caption-point-x="-0.2402in" draw:caption-point-y="0.5945in">
              <dc:date>2023-08-08T00:00:00</dc:date>
              <text:p text:style-name="P4"><text:span text:style-name="T3"><text:s text:c="3"/></text:span><text:span text:style-name="T3">* Export anomaly: If inside of forScore you make multiple Books entries using semi-colons instead of a comma to separate each entry then on export the 2</text:span><text:span text:style-name="T6">nd</text:span><text:span text:style-name="T3"> entry will show up in the ‘Reference’ column; and any entry in Reference gets pushed over to the Rating column. I assume if you did this with three Books entries the results would be even worse.</text:span></text:p>
            </office:annotation>
            <text:p>Boo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16" office:value-type="string" calcext:value-type="string">
            <office:annotation draw:style-name="gr7" draw:text-style-name="P5" svg:width="1.1413in" svg:height="1.4787in" svg:x="6.4161in" svg:y="1.735in" draw:caption-point-x="-0.2402in" draw:caption-point-y="0.5945in">
              <dc:date>2023-08-31T00:00:00</dc:date>
              <text:p text:style-name="P4">Whatever is in the XMP field ‘Books’ plus whatever is in the XMP field Album will get put into MobileSheets field Albums.</text:p>
            </office:annotation>
            <text:p>Books + Album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8" draw:text-style-name="P5" svg:width="3.4087in" svg:height="1.3232in" svg:x="10.8374in" svg:y="1.663in" draw:caption-point-x="-0.3669in" draw:caption-point-y="0.6665in">
              <dc:date>2023-08-08T00:00:00</dc:date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Album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16" office:value-type="string" calcext:value-type="string">
            <text:p>SourceType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9" draw:text-style-name="P5" svg:width="3.4087in" svg:height="2.2193in" svg:x="10.8374in" svg:y="1.8409in" draw:caption-point-x="-0.3669in" draw:caption-point-y="0.6665in">
              <dc:date>2023-08-10T00:00:00</dc:date>
              <text:p text:style-name="P4"><text:span text:style-name="T3"><text:s text:c="3"/></text:span><text:span text:style-name="T3">* I cannot get this field to import. I have tried to use all of: Source / Sources / Sourcetype / SourceType. I do note that when I try to define the custome field ‘SourceType’ exiftool lists that field as “Source Type” (with a space after the capital T – it doesn’t insert that space if the T is not capitalized. </text:span></text:p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SourceTyp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Rating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9" office:value-type="string" calcext:value-type="string">
            <office:annotation draw:style-name="gr10" draw:text-style-name="P5" svg:width="2.2539in" svg:height="0.4768in" svg:x="10.6472in" svg:y="2.3819in" draw:caption-point-x="-0.1768in" draw:caption-point-y="0.3031in">
              <dc:date>2023-08-08T00:00:00</dc:date>
              <text:p text:style-name="P4"><text:span text:style-name="T3">Per Mike, this is known to not be picked up in PDF import process.</text:span></text:p>
            </office:annotation>
            <text:p>(Rating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Difficulty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9" office:value-type="string" calcext:value-type="string">
            <office:annotation draw:style-name="gr7" draw:text-style-name="P5" svg:width="1.8961in" svg:height="0.7083in" svg:x="10.7106in" svg:y="2.2685in" draw:caption-point-x="-0.2402in" draw:caption-point-y="0.5945in">
              <dc:date>2023-08-08T00:00:00</dc:date>
              <text:p text:style-name="P4"><text:span text:style-name="T3">Per Mike, this is known to not be picked up in PDF import process.</text:span></text:p>
            </office:annotation>
            <text:p>(Difficulty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draw:style-name="gr11" draw:text-style-name="P5" svg:width="2.8295in" svg:height="1.0386in" svg:x="2.0799in" svg:y="2.4461in" draw:caption-point-x="-0.2402in" draw:caption-point-y="0.5945in">
              <dc:date>2023-08-08T00:00:00</dc:date>
              <text:p text:style-name="P4"><text:span text:style-name="T3">In the forScore user interface there is just the property ‘Time.’ </text:span></text:p>
              <text:p text:style-name="P4"><text:span text:style-name="T3"><text:s text:c="3"/></text:span><text:span text:style-name="T3">It is only in the export that we see the two separate fields ‘Minutes’ and ‘Seconds’ (which probably hints at how this info is stored internally).</text:span></text:p>
            </office:annotation>
            <text:p>Minute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6" office:value-type="string" calcext:value-type="string">
            <office:annotation draw:style-name="gr12" draw:text-style-name="P5" svg:width="2.1551in" svg:height="0.2346in" svg:x="6.261in" svg:y="2.972in" draw:caption-point-x="-0.085in" draw:caption-point-y="0.0685in">
              <dc:date>2023-08-31T00:00:00</dc:date>
              <text:p text:style-name="P4"><text:span text:style-name="T3">Duration is specified in seconds.</text:span></text:p>
            </office:annotation>
            <text:p>Duration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39" office:value-type="string" calcext:value-type="string">
            <office:annotation draw:style-name="gr13" draw:text-style-name="P5" svg:width="2.148in" svg:height="0.2705in" svg:x="10.6827in" svg:y="2.9224in" draw:caption-point-x="-0.2122in" draw:caption-point-y="0.1181in">
              <dc:date>2023-08-31T00:00:00</dc:date>
              <text:p text:style-name="P4"><text:span text:style-name="T3">Duration is specified in seconds.</text:span></text:p>
            </office:annotation>
            <text:p>Duration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Second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5" office:value-type="string" calcext:value-type="string">
            <text:p>[in Duration]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2" office:value-type="string" calcext:value-type="string">
            <text:p>[in Duration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office:display="true" draw:style-name="gr14" draw:text-style-name="P5" svg:width="3.5303in" svg:height="1.7957in" svg:x="0.6776in" svg:y="3.963in" draw:caption-point-x="1.1622in" draw:caption-point-y="-0.5665in">
              <dc:date>2023-08-08T00:00:00</dc:date>
              <text:p text:style-name="P6"><text:span text:style-name="T3"><text:s text:c="3"/></text:span><text:span text:style-name="T3">In the forScore user interface there is only the field ‘</text:span><text:span text:style-name="T4">Key</text:span><text:span text:style-name="T3">.’ It is only in the forScore metadata export CSV that we see these two fields, with the below noted data encoding.</text:span></text:p>
              <text:p text:style-name="P6"><text:span text:style-name="T3"><text:s text:c="3"/></text:span><text:span text:style-name="T3">* The numbering system follows the circle of fifths sequence. For major keys - positive numbers moving around the circle clockwise starting from C (0) up to C# (7). Negative numbers moving counter-clockwise starting from F (-1) back to Gb (-6). Similarly for the minor keys. See the worksheet: </text:span><text:span text:style-name="T4">forScore Key Values </text:span><text:span text:style-name="T3">for detailed mapping.</text:span></text:p>
            </office:annotation>
            <text:p>keys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16" office:value-type="string" calcext:value-type="string">
            <text:p>Key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39" office:value-type="string" calcext:value-type="string">
            <text:p>Key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office:display="true" draw:style-name="gr15" draw:text-style-name="P5" svg:width="2.7378in" svg:height="0.4484in" svg:x="0.1996in" svg:y="5.8362in" draw:caption-point-x="1.6402in" draw:caption-point-y="-2.2622in">
              <dc:date>2023-08-07T00:00:00</dc:date>
              <text:p text:style-name="P6"><text:span text:style-name="T3">This exported field contains a ‘1’ if a minor key, a ‘0’ if a major key.</text:span></text:p>
            </office:annotation>
            <text:p>key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35" office:value-type="string" calcext:value-type="string">
            <text:p>[In Key]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2" office:value-type="string" calcext:value-type="string">
            <text:p>[In Key]</text:p>
          </table:table-cell>
          <table:table-cell table:style-name="ce11" table:number-columns-repeated="2"/>
          <table:table-cell table:number-columns-repeated="1637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Score Key Values" table:style-name="ta1">
        <table:shapes>
          <draw:frame draw:z-index="0" draw:name="Text Frame 1" draw:style-name="gr16" draw:text-style-name="P7" svg:width="4.4461in" svg:height="3.498in" svg:x="2.7744in" svg:y="0.9374in">
            <draw:text-box>
              <text:p><text:span text:style-name="T7">Notes</text:span>: </text:p>
              <text:p/>
              <text:p><text:s text:c="3"/>* -10 (yellow highlight) are invalid key signatures. But the way forScore’s user interface works it is totally possible to set those as key signatures for a score. So I assume they are ‘marking’ them in the export as invalid by using the -10 value.</text:p>
              <text:p/>
              <text:p><text:s text:c="3"/>* The numbering system is following the circle of fifths sequence. Major keys - Positive numbers moving around the circle clockwise starting from C (0) up to C# (7). Negative numbers moving counter-clockwise starting from F (-1) back to Gb. Same for the minor keys.</text:p>
            </draw:text-box>
          </draw:frame>
          <draw:frame draw:z-index="1" draw:name="Text Frame 4" draw:style-name="gr17" draw:text-style-name="P9" svg:width="3.0961in" svg:height="1.4035in" svg:x="7.663in" svg:y="5.3016in">
            <draw:text-box>
              <text:p text:style-name="P8">The ‘Computed Index’ exists to get rid of the negative numbers in keysf so that we can index into a 2D arrary in a python script. It simply shifts the values of keysf up the number line by 10. So the formula is:</text:p>
              <text:p text:style-name="P8"/>
              <text:p><text:tab/><text:span text:style-name="T7">[keysf] + 10</text:span></text:p>
            </draw:text-box>
          </draw:frame>
          <draw:line draw:z-index="2" draw:name="Line 1" draw:style-name="gr18" draw:text-style-name="P10" svg:x1="9.1543in" svg:y1="5.2445in" svg:x2="9.1465in" svg:y2="1.4232in">
            <text:p/>
          </draw:lin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0" table:default-cell-style-name="ce61"/>
        <table:table-column table:style-name="co17" table:default-cell-style-name="ce68"/>
        <table:table-column table:style-name="co10" table:number-columns-repeated="10" table:default-cell-style-name="Default"/>
        <table:table-row table:style-name="ro1">
          <table:table-cell table:style-name="ce13" office:value-type="string" calcext:value-type="string">
            <text:p>forScore Key Values Exported in the Metadata fil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58" office:value-type="string" calcext:value-type="string" table:number-columns-spanned="4" table:number-rows-spanned="1">
            <text:p>2D Lookup Table Layout</text:p>
          </table:table-cell>
          <table:covered-table-cell table:style-name="Default"/>
          <table:covered-table-cell table:number-columns-repeated="2"/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Major Keys: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5">
          <table:table-cell/>
          <table:table-cell table:style-name="ce23" office:value-type="string" calcext:value-type="string">
            <text:p>keysf</text:p>
          </table:table-cell>
          <table:table-cell table:style-name="ce23" office:value-type="string" calcext:value-type="string">
            <text:p>keymi</text:p>
          </table:table-cell>
          <table:table-cell table:style-name="ce23"/>
          <table:table-cell table:style-name="ce30" office:value-type="string" calcext:value-type="string">
            <text:p>Key Signature</text:p>
          </table:table-cell>
          <table:table-cell table:number-columns-repeated="5"/>
          <table:table-cell table:style-name="ce59" table:number-columns-repeated="2"/>
          <table:table-cell table:style-name="ce69" office:value-type="string" calcext:value-type="string" table:number-columns-spanned="2" table:number-rows-spanned="1">
            <text:p>keymi</text:p>
          </table:table-cell>
          <table:covered-table-cell table:style-name="ce98"/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Cb</text:p>
          </table:table-cell>
          <table:table-cell table:number-columns-repeated="5"/>
          <table:table-cell table:style-name="ce60" office:value-type="string" calcext:value-type="string">
            <text:p>keysf</text:p>
          </table:table-cell>
          <table:table-cell table:style-name="ce98" office:value-type="string" calcext:value-type="string">
            <text:p>Computed Inde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6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#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7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8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b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8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9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 table:number-columns-repeated="6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D#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4"/>
          <table:table-cell table:style-name="ce88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b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table:formula="of:=[.K12]+10" office:value-type="float" office:value="3" calcext:value-type="float">
            <text:p>3</text:p>
          </table:table-cell>
          <table:table-cell table:style-name="ce82" office:value-type="string" calcext:value-type="string">
            <text:p>Cb</text:p>
          </table:table-cell>
          <table:table-cell table:style-name="ce81" office:value-type="string" calcext:value-type="string">
            <text:p>INVALID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 table:number-columns-repeated="2"/>
          <table:table-cell table:style-name="ce88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Fb</text:p>
          </table:table-cell>
          <table:table-cell table:number-columns-repeated="5"/>
          <table:table-cell office:value-type="float" office:value="-6" calcext:value-type="float">
            <text:p>-6</text:p>
          </table:table-cell>
          <table:table-cell table:formula="of:=[.K13]+10" office:value-type="float" office:value="4" calcext:value-type="float">
            <text:p>4</text:p>
          </table:table-cell>
          <table:table-cell table:style-name="ce82" office:value-type="string" calcext:value-type="string">
            <text:p>Gb</text:p>
          </table:table-cell>
          <table:table-cell table:style-name="ce83" office:value-type="string" calcext:value-type="string">
            <text:p>Eb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formula="of:=[.K14]+10" office:value-type="float" office:value="5" calcext:value-type="float">
            <text:p>5</text:p>
          </table:table-cell>
          <table:table-cell table:style-name="ce82" office:value-type="string" calcext:value-type="string">
            <text:p>Db</text:p>
          </table:table-cell>
          <table:table-cell table:style-name="ce82" office:value-type="string" calcext:value-type="string">
            <text:p>Bb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#</text:p>
          </table:table-cell>
          <table:table-cell table:number-columns-repeated="5"/>
          <table:table-cell office:value-type="float" office:value="-4" calcext:value-type="float">
            <text:p>-4</text:p>
          </table:table-cell>
          <table:table-cell table:formula="of:=[.K15]+10" office:value-type="float" office:value="6" calcext:value-type="float">
            <text:p>6</text:p>
          </table:table-cell>
          <table:table-cell table:style-name="ce82" office:value-type="string" calcext:value-type="string">
            <text:p>Ab</text:p>
          </table:table-cell>
          <table:table-cell table:style-name="ce83" office:value-type="string" calcext:value-type="string">
            <text:p>F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b</text:p>
          </table:table-cell>
          <table:table-cell table:number-columns-repeated="5"/>
          <table:table-cell office:value-type="float" office:value="-3" calcext:value-type="float">
            <text:p>-3</text:p>
          </table:table-cell>
          <table:table-cell table:formula="of:=[.K16]+10" office:value-type="float" office:value="7" calcext:value-type="float">
            <text:p>7</text:p>
          </table:table-cell>
          <table:table-cell table:style-name="ce82" office:value-type="string" calcext:value-type="string">
            <text:p>Eb</text:p>
          </table:table-cell>
          <table:table-cell table:style-name="ce83" office:value-type="string" calcext:value-type="string">
            <text:p>C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table:formula="of:=[.K17]+10" office:value-type="float" office:value="8" calcext:value-type="float">
            <text:p>8</text:p>
          </table:table-cell>
          <table:table-cell table:style-name="ce82" office:value-type="string" calcext:value-type="string">
            <text:p>Bb</text:p>
          </table:table-cell>
          <table:table-cell table:style-name="ce83" office:value-type="string" calcext:value-type="string">
            <text:p>G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G#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formula="of:=[.K18]+10" office:value-type="float" office:value="9" calcext:value-type="float">
            <text:p>9</text:p>
          </table:table-cell>
          <table:table-cell table:style-name="ce82" office:value-type="string" calcext:value-type="string">
            <text:p>F</text:p>
          </table:table-cell>
          <table:table-cell table:style-name="ce83" office:value-type="string" calcext:value-type="string">
            <text:p>D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K19]+10" office:value-type="float" office:value="10" calcext:value-type="float">
            <text:p>10</text:p>
          </table:table-cell>
          <table:table-cell table:style-name="ce82" office:value-type="string" calcext:value-type="string">
            <text:p>C</text:p>
          </table:table-cell>
          <table:table-cell table:style-name="ce83" office:value-type="string" calcext:value-type="string">
            <text:p>A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 table:number-columns-repeated="2"/>
          <table:table-cell table:style-name="ce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K20]+10" office:value-type="float" office:value="11" calcext:value-type="float">
            <text:p>11</text:p>
          </table:table-cell>
          <table:table-cell table:style-name="ce82" office:value-type="string" calcext:value-type="string">
            <text:p>G</text:p>
          </table:table-cell>
          <table:table-cell table:style-name="ce83" office:value-type="string" calcext:value-type="string">
            <text:p>E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A#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K21]+10" office:value-type="float" office:value="12" calcext:value-type="float">
            <text:p>12</text:p>
          </table:table-cell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B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K22]+10" office:value-type="float" office:value="13" calcext:value-type="float">
            <text:p>13</text:p>
          </table:table-cell>
          <table:table-cell table:style-name="ce82" office:value-type="string" calcext:value-type="string">
            <text:p>A</text:p>
          </table:table-cell>
          <table:table-cell table:style-name="ce83" office:value-type="string" calcext:value-type="string">
            <text:p>F#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K23]+10" office:value-type="float" office:value="14" calcext:value-type="float">
            <text:p>14</text:p>
          </table:table-cell>
          <table:table-cell table:style-name="ce82" office:value-type="string" calcext:value-type="string">
            <text:p>E</text:p>
          </table:table-cell>
          <table:table-cell table:style-name="ce83" office:value-type="string" calcext:value-type="string">
            <text:p>C#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 table:number-columns-repeated="4"/>
          <table: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 table:formula="of:=[.K24]+10" office:value-type="float" office:value="15" calcext:value-type="float">
            <text:p>15</text:p>
          </table:table-cell>
          <table:table-cell table:style-name="ce82" office:value-type="string" calcext:value-type="string">
            <text:p>B</text:p>
          </table:table-cell>
          <table:table-cell table:style-name="ce83" office:value-type="string" calcext:value-type="string">
            <text:p>G#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4"/>
          <table:table-cell table:style-name="ce88"/>
        </table:table-row>
        <table:table-row table:style-name="ro2">
          <table:table-cell/>
          <table:table-cell table:style-name="ce2" office:value-type="string" calcext:value-type="string">
            <text:p>Minor Keys: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 table:formula="of:=[.K25]+10" office:value-type="float" office:value="16" calcext:value-type="float">
            <text:p>16</text:p>
          </table:table-cell>
          <table:table-cell table:style-name="ce82" office:value-type="string" calcext:value-type="string">
            <text:p>F#</text:p>
          </table:table-cell>
          <table:table-cell table:style-name="ce83" office:value-type="string" calcext:value-type="string">
            <text:p>D#m</text:p>
          </table:table-cell>
          <table:table-cell table:number-columns-repeated="2"/>
          <table:table-cell table:style-name="ce88" table:number-columns-repeated="6"/>
        </table:table-row>
        <table:table-row table:style-name="ro6">
          <table:table-cell/>
          <table:table-cell table:style-name="ce25" office:value-type="string" calcext:value-type="string">
            <text:p>keysf</text:p>
          </table:table-cell>
          <table:table-cell table:style-name="ce25" office:value-type="string" calcext:value-type="string">
            <text:p>keymi</text:p>
          </table:table-cell>
          <table:table-cell table:style-name="ce28"/>
          <table:table-cell table:style-name="ce30" office:value-type="string" calcext:value-type="string">
            <text:p>Key Signature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K26]+10" office:value-type="float" office:value="17" calcext:value-type="float">
            <text:p>17</text:p>
          </table:table-cell>
          <table:table-cell table:style-name="ce82" office:value-type="string" calcext:value-type="string">
            <text:p>C#</text:p>
          </table:table-cell>
          <table:table-cell table:style-name="ce81" office:value-type="string" calcext:value-type="string">
            <text:p>INVALID</text:p>
          </table:table-cell>
          <table:table-cell table:number-columns-repeated="2"/>
          <table:table-cell table:style-name="ce88" table:number-columns-repeated="6"/>
        </table:table-row>
        <table:table-row table:style-name="ro2">
          <table:table-cell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" calcext:value-type="float">
            <text:p>1</text:p>
          </table:table-cell>
          <table:table-cell table:style-name="ce29"/>
          <table:table-cell table:style-name="ce31" office:value-type="string" calcext:value-type="string">
            <text:p>C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88" table:number-columns-repeated="6"/>
        </table:table-row>
        <table:table-row table:style-name="ro2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C#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88" table:number-columns-repeated="6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Db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88" table:number-columns-repeated="6"/>
        </table:table-row>
        <table:table-row table:style-name="ro2">
          <table:table-cell/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D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D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-6" calcext:value-type="float">
            <text:p>-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E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E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F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-4" calcext:value-type="float">
            <text:p>-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F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F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G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-2" calcext:value-type="float">
            <text:p>-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G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G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4" office:value-type="string" calcext:value-type="string">
            <text:p>A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</table:table>
      <table:table table:name="forScore CSV Export Exampl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71"/>
        <table:table-column table:style-name="co10" table:default-cell-style-name="ce11"/>
        <table:table-column table:style-name="co10" table:number-columns-repeated="4" table:default-cell-style-name="Default"/>
        <table:table-column table:style-name="co34" table:default-cell-style-name="Default"/>
        <table:table-column table:style-name="co35" table:default-cell-style-name="ce85"/>
        <table:table-column table:style-name="co10" table:number-columns-repeated="2" table:default-cell-style-name="ce11"/>
        <table:table-column table:style-name="co10" table:number-columns-repeated="16359" table:default-cell-style-name="Default"/>
        <table:table-row table:style-name="ro2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art Page (Bookmark)</text:p>
          </table:table-cell>
          <table:table-cell table:style-name="ce1" office:value-type="string" calcext:value-type="string">
            <text:p>End Page (Bookmark)</text:p>
          </table:table-cell>
          <table:table-cell table:style-name="ce1" office:value-type="string" calcext:value-type="string">
            <text:p>Arranger</text:p>
          </table:table-cell>
          <table:table-cell table:style-name="ce1" office:value-type="string" calcext:value-type="string">
            <text:p>Genre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 table:style-name="ce70"/>
          <table:table-cell table:style-name="ce63" office:value-type="string" calcext:value-type="string">
            <text:p>fsKey</text:p>
          </table:table-cell>
          <table:table-cell table:style-name="ce64" office:value-type="string" calcext:value-type="string">
            <text:p>Key:xx’</text:p>
          </table:table-cell>
          <table:table-cell table:style-name="ce64" office:value-type="string" calcext:value-type="string">
            <text:p>Comma -1</text:p>
          </table:table-cell>
          <table:table-cell table:style-name="ce64" office:value-type="string" calcext:value-type="string">
            <text:p>StartPos</text:p>
          </table:table-cell>
          <table:table-cell table:style-name="ce64" office:value-type="string" calcext:value-type="string">
            <text:p>StrLen</text:p>
          </table:table-cell>
          <table:table-cell table:style-name="ce64" office:value-type="string" calcext:value-type="string">
            <text:p>KeyFldKey</text:p>
          </table:table-cell>
          <table:table-cell table:style-name="ce84"/>
          <table:table-cell table:style-name="ce87" office:value-type="string" calcext:value-type="string">
            <text:p>Key</text:p>
          </table:table-cell>
          <table:table-cell table:style-name="ce87" office:value-type="string" calcext:value-type="string">
            <text:p>Duration</text:p>
          </table:table-cell>
          <table:table-cell table:style-name="ce67" table:number-columns-repeated="3"/>
          <table:table-cell table:style-name="ce1" table:number-columns-repeated="16356"/>
        </table:table-row>
        <table:table-row table:style-name="ro2">
          <table:table-cell office:value-type="string" calcext:value-type="string">
            <text:p>Angel We Have Heard on High 2.pdf</text:p>
          </table:table-cell>
          <table:table-cell office:value-type="string" calcext:value-type="string">
            <text:p>Angel We Have Heard on High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]);&quot;&quot;;VLOOKUP([.N2]+([.O2]*100);dbKeyLookupTable;2))">
            <text:p/>
          </table:table-cell>
          <table:table-cell table:style-name="ce65" table:formula="of:=IF(ISNUMBER(SEARCH(&quot;Key:&quot;;[.G2]));SEARCH(&quot;Key:&quot;;[.G2]);&quot;&quot;)">
            <text:p/>
          </table:table-cell>
          <table:table-cell table:formula="of:=IF(ISNUMBER([.R2]);IF(ISNUMBER(SEARCH(&quot;,&quot;;[.G2];[.R2]));SEARCH(&quot;,&quot;;[.G2];[.R2])-1;LEN([.G2]));0)" office:value-type="float" office:value="0" calcext:value-type="float">
            <text:p>0</text:p>
          </table:table-cell>
          <table:table-cell table:style-name="ce65" table:formula="of:=IF([.S2]&gt;0;[.R2]+4;&quot;&quot;)">
            <text:p/>
          </table:table-cell>
          <table:table-cell table:style-name="ce65" table:formula="of:=IF([.S2]&gt;0;[.S2]-[.T2]+1;&quot;&quot;)">
            <text:p/>
          </table:table-cell>
          <table:table-cell table:style-name="ce66" table:formula="of:=IF([.S2]&gt;0;MID([.G2];[.R2]+4;[.U2]);&quot;&quot;)">
            <text:p/>
          </table:table-cell>
          <table:table-cell/>
          <table:table-cell table:formula="of:=IF(LEN([.V2])&gt;0;[.V2];[.Q2])">
            <text:p/>
          </table:table-cell>
          <table:table-cell table:formula="of:=([.L2]*60)+[.M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 Farewell.pdf</text:p>
          </table:table-cell>
          <table:table-cell office:value-type="string" calcext:value-type="string">
            <text:p>Ashokan Farewell</text:p>
          </table:table-cell>
          <table:table-cell table:number-columns-repeated="2"/>
          <table:table-cell office:value-type="string" calcext:value-type="string">
            <text:p>Unger - Mason - Johnston</text:p>
          </table:table-cell>
          <table:table-cell office:value-type="string" calcext:value-type="string">
            <text:p>Waltzes</text:p>
          </table:table-cell>
          <table:table-cell office:value-type="string" calcext:value-type="string">
            <text:p>Key:D, Proofing, TAB</text:p>
          </table:table-cell>
          <table:table-cell office:value-type="string" calcext:value-type="string">
            <text:p>Catskill Waltzes &amp; Airs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]);&quot;&quot;;VLOOKUP([.N3]+([.O3]*100);dbKeyLookupTable;2))">
            <text:p/>
          </table:table-cell>
          <table:table-cell table:style-name="ce65" table:formula="of:=IF(ISNUMBER(SEARCH(&quot;Key:&quot;;[.G3]));SEARCH(&quot;Key:&quot;;[.G3]);&quot;&quot;)" office:value-type="float" office:value="1" calcext:value-type="float">
            <text:p>1</text:p>
          </table:table-cell>
          <table:table-cell table:formula="of:=IF(ISNUMBER([.R3]);IF(ISNUMBER(SEARCH(&quot;,&quot;;[.G3];[.R3]));SEARCH(&quot;,&quot;;[.G3];[.R3])-1;LEN([.G3]));0)" office:value-type="float" office:value="5" calcext:value-type="float">
            <text:p>5</text:p>
          </table:table-cell>
          <table:table-cell table:style-name="ce65" table:formula="of:=IF([.S3]&gt;0;[.R3]+4;&quot;&quot;)" office:value-type="float" office:value="5" calcext:value-type="float">
            <text:p>5</text:p>
          </table:table-cell>
          <table:table-cell table:style-name="ce65" table:formula="of:=IF([.S3]&gt;0;[.S3]-[.T3]+1;&quot;&quot;)" office:value-type="float" office:value="1" calcext:value-type="float">
            <text:p>1</text:p>
          </table:table-cell>
          <table:table-cell table:style-name="ce66" table:formula="of:=IF([.S3]&gt;0;MID([.G3];[.R3]+4;[.U3]);&quot;&quot;)" office:value-type="string" office:string-value="D" calcext:value-type="string">
            <text:p>D</text:p>
          </table:table-cell>
          <table:table-cell/>
          <table:table-cell table:formula="of:=IF(LEN([.V3])&gt;0;[.V3];[.Q3])" office:value-type="string" office:string-value="D" calcext:value-type="string">
            <text:p>D</text:p>
          </table:table-cell>
          <table:table-cell table:formula="of:=([.L3]*60)+[.M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-Farewell_SMN-and-TAB.pdf</text:p>
          </table:table-cell>
          <table:table-cell office:value-type="string" calcext:value-type="string">
            <text:p>Ashokan-Farewell_SMN-and-TAB</text:p>
          </table:table-cell>
          <table:table-cell table:number-columns-repeated="2"/>
          <table:table-cell office:value-type="string" calcext:value-type="string">
            <text:p>Jay Unger</text:p>
          </table:table-cell>
          <table:table-cell office:value-type="string" calcext:value-type="string">
            <text:p>American, Dance</text:p>
          </table:table-cell>
          <table:table-cell office:value-type="string" calcext:value-type="string">
            <text:p>Key:Dm</text:p>
          </table:table-cell>
          <table:table-cell/>
          <table:table-cell office:value-type="string" calcext:value-type="string">
            <text:p>Mel’s tef rep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N4]);&quot;&quot;;VLOOKUP([.N4]+([.O4]*100);dbKeyLookupTable;2))" office:value-type="string" office:string-value="D" calcext:value-type="string">
            <text:p>D</text:p>
          </table:table-cell>
          <table:table-cell table:style-name="ce65" table:formula="of:=IF(ISNUMBER(SEARCH(&quot;Key:&quot;;[.G4]));SEARCH(&quot;Key:&quot;;[.G4]);&quot;&quot;)" office:value-type="float" office:value="1" calcext:value-type="float">
            <text:p>1</text:p>
          </table:table-cell>
          <table:table-cell table:formula="of:=IF(ISNUMBER([.R4]);IF(ISNUMBER(SEARCH(&quot;,&quot;;[.G4];[.R4]));SEARCH(&quot;,&quot;;[.G4];[.R4])-1;LEN([.G4]));0)" office:value-type="float" office:value="6" calcext:value-type="float">
            <text:p>6</text:p>
          </table:table-cell>
          <table:table-cell table:style-name="ce65" table:formula="of:=IF([.S4]&gt;0;[.R4]+4;&quot;&quot;)" office:value-type="float" office:value="5" calcext:value-type="float">
            <text:p>5</text:p>
          </table:table-cell>
          <table:table-cell table:style-name="ce65" table:formula="of:=IF([.S4]&gt;0;[.S4]-[.T4]+1;&quot;&quot;)" office:value-type="float" office:value="2" calcext:value-type="float">
            <text:p>2</text:p>
          </table:table-cell>
          <table:table-cell table:style-name="ce66" table:formula="of:=IF([.S4]&gt;0;MID([.G4];[.R4]+4;[.U4]);&quot;&quot;)" office:value-type="string" office:string-value="Dm" calcext:value-type="string">
            <text:p>Dm</text:p>
          </table:table-cell>
          <table:table-cell/>
          <table:table-cell table:formula="of:=IF(LEN([.V4])&gt;0;[.V4];[.Q4])" office:value-type="string" office:string-value="Dm" calcext:value-type="string">
            <text:p>Dm</text:p>
          </table:table-cell>
          <table:table-cell table:formula="of:=([.L4]*60)+[.M4]" office:value-type="float" office:value="94" calcext:value-type="float">
            <text:p>94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Farewell.pdf</text:p>
          </table:table-cell>
          <table:table-cell office:value-type="string" calcext:value-type="string">
            <text:p>AshokanFarewell</text:p>
          </table:table-cell>
          <table:table-cell table:number-columns-repeated="4"/>
          <table:table-cell office:value-type="string" calcext:value-type="string">
            <text:p>AnnHar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]);&quot;&quot;;VLOOKUP([.N5]+([.O5]*100);dbKeyLookupTable;2))">
            <text:p/>
          </table:table-cell>
          <table:table-cell table:style-name="ce65" table:formula="of:=IF(ISNUMBER(SEARCH(&quot;Key:&quot;;[.G5]));SEARCH(&quot;Key:&quot;;[.G5]);&quot;&quot;)">
            <text:p/>
          </table:table-cell>
          <table:table-cell table:formula="of:=IF(ISNUMBER([.R5]);IF(ISNUMBER(SEARCH(&quot;,&quot;;[.G5];[.R5]));SEARCH(&quot;,&quot;;[.G5];[.R5])-1;LEN([.G5]));0)" office:value-type="float" office:value="0" calcext:value-type="float">
            <text:p>0</text:p>
          </table:table-cell>
          <table:table-cell table:style-name="ce65" table:formula="of:=IF([.S5]&gt;0;[.R5]+4;&quot;&quot;)">
            <text:p/>
          </table:table-cell>
          <table:table-cell table:style-name="ce65" table:formula="of:=IF([.S5]&gt;0;[.S5]-[.T5]+1;&quot;&quot;)">
            <text:p/>
          </table:table-cell>
          <table:table-cell table:style-name="ce66" table:formula="of:=IF([.S5]&gt;0;MID([.G5];[.R5]+4;[.U5]);&quot;&quot;)">
            <text:p/>
          </table:table-cell>
          <table:table-cell/>
          <table:table-cell table:formula="of:=IF(LEN([.V5])&gt;0;[.V5];[.Q5])">
            <text:p/>
          </table:table-cell>
          <table:table-cell table:formula="of:=([.L5]*60)+[.M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, arpegg.pdf</text:p>
          </table:table-cell>
          <table:table-cell office:value-type="string" calcext:value-type="string">
            <text:p>Auld Lang Syne, arpegg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6]);&quot;&quot;;VLOOKUP([.N6]+([.O6]*100);dbKeyLookupTable;2))">
            <text:p/>
          </table:table-cell>
          <table:table-cell table:style-name="ce65" table:formula="of:=IF(ISNUMBER(SEARCH(&quot;Key:&quot;;[.G6]));SEARCH(&quot;Key:&quot;;[.G6]);&quot;&quot;)">
            <text:p/>
          </table:table-cell>
          <table:table-cell table:formula="of:=IF(ISNUMBER([.R6]);IF(ISNUMBER(SEARCH(&quot;,&quot;;[.G6];[.R6]));SEARCH(&quot;,&quot;;[.G6];[.R6])-1;LEN([.G6]));0)" office:value-type="float" office:value="0" calcext:value-type="float">
            <text:p>0</text:p>
          </table:table-cell>
          <table:table-cell table:style-name="ce65" table:formula="of:=IF([.S6]&gt;0;[.R6]+4;&quot;&quot;)">
            <text:p/>
          </table:table-cell>
          <table:table-cell table:style-name="ce65" table:formula="of:=IF([.S6]&gt;0;[.S6]-[.T6]+1;&quot;&quot;)">
            <text:p/>
          </table:table-cell>
          <table:table-cell table:style-name="ce66" table:formula="of:=IF([.S6]&gt;0;MID([.G6];[.R6]+4;[.U6]);&quot;&quot;)">
            <text:p/>
          </table:table-cell>
          <table:table-cell/>
          <table:table-cell table:formula="of:=IF(LEN([.V6])&gt;0;[.V6];[.Q6])">
            <text:p/>
          </table:table-cell>
          <table:table-cell table:formula="of:=([.L6]*60)+[.M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, chords.pdf</text:p>
          </table:table-cell>
          <table:table-cell office:value-type="string" calcext:value-type="string">
            <text:p>Auld Lang Syne, chords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7]);&quot;&quot;;VLOOKUP([.N7]+([.O7]*100);dbKeyLookupTable;2))">
            <text:p/>
          </table:table-cell>
          <table:table-cell table:style-name="ce65" table:formula="of:=IF(ISNUMBER(SEARCH(&quot;Key:&quot;;[.G7]));SEARCH(&quot;Key:&quot;;[.G7]);&quot;&quot;)">
            <text:p/>
          </table:table-cell>
          <table:table-cell table:formula="of:=IF(ISNUMBER([.R7]);IF(ISNUMBER(SEARCH(&quot;,&quot;;[.G7];[.R7]));SEARCH(&quot;,&quot;;[.G7];[.R7])-1;LEN([.G7]));0)" office:value-type="float" office:value="0" calcext:value-type="float">
            <text:p>0</text:p>
          </table:table-cell>
          <table:table-cell table:style-name="ce65" table:formula="of:=IF([.S7]&gt;0;[.R7]+4;&quot;&quot;)">
            <text:p/>
          </table:table-cell>
          <table:table-cell table:style-name="ce65" table:formula="of:=IF([.S7]&gt;0;[.S7]-[.T7]+1;&quot;&quot;)">
            <text:p/>
          </table:table-cell>
          <table:table-cell table:style-name="ce66" table:formula="of:=IF([.S7]&gt;0;MID([.G7];[.R7]+4;[.U7]);&quot;&quot;)">
            <text:p/>
          </table:table-cell>
          <table:table-cell/>
          <table:table-cell table:formula="of:=IF(LEN([.V7])&gt;0;[.V7];[.Q7])">
            <text:p/>
          </table:table-cell>
          <table:table-cell table:formula="of:=([.L7]*60)+[.M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.pdf</text:p>
          </table:table-cell>
          <table:table-cell office:value-type="string" calcext:value-type="string">
            <text:p>Auld Lang Syne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8]);&quot;&quot;;VLOOKUP([.N8]+([.O8]*100);dbKeyLookupTable;2))">
            <text:p/>
          </table:table-cell>
          <table:table-cell table:style-name="ce65" table:formula="of:=IF(ISNUMBER(SEARCH(&quot;Key:&quot;;[.G8]));SEARCH(&quot;Key:&quot;;[.G8]);&quot;&quot;)">
            <text:p/>
          </table:table-cell>
          <table:table-cell table:formula="of:=IF(ISNUMBER([.R8]);IF(ISNUMBER(SEARCH(&quot;,&quot;;[.G8];[.R8]));SEARCH(&quot;,&quot;;[.G8];[.R8])-1;LEN([.G8]));0)" office:value-type="float" office:value="0" calcext:value-type="float">
            <text:p>0</text:p>
          </table:table-cell>
          <table:table-cell table:style-name="ce65" table:formula="of:=IF([.S8]&gt;0;[.R8]+4;&quot;&quot;)">
            <text:p/>
          </table:table-cell>
          <table:table-cell table:style-name="ce65" table:formula="of:=IF([.S8]&gt;0;[.S8]-[.T8]+1;&quot;&quot;)">
            <text:p/>
          </table:table-cell>
          <table:table-cell table:style-name="ce66" table:formula="of:=IF([.S8]&gt;0;MID([.G8];[.R8]+4;[.U8]);&quot;&quot;)">
            <text:p/>
          </table:table-cell>
          <table:table-cell/>
          <table:table-cell table:formula="of:=IF(LEN([.V8])&gt;0;[.V8];[.Q8])">
            <text:p/>
          </table:table-cell>
          <table:table-cell table:formula="of:=([.L8]*60)+[.M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nt Rhodie - Seifert.pdf</text:p>
          </table:table-cell>
          <table:table-cell office:value-type="string" calcext:value-type="string">
            <text:p>Aunt Rhodie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9]);&quot;&quot;;VLOOKUP([.N9]+([.O9]*100);dbKeyLookupTable;2))">
            <text:p/>
          </table:table-cell>
          <table:table-cell table:style-name="ce65" table:formula="of:=IF(ISNUMBER(SEARCH(&quot;Key:&quot;;[.G9]));SEARCH(&quot;Key:&quot;;[.G9]);&quot;&quot;)">
            <text:p/>
          </table:table-cell>
          <table:table-cell table:formula="of:=IF(ISNUMBER([.R9]);IF(ISNUMBER(SEARCH(&quot;,&quot;;[.G9];[.R9]));SEARCH(&quot;,&quot;;[.G9];[.R9])-1;LEN([.G9]));0)" office:value-type="float" office:value="0" calcext:value-type="float">
            <text:p>0</text:p>
          </table:table-cell>
          <table:table-cell table:style-name="ce65" table:formula="of:=IF([.S9]&gt;0;[.R9]+4;&quot;&quot;)">
            <text:p/>
          </table:table-cell>
          <table:table-cell table:style-name="ce65" table:formula="of:=IF([.S9]&gt;0;[.S9]-[.T9]+1;&quot;&quot;)">
            <text:p/>
          </table:table-cell>
          <table:table-cell table:style-name="ce66" table:formula="of:=IF([.S9]&gt;0;MID([.G9];[.R9]+4;[.U9]);&quot;&quot;)">
            <text:p/>
          </table:table-cell>
          <table:table-cell/>
          <table:table-cell table:formula="of:=IF(LEN([.V9])&gt;0;[.V9];[.Q9])">
            <text:p/>
          </table:table-cell>
          <table:table-cell table:formula="of:=([.L9]*60)+[.M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 - Seifert.pdf</text:p>
          </table:table-cell>
          <table:table-cell office:value-type="string" calcext:value-type="string">
            <text:p>Away in a Manger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ome Let Us Adore Him - Seifer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0]);&quot;&quot;;VLOOKUP([.N10]+([.O10]*100);dbKeyLookupTable;2))">
            <text:p/>
          </table:table-cell>
          <table:table-cell table:style-name="ce65" table:formula="of:=IF(ISNUMBER(SEARCH(&quot;Key:&quot;;[.G10]));SEARCH(&quot;Key:&quot;;[.G10]);&quot;&quot;)">
            <text:p/>
          </table:table-cell>
          <table:table-cell table:formula="of:=IF(ISNUMBER([.R10]);IF(ISNUMBER(SEARCH(&quot;,&quot;;[.G10];[.R10]));SEARCH(&quot;,&quot;;[.G10];[.R10])-1;LEN([.G10]));0)" office:value-type="float" office:value="0" calcext:value-type="float">
            <text:p>0</text:p>
          </table:table-cell>
          <table:table-cell table:style-name="ce65" table:formula="of:=IF([.S10]&gt;0;[.R10]+4;&quot;&quot;)">
            <text:p/>
          </table:table-cell>
          <table:table-cell table:style-name="ce65" table:formula="of:=IF([.S10]&gt;0;[.S10]-[.T10]+1;&quot;&quot;)">
            <text:p/>
          </table:table-cell>
          <table:table-cell table:style-name="ce66" table:formula="of:=IF([.S10]&gt;0;MID([.G10];[.R10]+4;[.U10]);&quot;&quot;)">
            <text:p/>
          </table:table-cell>
          <table:table-cell/>
          <table:table-cell table:formula="of:=IF(LEN([.V10])&gt;0;[.V10];[.Q10])">
            <text:p/>
          </table:table-cell>
          <table:table-cell table:formula="of:=([.L10]*60)+[.M1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 2.pdf</text:p>
          </table:table-cell>
          <table:table-cell office:value-type="string" calcext:value-type="string">
            <text:p>Away in a Manger 2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1]);&quot;&quot;;VLOOKUP([.N11]+([.O11]*100);dbKeyLookupTable;2))">
            <text:p/>
          </table:table-cell>
          <table:table-cell table:style-name="ce65" table:formula="of:=IF(ISNUMBER(SEARCH(&quot;Key:&quot;;[.G11]));SEARCH(&quot;Key:&quot;;[.G11]);&quot;&quot;)">
            <text:p/>
          </table:table-cell>
          <table:table-cell table:formula="of:=IF(ISNUMBER([.R11]);IF(ISNUMBER(SEARCH(&quot;,&quot;;[.G11];[.R11]));SEARCH(&quot;,&quot;;[.G11];[.R11])-1;LEN([.G11]));0)" office:value-type="float" office:value="0" calcext:value-type="float">
            <text:p>0</text:p>
          </table:table-cell>
          <table:table-cell table:style-name="ce65" table:formula="of:=IF([.S11]&gt;0;[.R11]+4;&quot;&quot;)">
            <text:p/>
          </table:table-cell>
          <table:table-cell table:style-name="ce65" table:formula="of:=IF([.S11]&gt;0;[.S11]-[.T11]+1;&quot;&quot;)">
            <text:p/>
          </table:table-cell>
          <table:table-cell table:style-name="ce66" table:formula="of:=IF([.S11]&gt;0;MID([.G11];[.R11]+4;[.U11]);&quot;&quot;)">
            <text:p/>
          </table:table-cell>
          <table:table-cell/>
          <table:table-cell table:formula="of:=IF(LEN([.V11])&gt;0;[.V11];[.Q11])">
            <text:p/>
          </table:table-cell>
          <table:table-cell table:formula="of:=([.L11]*60)+[.M1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.pdf</text:p>
          </table:table-cell>
          <table:table-cell office:value-type="string" calcext:value-type="string">
            <text:p>Away In a Manger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2]);&quot;&quot;;VLOOKUP([.N12]+([.O12]*100);dbKeyLookupTable;2))">
            <text:p/>
          </table:table-cell>
          <table:table-cell table:style-name="ce65" table:formula="of:=IF(ISNUMBER(SEARCH(&quot;Key:&quot;;[.G12]));SEARCH(&quot;Key:&quot;;[.G12]);&quot;&quot;)">
            <text:p/>
          </table:table-cell>
          <table:table-cell table:formula="of:=IF(ISNUMBER([.R12]);IF(ISNUMBER(SEARCH(&quot;,&quot;;[.G12];[.R12]));SEARCH(&quot;,&quot;;[.G12];[.R12])-1;LEN([.G12]));0)" office:value-type="float" office:value="0" calcext:value-type="float">
            <text:p>0</text:p>
          </table:table-cell>
          <table:table-cell table:style-name="ce65" table:formula="of:=IF([.S12]&gt;0;[.R12]+4;&quot;&quot;)">
            <text:p/>
          </table:table-cell>
          <table:table-cell table:style-name="ce65" table:formula="of:=IF([.S12]&gt;0;[.S12]-[.T12]+1;&quot;&quot;)">
            <text:p/>
          </table:table-cell>
          <table:table-cell table:style-name="ce66" table:formula="of:=IF([.S12]&gt;0;MID([.G12];[.R12]+4;[.U12]);&quot;&quot;)">
            <text:p/>
          </table:table-cell>
          <table:table-cell/>
          <table:table-cell table:formula="of:=IF(LEN([.V12])&gt;0;[.V12];[.Q12])">
            <text:p/>
          </table:table-cell>
          <table:table-cell table:formula="of:=([.L12]*60)+[.M1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by O.pdf</text:p>
          </table:table-cell>
          <table:table-cell office:value-type="string" calcext:value-type="string">
            <text:p>Baby O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3]);&quot;&quot;;VLOOKUP([.N13]+([.O13]*100);dbKeyLookupTable;2))">
            <text:p/>
          </table:table-cell>
          <table:table-cell table:style-name="ce65" table:formula="of:=IF(ISNUMBER(SEARCH(&quot;Key:&quot;;[.G13]));SEARCH(&quot;Key:&quot;;[.G13]);&quot;&quot;)">
            <text:p/>
          </table:table-cell>
          <table:table-cell table:formula="of:=IF(ISNUMBER([.R13]);IF(ISNUMBER(SEARCH(&quot;,&quot;;[.G13];[.R13]));SEARCH(&quot;,&quot;;[.G13];[.R13])-1;LEN([.G13]));0)" office:value-type="float" office:value="0" calcext:value-type="float">
            <text:p>0</text:p>
          </table:table-cell>
          <table:table-cell table:style-name="ce65" table:formula="of:=IF([.S13]&gt;0;[.R13]+4;&quot;&quot;)">
            <text:p/>
          </table:table-cell>
          <table:table-cell table:style-name="ce65" table:formula="of:=IF([.S13]&gt;0;[.S13]-[.T13]+1;&quot;&quot;)">
            <text:p/>
          </table:table-cell>
          <table:table-cell table:style-name="ce66" table:formula="of:=IF([.S13]&gt;0;MID([.G13];[.R13]+4;[.U13]);&quot;&quot;)">
            <text:p/>
          </table:table-cell>
          <table:table-cell/>
          <table:table-cell table:formula="of:=IF(LEN([.V13])&gt;0;[.V13];[.Q13])">
            <text:p/>
          </table:table-cell>
          <table:table-cell table:formula="of:=([.L13]*60)+[.M1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h Cello Suite Prelude - DAD.pdf</text:p>
          </table:table-cell>
          <table:table-cell office:value-type="string" calcext:value-type="string">
            <text:p>Bach Cello Suite Prelude - DAD</text:p>
          </table:table-cell>
          <table:table-cell table:number-columns-repeated="2"/>
          <table:table-cell office:value-type="string" calcext:value-type="string">
            <text:p>Keith Kenner</text:p>
          </table:table-cell>
          <table:table-cell office:value-type="string" calcext:value-type="string">
            <text:p>Classical, Exercise, Exercise: Chromatic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Jeff’s Exercis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4]);&quot;&quot;;VLOOKUP([.N14]+([.O14]*100);dbKeyLookupTable;2))">
            <text:p/>
          </table:table-cell>
          <table:table-cell table:style-name="ce65" table:formula="of:=IF(ISNUMBER(SEARCH(&quot;Key:&quot;;[.G14]));SEARCH(&quot;Key:&quot;;[.G14]);&quot;&quot;)">
            <text:p/>
          </table:table-cell>
          <table:table-cell table:formula="of:=IF(ISNUMBER([.R14]);IF(ISNUMBER(SEARCH(&quot;,&quot;;[.G14];[.R14]));SEARCH(&quot;,&quot;;[.G14];[.R14])-1;LEN([.G14]));0)" office:value-type="float" office:value="0" calcext:value-type="float">
            <text:p>0</text:p>
          </table:table-cell>
          <table:table-cell table:style-name="ce65" table:formula="of:=IF([.S14]&gt;0;[.R14]+4;&quot;&quot;)">
            <text:p/>
          </table:table-cell>
          <table:table-cell table:style-name="ce65" table:formula="of:=IF([.S14]&gt;0;[.S14]-[.T14]+1;&quot;&quot;)">
            <text:p/>
          </table:table-cell>
          <table:table-cell table:style-name="ce66" table:formula="of:=IF([.S14]&gt;0;MID([.G14];[.R14]+4;[.U14]);&quot;&quot;)">
            <text:p/>
          </table:table-cell>
          <table:table-cell/>
          <table:table-cell table:formula="of:=IF(LEN([.V14])&gt;0;[.V14];[.Q14])">
            <text:p/>
          </table:table-cell>
          <table:table-cell table:formula="of:=([.L14]*60)+[.M1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h Minuet.pdf</text:p>
          </table:table-cell>
          <table:table-cell office:value-type="string" calcext:value-type="string">
            <text:p>Bach Minuet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5]);&quot;&quot;;VLOOKUP([.N15]+([.O15]*100);dbKeyLookupTable;2))">
            <text:p/>
          </table:table-cell>
          <table:table-cell table:style-name="ce65" table:formula="of:=IF(ISNUMBER(SEARCH(&quot;Key:&quot;;[.G15]));SEARCH(&quot;Key:&quot;;[.G15]);&quot;&quot;)">
            <text:p/>
          </table:table-cell>
          <table:table-cell table:formula="of:=IF(ISNUMBER([.R15]);IF(ISNUMBER(SEARCH(&quot;,&quot;;[.G15];[.R15]));SEARCH(&quot;,&quot;;[.G15];[.R15])-1;LEN([.G15]));0)" office:value-type="float" office:value="0" calcext:value-type="float">
            <text:p>0</text:p>
          </table:table-cell>
          <table:table-cell table:style-name="ce65" table:formula="of:=IF([.S15]&gt;0;[.R15]+4;&quot;&quot;)">
            <text:p/>
          </table:table-cell>
          <table:table-cell table:style-name="ce65" table:formula="of:=IF([.S15]&gt;0;[.S15]-[.T15]+1;&quot;&quot;)">
            <text:p/>
          </table:table-cell>
          <table:table-cell table:style-name="ce66" table:formula="of:=IF([.S15]&gt;0;MID([.G15];[.R15]+4;[.U15]);&quot;&quot;)">
            <text:p/>
          </table:table-cell>
          <table:table-cell/>
          <table:table-cell table:formula="of:=IF(LEN([.V15])&gt;0;[.V15];[.Q15])">
            <text:p/>
          </table:table-cell>
          <table:table-cell table:formula="of:=([.L15]*60)+[.M1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kstep Cindy.pdf</text:p>
          </table:table-cell>
          <table:table-cell office:value-type="string" calcext:value-type="string">
            <text:p>Backstep Cindy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6]);&quot;&quot;;VLOOKUP([.N16]+([.O16]*100);dbKeyLookupTable;2))">
            <text:p/>
          </table:table-cell>
          <table:table-cell table:style-name="ce65" table:formula="of:=IF(ISNUMBER(SEARCH(&quot;Key:&quot;;[.G16]));SEARCH(&quot;Key:&quot;;[.G16]);&quot;&quot;)">
            <text:p/>
          </table:table-cell>
          <table:table-cell table:formula="of:=IF(ISNUMBER([.R16]);IF(ISNUMBER(SEARCH(&quot;,&quot;;[.G16];[.R16]));SEARCH(&quot;,&quot;;[.G16];[.R16])-1;LEN([.G16]));0)" office:value-type="float" office:value="0" calcext:value-type="float">
            <text:p>0</text:p>
          </table:table-cell>
          <table:table-cell table:style-name="ce65" table:formula="of:=IF([.S16]&gt;0;[.R16]+4;&quot;&quot;)">
            <text:p/>
          </table:table-cell>
          <table:table-cell table:style-name="ce65" table:formula="of:=IF([.S16]&gt;0;[.S16]-[.T16]+1;&quot;&quot;)">
            <text:p/>
          </table:table-cell>
          <table:table-cell table:style-name="ce66" table:formula="of:=IF([.S16]&gt;0;MID([.G16];[.R16]+4;[.U16]);&quot;&quot;)">
            <text:p/>
          </table:table-cell>
          <table:table-cell/>
          <table:table-cell table:formula="of:=IF(LEN([.V16])&gt;0;[.V16];[.Q16])">
            <text:p/>
          </table:table-cell>
          <table:table-cell table:formula="of:=([.L16]*60)+[.M1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juschki Baju.pdf</text:p>
          </table:table-cell>
          <table:table-cell office:value-type="string" calcext:value-type="string">
            <text:p>Bajuschki Baju</text:p>
          </table:table-cell>
          <table:table-cell table:number-columns-repeated="2"/>
          <table:table-cell office:value-type="string" calcext:value-type="string">
            <text:p>Dusty Thornburn</text:p>
          </table:table-cell>
          <table:table-cell table:number-columns-repeated="2"/>
          <table:table-cell office:value-type="string" calcext:value-type="string">
            <text:p>Lullabies Around the Worl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7]);&quot;&quot;;VLOOKUP([.N17]+([.O17]*100);dbKeyLookupTable;2))">
            <text:p/>
          </table:table-cell>
          <table:table-cell table:style-name="ce65" table:formula="of:=IF(ISNUMBER(SEARCH(&quot;Key:&quot;;[.G17]));SEARCH(&quot;Key:&quot;;[.G17]);&quot;&quot;)">
            <text:p/>
          </table:table-cell>
          <table:table-cell table:formula="of:=IF(ISNUMBER([.R17]);IF(ISNUMBER(SEARCH(&quot;,&quot;;[.G17];[.R17]));SEARCH(&quot;,&quot;;[.G17];[.R17])-1;LEN([.G17]));0)" office:value-type="float" office:value="0" calcext:value-type="float">
            <text:p>0</text:p>
          </table:table-cell>
          <table:table-cell table:style-name="ce65" table:formula="of:=IF([.S17]&gt;0;[.R17]+4;&quot;&quot;)">
            <text:p/>
          </table:table-cell>
          <table:table-cell table:style-name="ce65" table:formula="of:=IF([.S17]&gt;0;[.S17]-[.T17]+1;&quot;&quot;)">
            <text:p/>
          </table:table-cell>
          <table:table-cell table:style-name="ce66" table:formula="of:=IF([.S17]&gt;0;MID([.G17];[.R17]+4;[.U17]);&quot;&quot;)">
            <text:p/>
          </table:table-cell>
          <table:table-cell/>
          <table:table-cell table:formula="of:=IF(LEN([.V17])&gt;0;[.V17];[.Q17])">
            <text:p/>
          </table:table-cell>
          <table:table-cell table:formula="of:=([.L17]*60)+[.M1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ker's New Blues.pdf</text:p>
          </table:table-cell>
          <table:table-cell office:value-type="string" calcext:value-type="string">
            <text:p>Baker's New Blues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8]);&quot;&quot;;VLOOKUP([.N18]+([.O18]*100);dbKeyLookupTable;2))">
            <text:p/>
          </table:table-cell>
          <table:table-cell table:style-name="ce65" table:formula="of:=IF(ISNUMBER(SEARCH(&quot;Key:&quot;;[.G18]));SEARCH(&quot;Key:&quot;;[.G18]);&quot;&quot;)">
            <text:p/>
          </table:table-cell>
          <table:table-cell table:formula="of:=IF(ISNUMBER([.R18]);IF(ISNUMBER(SEARCH(&quot;,&quot;;[.G18];[.R18]));SEARCH(&quot;,&quot;;[.G18];[.R18])-1;LEN([.G18]));0)" office:value-type="float" office:value="0" calcext:value-type="float">
            <text:p>0</text:p>
          </table:table-cell>
          <table:table-cell table:style-name="ce65" table:formula="of:=IF([.S18]&gt;0;[.R18]+4;&quot;&quot;)">
            <text:p/>
          </table:table-cell>
          <table:table-cell table:style-name="ce65" table:formula="of:=IF([.S18]&gt;0;[.S18]-[.T18]+1;&quot;&quot;)">
            <text:p/>
          </table:table-cell>
          <table:table-cell table:style-name="ce66" table:formula="of:=IF([.S18]&gt;0;MID([.G18];[.R18]+4;[.U18]);&quot;&quot;)">
            <text:p/>
          </table:table-cell>
          <table:table-cell/>
          <table:table-cell table:formula="of:=IF(LEN([.V18])&gt;0;[.V18];[.Q18])">
            <text:p/>
          </table:table-cell>
          <table:table-cell table:formula="of:=([.L18]*60)+[.M1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loo Baleerie - Zanetti.pdf</text:p>
          </table:table-cell>
          <table:table-cell office:value-type="string" calcext:value-type="string">
            <text:p>Baloo Baleerie - Zanetti</text:p>
          </table:table-cell>
          <table:table-cell table:number-columns-repeated="4"/>
          <table:table-cell office:value-type="string" calcext:value-type="string">
            <text:p>DAD, Fingerpicked, Scottis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9]);&quot;&quot;;VLOOKUP([.N19]+([.O19]*100);dbKeyLookupTable;2))">
            <text:p/>
          </table:table-cell>
          <table:table-cell table:style-name="ce65" table:formula="of:=IF(ISNUMBER(SEARCH(&quot;Key:&quot;;[.G19]));SEARCH(&quot;Key:&quot;;[.G19]);&quot;&quot;)">
            <text:p/>
          </table:table-cell>
          <table:table-cell table:formula="of:=IF(ISNUMBER([.R19]);IF(ISNUMBER(SEARCH(&quot;,&quot;;[.G19];[.R19]));SEARCH(&quot;,&quot;;[.G19];[.R19])-1;LEN([.G19]));0)" office:value-type="float" office:value="0" calcext:value-type="float">
            <text:p>0</text:p>
          </table:table-cell>
          <table:table-cell table:style-name="ce65" table:formula="of:=IF([.S19]&gt;0;[.R19]+4;&quot;&quot;)">
            <text:p/>
          </table:table-cell>
          <table:table-cell table:style-name="ce65" table:formula="of:=IF([.S19]&gt;0;[.S19]-[.T19]+1;&quot;&quot;)">
            <text:p/>
          </table:table-cell>
          <table:table-cell table:style-name="ce66" table:formula="of:=IF([.S19]&gt;0;MID([.G19];[.R19]+4;[.U19]);&quot;&quot;)">
            <text:p/>
          </table:table-cell>
          <table:table-cell/>
          <table:table-cell table:formula="of:=IF(LEN([.V19])&gt;0;[.V19];[.Q19])">
            <text:p/>
          </table:table-cell>
          <table:table-cell table:formula="of:=([.L19]*60)+[.M1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njo Players In Heaven.pdf</text:p>
          </table:table-cell>
          <table:table-cell office:value-type="string" calcext:value-type="string">
            <text:p>Banjo Players In Heaven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0]);&quot;&quot;;VLOOKUP([.N20]+([.O20]*100);dbKeyLookupTable;2))">
            <text:p/>
          </table:table-cell>
          <table:table-cell table:style-name="ce65" table:formula="of:=IF(ISNUMBER(SEARCH(&quot;Key:&quot;;[.G20]));SEARCH(&quot;Key:&quot;;[.G20]);&quot;&quot;)">
            <text:p/>
          </table:table-cell>
          <table:table-cell table:formula="of:=IF(ISNUMBER([.R20]);IF(ISNUMBER(SEARCH(&quot;,&quot;;[.G20];[.R20]));SEARCH(&quot;,&quot;;[.G20];[.R20])-1;LEN([.G20]));0)" office:value-type="float" office:value="0" calcext:value-type="float">
            <text:p>0</text:p>
          </table:table-cell>
          <table:table-cell table:style-name="ce65" table:formula="of:=IF([.S20]&gt;0;[.R20]+4;&quot;&quot;)">
            <text:p/>
          </table:table-cell>
          <table:table-cell table:style-name="ce65" table:formula="of:=IF([.S20]&gt;0;[.S20]-[.T20]+1;&quot;&quot;)">
            <text:p/>
          </table:table-cell>
          <table:table-cell table:style-name="ce66" table:formula="of:=IF([.S20]&gt;0;MID([.G20];[.R20]+4;[.U20]);&quot;&quot;)">
            <text:p/>
          </table:table-cell>
          <table:table-cell/>
          <table:table-cell table:formula="of:=IF(LEN([.V20])&gt;0;[.V20];[.Q20])">
            <text:p/>
          </table:table-cell>
          <table:table-cell table:formula="of:=([.L20]*60)+[.M2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nks of the Ohio - 6 Parts.tef.pdf</text:p>
          </table:table-cell>
          <table:table-cell office:value-type="string" calcext:value-type="string">
            <text:p>Banks of the Ohio - 6 Parts.tef</text:p>
          </table:table-cell>
          <table:table-cell table:number-columns-repeated="2"/>
          <table:table-cell office:value-type="string" calcext:value-type="string">
            <text:p>Tull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1]);&quot;&quot;;VLOOKUP([.N21]+([.O21]*100);dbKeyLookupTable;2))">
            <text:p/>
          </table:table-cell>
          <table:table-cell table:style-name="ce65" table:formula="of:=IF(ISNUMBER(SEARCH(&quot;Key:&quot;;[.G21]));SEARCH(&quot;Key:&quot;;[.G21]);&quot;&quot;)">
            <text:p/>
          </table:table-cell>
          <table:table-cell table:formula="of:=IF(ISNUMBER([.R21]);IF(ISNUMBER(SEARCH(&quot;,&quot;;[.G21];[.R21]));SEARCH(&quot;,&quot;;[.G21];[.R21])-1;LEN([.G21]));0)" office:value-type="float" office:value="0" calcext:value-type="float">
            <text:p>0</text:p>
          </table:table-cell>
          <table:table-cell table:style-name="ce65" table:formula="of:=IF([.S21]&gt;0;[.R21]+4;&quot;&quot;)">
            <text:p/>
          </table:table-cell>
          <table:table-cell table:style-name="ce65" table:formula="of:=IF([.S21]&gt;0;[.S21]-[.T21]+1;&quot;&quot;)">
            <text:p/>
          </table:table-cell>
          <table:table-cell table:style-name="ce66" table:formula="of:=IF([.S21]&gt;0;MID([.G21];[.R21]+4;[.U21]);&quot;&quot;)">
            <text:p/>
          </table:table-cell>
          <table:table-cell/>
          <table:table-cell table:formula="of:=IF(LEN([.V21])&gt;0;[.V21];[.Q21])">
            <text:p/>
          </table:table-cell>
          <table:table-cell table:formula="of:=([.L21]*60)+[.M2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rlow Knife Seifert.pdf</text:p>
          </table:table-cell>
          <table:table-cell office:value-type="string" calcext:value-type="string">
            <text:p>Barlow Knife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2]);&quot;&quot;;VLOOKUP([.N22]+([.O22]*100);dbKeyLookupTable;2))">
            <text:p/>
          </table:table-cell>
          <table:table-cell table:style-name="ce65" table:formula="of:=IF(ISNUMBER(SEARCH(&quot;Key:&quot;;[.G22]));SEARCH(&quot;Key:&quot;;[.G22]);&quot;&quot;)">
            <text:p/>
          </table:table-cell>
          <table:table-cell table:formula="of:=IF(ISNUMBER([.R22]);IF(ISNUMBER(SEARCH(&quot;,&quot;;[.G22];[.R22]));SEARCH(&quot;,&quot;;[.G22];[.R22])-1;LEN([.G22]));0)" office:value-type="float" office:value="0" calcext:value-type="float">
            <text:p>0</text:p>
          </table:table-cell>
          <table:table-cell table:style-name="ce65" table:formula="of:=IF([.S22]&gt;0;[.R22]+4;&quot;&quot;)">
            <text:p/>
          </table:table-cell>
          <table:table-cell table:style-name="ce65" table:formula="of:=IF([.S22]&gt;0;[.S22]-[.T22]+1;&quot;&quot;)">
            <text:p/>
          </table:table-cell>
          <table:table-cell table:style-name="ce66" table:formula="of:=IF([.S22]&gt;0;MID([.G22];[.R22]+4;[.U22]);&quot;&quot;)">
            <text:p/>
          </table:table-cell>
          <table:table-cell/>
          <table:table-cell table:formula="of:=IF(LEN([.V22])&gt;0;[.V22];[.Q22])">
            <text:p/>
          </table:table-cell>
          <table:table-cell table:formula="of:=([.L22]*60)+[.M2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eckie's Waltz.pdf</text:p>
          </table:table-cell>
          <table:table-cell office:value-type="string" calcext:value-type="string">
            <text:p>Beckie's Waltz</text:p>
          </table:table-cell>
          <table:table-cell table:number-columns-repeated="2"/>
          <table:table-cell office:value-type="string" calcext:value-type="string">
            <text:p>Unger - Mason - Johnston</text:p>
          </table:table-cell>
          <table:table-cell office:value-type="string" calcext:value-type="string">
            <text:p>Waltzes</text:p>
          </table:table-cell>
          <table:table-cell office:value-type="string" calcext:value-type="string">
            <text:p>Proofing, TAB</text:p>
          </table:table-cell>
          <table:table-cell office:value-type="string" calcext:value-type="string">
            <text:p>Catskill Waltzes &amp; Airs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3]);&quot;&quot;;VLOOKUP([.N23]+([.O23]*100);dbKeyLookupTable;2))">
            <text:p/>
          </table:table-cell>
          <table:table-cell table:style-name="ce65" table:formula="of:=IF(ISNUMBER(SEARCH(&quot;Key:&quot;;[.G23]));SEARCH(&quot;Key:&quot;;[.G23]);&quot;&quot;)">
            <text:p/>
          </table:table-cell>
          <table:table-cell table:formula="of:=IF(ISNUMBER([.R23]);IF(ISNUMBER(SEARCH(&quot;,&quot;;[.G23];[.R23]));SEARCH(&quot;,&quot;;[.G23];[.R23])-1;LEN([.G23]));0)" office:value-type="float" office:value="0" calcext:value-type="float">
            <text:p>0</text:p>
          </table:table-cell>
          <table:table-cell table:style-name="ce65" table:formula="of:=IF([.S23]&gt;0;[.R23]+4;&quot;&quot;)">
            <text:p/>
          </table:table-cell>
          <table:table-cell table:style-name="ce65" table:formula="of:=IF([.S23]&gt;0;[.S23]-[.T23]+1;&quot;&quot;)">
            <text:p/>
          </table:table-cell>
          <table:table-cell table:style-name="ce66" table:formula="of:=IF([.S23]&gt;0;MID([.G23];[.R23]+4;[.U23]);&quot;&quot;)">
            <text:p/>
          </table:table-cell>
          <table:table-cell/>
          <table:table-cell table:formula="of:=IF(LEN([.V23])&gt;0;[.V23];[.Q23])">
            <text:p/>
          </table:table-cell>
          <table:table-cell table:formula="of:=([.L23]*60)+[.M2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een to the East, Been to the West.pdf</text:p>
          </table:table-cell>
          <table:table-cell office:value-type="string" calcext:value-type="string">
            <text:p>Been to the East, Been to the Wes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4]);&quot;&quot;;VLOOKUP([.N24]+([.O24]*100);dbKeyLookupTable;2))">
            <text:p/>
          </table:table-cell>
          <table:table-cell table:style-name="ce65" table:formula="of:=IF(ISNUMBER(SEARCH(&quot;Key:&quot;;[.G24]));SEARCH(&quot;Key:&quot;;[.G24]);&quot;&quot;)">
            <text:p/>
          </table:table-cell>
          <table:table-cell table:formula="of:=IF(ISNUMBER([.R24]);IF(ISNUMBER(SEARCH(&quot;,&quot;;[.G24];[.R24]));SEARCH(&quot;,&quot;;[.G24];[.R24])-1;LEN([.G24]));0)" office:value-type="float" office:value="0" calcext:value-type="float">
            <text:p>0</text:p>
          </table:table-cell>
          <table:table-cell table:style-name="ce65" table:formula="of:=IF([.S24]&gt;0;[.R24]+4;&quot;&quot;)">
            <text:p/>
          </table:table-cell>
          <table:table-cell table:style-name="ce65" table:formula="of:=IF([.S24]&gt;0;[.S24]-[.T24]+1;&quot;&quot;)">
            <text:p/>
          </table:table-cell>
          <table:table-cell table:style-name="ce66" table:formula="of:=IF([.S24]&gt;0;MID([.G24];[.R24]+4;[.U24]);&quot;&quot;)">
            <text:p/>
          </table:table-cell>
          <table:table-cell/>
          <table:table-cell table:formula="of:=IF(LEN([.V24])&gt;0;[.V24];[.Q24])">
            <text:p/>
          </table:table-cell>
          <table:table-cell table:formula="of:=([.L24]*60)+[.M2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- all parts.pdf</text:p>
          </table:table-cell>
          <table:table-cell office:value-type="string" calcext:value-type="string">
            <text:p>Bile Them Cabbage - all parts</text:p>
          </table:table-cell>
          <table:table-cell table:number-columns-repeated="4"/>
          <table:table-cell office:value-type="string" calcext:value-type="string">
            <text:p>jam</text:p>
          </table:table-cell>
          <table:table-cell office:value-type="string" calcext:value-type="string">
            <text:p>Jam-Song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5]);&quot;&quot;;VLOOKUP([.N25]+([.O25]*100);dbKeyLookupTable;2))">
            <text:p/>
          </table:table-cell>
          <table:table-cell table:style-name="ce65" table:formula="of:=IF(ISNUMBER(SEARCH(&quot;Key:&quot;;[.G25]));SEARCH(&quot;Key:&quot;;[.G25]);&quot;&quot;)">
            <text:p/>
          </table:table-cell>
          <table:table-cell table:formula="of:=IF(ISNUMBER([.R25]);IF(ISNUMBER(SEARCH(&quot;,&quot;;[.G25];[.R25]));SEARCH(&quot;,&quot;;[.G25];[.R25])-1;LEN([.G25]));0)" office:value-type="float" office:value="0" calcext:value-type="float">
            <text:p>0</text:p>
          </table:table-cell>
          <table:table-cell table:style-name="ce65" table:formula="of:=IF([.S25]&gt;0;[.R25]+4;&quot;&quot;)">
            <text:p/>
          </table:table-cell>
          <table:table-cell table:style-name="ce65" table:formula="of:=IF([.S25]&gt;0;[.S25]-[.T25]+1;&quot;&quot;)">
            <text:p/>
          </table:table-cell>
          <table:table-cell table:style-name="ce66" table:formula="of:=IF([.S25]&gt;0;MID([.G25];[.R25]+4;[.U25]);&quot;&quot;)">
            <text:p/>
          </table:table-cell>
          <table:table-cell/>
          <table:table-cell table:formula="of:=IF(LEN([.V25])&gt;0;[.V25];[.Q25])">
            <text:p/>
          </table:table-cell>
          <table:table-cell table:formula="of:=([.L25]*60)+[.M2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Down.pdf</text:p>
          </table:table-cell>
          <table:table-cell office:value-type="string" calcext:value-type="string">
            <text:p>Bile Them Cabbage Down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6]);&quot;&quot;;VLOOKUP([.N26]+([.O26]*100);dbKeyLookupTable;2))">
            <text:p/>
          </table:table-cell>
          <table:table-cell table:style-name="ce65" table:formula="of:=IF(ISNUMBER(SEARCH(&quot;Key:&quot;;[.G26]));SEARCH(&quot;Key:&quot;;[.G26]);&quot;&quot;)">
            <text:p/>
          </table:table-cell>
          <table:table-cell table:formula="of:=IF(ISNUMBER([.R26]);IF(ISNUMBER(SEARCH(&quot;,&quot;;[.G26];[.R26]));SEARCH(&quot;,&quot;;[.G26];[.R26])-1;LEN([.G26]));0)" office:value-type="float" office:value="0" calcext:value-type="float">
            <text:p>0</text:p>
          </table:table-cell>
          <table:table-cell table:style-name="ce65" table:formula="of:=IF([.S26]&gt;0;[.R26]+4;&quot;&quot;)">
            <text:p/>
          </table:table-cell>
          <table:table-cell table:style-name="ce65" table:formula="of:=IF([.S26]&gt;0;[.S26]-[.T26]+1;&quot;&quot;)">
            <text:p/>
          </table:table-cell>
          <table:table-cell table:style-name="ce66" table:formula="of:=IF([.S26]&gt;0;MID([.G26];[.R26]+4;[.U26]);&quot;&quot;)">
            <text:p/>
          </table:table-cell>
          <table:table-cell/>
          <table:table-cell table:formula="of:=IF(LEN([.V26])&gt;0;[.V26];[.Q26])">
            <text:p/>
          </table:table-cell>
          <table:table-cell table:formula="of:=([.L26]*60)+[.M2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TW.pdf</text:p>
          </table:table-cell>
          <table:table-cell office:value-type="string" calcext:value-type="string">
            <text:p>Bile Them Cabbage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7]);&quot;&quot;;VLOOKUP([.N27]+([.O27]*100);dbKeyLookupTable;2))">
            <text:p/>
          </table:table-cell>
          <table:table-cell table:style-name="ce65" table:formula="of:=IF(ISNUMBER(SEARCH(&quot;Key:&quot;;[.G27]));SEARCH(&quot;Key:&quot;;[.G27]);&quot;&quot;)">
            <text:p/>
          </table:table-cell>
          <table:table-cell table:formula="of:=IF(ISNUMBER([.R27]);IF(ISNUMBER(SEARCH(&quot;,&quot;;[.G27];[.R27]));SEARCH(&quot;,&quot;;[.G27];[.R27])-1;LEN([.G27]));0)" office:value-type="float" office:value="0" calcext:value-type="float">
            <text:p>0</text:p>
          </table:table-cell>
          <table:table-cell table:style-name="ce65" table:formula="of:=IF([.S27]&gt;0;[.R27]+4;&quot;&quot;)">
            <text:p/>
          </table:table-cell>
          <table:table-cell table:style-name="ce65" table:formula="of:=IF([.S27]&gt;0;[.S27]-[.T27]+1;&quot;&quot;)">
            <text:p/>
          </table:table-cell>
          <table:table-cell table:style-name="ce66" table:formula="of:=IF([.S27]&gt;0;MID([.G27];[.R27]+4;[.U27]);&quot;&quot;)">
            <text:p/>
          </table:table-cell>
          <table:table-cell/>
          <table:table-cell table:formula="of:=IF(LEN([.V27])&gt;0;[.V27];[.Q27])">
            <text:p/>
          </table:table-cell>
          <table:table-cell table:formula="of:=([.L27]*60)+[.M2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 Cheatham 2.pdf</text:p>
          </table:table-cell>
          <table:table-cell office:value-type="string" calcext:value-type="string">
            <text:p>Bill Cheatham 2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8]);&quot;&quot;;VLOOKUP([.N28]+([.O28]*100);dbKeyLookupTable;2))">
            <text:p/>
          </table:table-cell>
          <table:table-cell table:style-name="ce65" table:formula="of:=IF(ISNUMBER(SEARCH(&quot;Key:&quot;;[.G28]));SEARCH(&quot;Key:&quot;;[.G28]);&quot;&quot;)">
            <text:p/>
          </table:table-cell>
          <table:table-cell table:formula="of:=IF(ISNUMBER([.R28]);IF(ISNUMBER(SEARCH(&quot;,&quot;;[.G28];[.R28]));SEARCH(&quot;,&quot;;[.G28];[.R28])-1;LEN([.G28]));0)" office:value-type="float" office:value="0" calcext:value-type="float">
            <text:p>0</text:p>
          </table:table-cell>
          <table:table-cell table:style-name="ce65" table:formula="of:=IF([.S28]&gt;0;[.R28]+4;&quot;&quot;)">
            <text:p/>
          </table:table-cell>
          <table:table-cell table:style-name="ce65" table:formula="of:=IF([.S28]&gt;0;[.S28]-[.T28]+1;&quot;&quot;)">
            <text:p/>
          </table:table-cell>
          <table:table-cell table:style-name="ce66" table:formula="of:=IF([.S28]&gt;0;MID([.G28];[.R28]+4;[.U28]);&quot;&quot;)">
            <text:p/>
          </table:table-cell>
          <table:table-cell/>
          <table:table-cell table:formula="of:=IF(LEN([.V28])&gt;0;[.V28];[.Q28])">
            <text:p/>
          </table:table-cell>
          <table:table-cell table:formula="of:=([.L28]*60)+[.M2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 Cheatham I.pdf</text:p>
          </table:table-cell>
          <table:table-cell office:value-type="string" calcext:value-type="string">
            <text:p>Bill Cheatham I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9]);&quot;&quot;;VLOOKUP([.N29]+([.O29]*100);dbKeyLookupTable;2))">
            <text:p/>
          </table:table-cell>
          <table:table-cell table:style-name="ce65" table:formula="of:=IF(ISNUMBER(SEARCH(&quot;Key:&quot;;[.G29]));SEARCH(&quot;Key:&quot;;[.G29]);&quot;&quot;)">
            <text:p/>
          </table:table-cell>
          <table:table-cell table:formula="of:=IF(ISNUMBER([.R29]);IF(ISNUMBER(SEARCH(&quot;,&quot;;[.G29];[.R29]));SEARCH(&quot;,&quot;;[.G29];[.R29])-1;LEN([.G29]));0)" office:value-type="float" office:value="0" calcext:value-type="float">
            <text:p>0</text:p>
          </table:table-cell>
          <table:table-cell table:style-name="ce65" table:formula="of:=IF([.S29]&gt;0;[.R29]+4;&quot;&quot;)">
            <text:p/>
          </table:table-cell>
          <table:table-cell table:style-name="ce65" table:formula="of:=IF([.S29]&gt;0;[.S29]-[.T29]+1;&quot;&quot;)">
            <text:p/>
          </table:table-cell>
          <table:table-cell table:style-name="ce66" table:formula="of:=IF([.S29]&gt;0;MID([.G29];[.R29]+4;[.U29]);&quot;&quot;)">
            <text:p/>
          </table:table-cell>
          <table:table-cell/>
          <table:table-cell table:formula="of:=IF(LEN([.V29])&gt;0;[.V29];[.Q29])">
            <text:p/>
          </table:table-cell>
          <table:table-cell table:formula="of:=([.L29]*60)+[.M2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y in the Low Ground.pdf</text:p>
          </table:table-cell>
          <table:table-cell office:value-type="string" calcext:value-type="string">
            <text:p>Billy in the Low Ground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0]);&quot;&quot;;VLOOKUP([.N30]+([.O30]*100);dbKeyLookupTable;2))">
            <text:p/>
          </table:table-cell>
          <table:table-cell table:style-name="ce65" table:formula="of:=IF(ISNUMBER(SEARCH(&quot;Key:&quot;;[.G30]));SEARCH(&quot;Key:&quot;;[.G30]);&quot;&quot;)">
            <text:p/>
          </table:table-cell>
          <table:table-cell table:formula="of:=IF(ISNUMBER([.R30]);IF(ISNUMBER(SEARCH(&quot;,&quot;;[.G30];[.R30]));SEARCH(&quot;,&quot;;[.G30];[.R30])-1;LEN([.G30]));0)" office:value-type="float" office:value="0" calcext:value-type="float">
            <text:p>0</text:p>
          </table:table-cell>
          <table:table-cell table:style-name="ce65" table:formula="of:=IF([.S30]&gt;0;[.R30]+4;&quot;&quot;)">
            <text:p/>
          </table:table-cell>
          <table:table-cell table:style-name="ce65" table:formula="of:=IF([.S30]&gt;0;[.S30]-[.T30]+1;&quot;&quot;)">
            <text:p/>
          </table:table-cell>
          <table:table-cell table:style-name="ce66" table:formula="of:=IF([.S30]&gt;0;MID([.G30];[.R30]+4;[.U30]);&quot;&quot;)">
            <text:p/>
          </table:table-cell>
          <table:table-cell/>
          <table:table-cell table:formula="of:=IF(LEN([.V30])&gt;0;[.V30];[.Q30])">
            <text:p/>
          </table:table-cell>
          <table:table-cell table:formula="of:=([.L30]*60)+[.M3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Hills Waltz Capo 4.pdf</text:p>
          </table:table-cell>
          <table:table-cell office:value-type="string" calcext:value-type="string">
            <text:p>Black Hills Waltz Capo 4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1]);&quot;&quot;;VLOOKUP([.N31]+([.O31]*100);dbKeyLookupTable;2))">
            <text:p/>
          </table:table-cell>
          <table:table-cell table:style-name="ce65" table:formula="of:=IF(ISNUMBER(SEARCH(&quot;Key:&quot;;[.G31]));SEARCH(&quot;Key:&quot;;[.G31]);&quot;&quot;)">
            <text:p/>
          </table:table-cell>
          <table:table-cell table:formula="of:=IF(ISNUMBER([.R31]);IF(ISNUMBER(SEARCH(&quot;,&quot;;[.G31];[.R31]));SEARCH(&quot;,&quot;;[.G31];[.R31])-1;LEN([.G31]));0)" office:value-type="float" office:value="0" calcext:value-type="float">
            <text:p>0</text:p>
          </table:table-cell>
          <table:table-cell table:style-name="ce65" table:formula="of:=IF([.S31]&gt;0;[.R31]+4;&quot;&quot;)">
            <text:p/>
          </table:table-cell>
          <table:table-cell table:style-name="ce65" table:formula="of:=IF([.S31]&gt;0;[.S31]-[.T31]+1;&quot;&quot;)">
            <text:p/>
          </table:table-cell>
          <table:table-cell table:style-name="ce66" table:formula="of:=IF([.S31]&gt;0;MID([.G31];[.R31]+4;[.U31]);&quot;&quot;)">
            <text:p/>
          </table:table-cell>
          <table:table-cell/>
          <table:table-cell table:formula="of:=IF(LEN([.V31])&gt;0;[.V31];[.Q31])">
            <text:p/>
          </table:table-cell>
          <table:table-cell table:formula="of:=([.L31]*60)+[.M3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ROOTS.pdf</text:p>
          </table:table-cell>
          <table:table-cell office:value-type="string" calcext:value-type="string">
            <text:p>Black Mountain Rag - ROOTS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2]);&quot;&quot;;VLOOKUP([.N32]+([.O32]*100);dbKeyLookupTable;2))">
            <text:p/>
          </table:table-cell>
          <table:table-cell table:style-name="ce65" table:formula="of:=IF(ISNUMBER(SEARCH(&quot;Key:&quot;;[.G32]));SEARCH(&quot;Key:&quot;;[.G32]);&quot;&quot;)">
            <text:p/>
          </table:table-cell>
          <table:table-cell table:formula="of:=IF(ISNUMBER([.R32]);IF(ISNUMBER(SEARCH(&quot;,&quot;;[.G32];[.R32]));SEARCH(&quot;,&quot;;[.G32];[.R32])-1;LEN([.G32]));0)" office:value-type="float" office:value="0" calcext:value-type="float">
            <text:p>0</text:p>
          </table:table-cell>
          <table:table-cell table:style-name="ce65" table:formula="of:=IF([.S32]&gt;0;[.R32]+4;&quot;&quot;)">
            <text:p/>
          </table:table-cell>
          <table:table-cell table:style-name="ce65" table:formula="of:=IF([.S32]&gt;0;[.S32]-[.T32]+1;&quot;&quot;)">
            <text:p/>
          </table:table-cell>
          <table:table-cell table:style-name="ce66" table:formula="of:=IF([.S32]&gt;0;MID([.G32];[.R32]+4;[.U32]);&quot;&quot;)">
            <text:p/>
          </table:table-cell>
          <table:table-cell/>
          <table:table-cell table:formula="of:=IF(LEN([.V32])&gt;0;[.V32];[.Q32])">
            <text:p/>
          </table:table-cell>
          <table:table-cell table:formula="of:=([.L32]*60)+[.M3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Seifert 2.pdf</text:p>
          </table:table-cell>
          <table:table-cell office:value-type="string" calcext:value-type="string">
            <text:p>Black Mountain Rag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3]);&quot;&quot;;VLOOKUP([.N33]+([.O33]*100);dbKeyLookupTable;2))">
            <text:p/>
          </table:table-cell>
          <table:table-cell table:style-name="ce65" table:formula="of:=IF(ISNUMBER(SEARCH(&quot;Key:&quot;;[.G33]));SEARCH(&quot;Key:&quot;;[.G33]);&quot;&quot;)">
            <text:p/>
          </table:table-cell>
          <table:table-cell table:formula="of:=IF(ISNUMBER([.R33]);IF(ISNUMBER(SEARCH(&quot;,&quot;;[.G33];[.R33]));SEARCH(&quot;,&quot;;[.G33];[.R33])-1;LEN([.G33]));0)" office:value-type="float" office:value="0" calcext:value-type="float">
            <text:p>0</text:p>
          </table:table-cell>
          <table:table-cell table:style-name="ce65" table:formula="of:=IF([.S33]&gt;0;[.R33]+4;&quot;&quot;)">
            <text:p/>
          </table:table-cell>
          <table:table-cell table:style-name="ce65" table:formula="of:=IF([.S33]&gt;0;[.S33]-[.T33]+1;&quot;&quot;)">
            <text:p/>
          </table:table-cell>
          <table:table-cell table:style-name="ce66" table:formula="of:=IF([.S33]&gt;0;MID([.G33];[.R33]+4;[.U33]);&quot;&quot;)">
            <text:p/>
          </table:table-cell>
          <table:table-cell/>
          <table:table-cell table:formula="of:=IF(LEN([.V33])&gt;0;[.V33];[.Q33])">
            <text:p/>
          </table:table-cell>
          <table:table-cell table:formula="of:=([.L33]*60)+[.M3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Seifert.pdf</text:p>
          </table:table-cell>
          <table:table-cell office:value-type="string" calcext:value-type="string">
            <text:p>Black Mountain Rag - Seifert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4]);&quot;&quot;;VLOOKUP([.N34]+([.O34]*100);dbKeyLookupTable;2))">
            <text:p/>
          </table:table-cell>
          <table:table-cell table:style-name="ce65" table:formula="of:=IF(ISNUMBER(SEARCH(&quot;Key:&quot;;[.G34]));SEARCH(&quot;Key:&quot;;[.G34]);&quot;&quot;)">
            <text:p/>
          </table:table-cell>
          <table:table-cell table:formula="of:=IF(ISNUMBER([.R34]);IF(ISNUMBER(SEARCH(&quot;,&quot;;[.G34];[.R34]));SEARCH(&quot;,&quot;;[.G34];[.R34])-1;LEN([.G34]));0)" office:value-type="float" office:value="0" calcext:value-type="float">
            <text:p>0</text:p>
          </table:table-cell>
          <table:table-cell table:style-name="ce65" table:formula="of:=IF([.S34]&gt;0;[.R34]+4;&quot;&quot;)">
            <text:p/>
          </table:table-cell>
          <table:table-cell table:style-name="ce65" table:formula="of:=IF([.S34]&gt;0;[.S34]-[.T34]+1;&quot;&quot;)">
            <text:p/>
          </table:table-cell>
          <table:table-cell table:style-name="ce66" table:formula="of:=IF([.S34]&gt;0;MID([.G34];[.R34]+4;[.U34]);&quot;&quot;)">
            <text:p/>
          </table:table-cell>
          <table:table-cell/>
          <table:table-cell table:formula="of:=IF(LEN([.V34])&gt;0;[.V34];[.Q34])">
            <text:p/>
          </table:table-cell>
          <table:table-cell table:formula="of:=([.L34]*60)+[.M3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Multi Parts.pdf</text:p>
          </table:table-cell>
          <table:table-cell office:value-type="string" calcext:value-type="string">
            <text:p>Black Mountain Rag Multi Parts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5]);&quot;&quot;;VLOOKUP([.N35]+([.O35]*100);dbKeyLookupTable;2))">
            <text:p/>
          </table:table-cell>
          <table:table-cell table:style-name="ce65" table:formula="of:=IF(ISNUMBER(SEARCH(&quot;Key:&quot;;[.G35]));SEARCH(&quot;Key:&quot;;[.G35]);&quot;&quot;)">
            <text:p/>
          </table:table-cell>
          <table:table-cell table:formula="of:=IF(ISNUMBER([.R35]);IF(ISNUMBER(SEARCH(&quot;,&quot;;[.G35];[.R35]));SEARCH(&quot;,&quot;;[.G35];[.R35])-1;LEN([.G35]));0)" office:value-type="float" office:value="0" calcext:value-type="float">
            <text:p>0</text:p>
          </table:table-cell>
          <table:table-cell table:style-name="ce65" table:formula="of:=IF([.S35]&gt;0;[.R35]+4;&quot;&quot;)">
            <text:p/>
          </table:table-cell>
          <table:table-cell table:style-name="ce65" table:formula="of:=IF([.S35]&gt;0;[.S35]-[.T35]+1;&quot;&quot;)">
            <text:p/>
          </table:table-cell>
          <table:table-cell table:style-name="ce66" table:formula="of:=IF([.S35]&gt;0;MID([.G35];[.R35]+4;[.U35]);&quot;&quot;)">
            <text:p/>
          </table:table-cell>
          <table:table-cell/>
          <table:table-cell table:formula="of:=IF(LEN([.V35])&gt;0;[.V35];[.Q35])">
            <text:p/>
          </table:table-cell>
          <table:table-cell table:formula="of:=([.L35]*60)+[.M3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uegrassSongBook_2020.pdf</text:p>
          </table:table-cell>
          <table:table-cell office:value-type="string" calcext:value-type="string">
            <text:p>Bluegrass-2 TO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6]);&quot;&quot;;VLOOKUP([.N36]+([.O36]*100);dbKeyLookupTable;2))">
            <text:p/>
          </table:table-cell>
          <table:table-cell table:style-name="ce65" table:formula="of:=IF(ISNUMBER(SEARCH(&quot;Key:&quot;;[.G36]));SEARCH(&quot;Key:&quot;;[.G36]);&quot;&quot;)">
            <text:p/>
          </table:table-cell>
          <table:table-cell table:formula="of:=IF(ISNUMBER([.R36]);IF(ISNUMBER(SEARCH(&quot;,&quot;;[.G36];[.R36]));SEARCH(&quot;,&quot;;[.G36];[.R36])-1;LEN([.G36]));0)" office:value-type="float" office:value="0" calcext:value-type="float">
            <text:p>0</text:p>
          </table:table-cell>
          <table:table-cell table:style-name="ce65" table:formula="of:=IF([.S36]&gt;0;[.R36]+4;&quot;&quot;)">
            <text:p/>
          </table:table-cell>
          <table:table-cell table:style-name="ce65" table:formula="of:=IF([.S36]&gt;0;[.S36]-[.T36]+1;&quot;&quot;)">
            <text:p/>
          </table:table-cell>
          <table:table-cell table:style-name="ce66" table:formula="of:=IF([.S36]&gt;0;MID([.G36];[.R36]+4;[.U36]);&quot;&quot;)">
            <text:p/>
          </table:table-cell>
          <table:table-cell/>
          <table:table-cell table:formula="of:=IF(LEN([.V36])&gt;0;[.V36];[.Q36])">
            <text:p/>
          </table:table-cell>
          <table:table-cell table:formula="of:=([.L36]*60)+[.M3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in' Up Sandy.pdf</text:p>
          </table:table-cell>
          <table:table-cell office:value-type="string" calcext:value-type="string">
            <text:p>Boatin' Up Sandy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7]);&quot;&quot;;VLOOKUP([.N37]+([.O37]*100);dbKeyLookupTable;2))">
            <text:p/>
          </table:table-cell>
          <table:table-cell table:style-name="ce65" table:formula="of:=IF(ISNUMBER(SEARCH(&quot;Key:&quot;;[.G37]));SEARCH(&quot;Key:&quot;;[.G37]);&quot;&quot;)">
            <text:p/>
          </table:table-cell>
          <table:table-cell table:formula="of:=IF(ISNUMBER([.R37]);IF(ISNUMBER(SEARCH(&quot;,&quot;;[.G37];[.R37]));SEARCH(&quot;,&quot;;[.G37];[.R37])-1;LEN([.G37]));0)" office:value-type="float" office:value="0" calcext:value-type="float">
            <text:p>0</text:p>
          </table:table-cell>
          <table:table-cell table:style-name="ce65" table:formula="of:=IF([.S37]&gt;0;[.R37]+4;&quot;&quot;)">
            <text:p/>
          </table:table-cell>
          <table:table-cell table:style-name="ce65" table:formula="of:=IF([.S37]&gt;0;[.S37]-[.T37]+1;&quot;&quot;)">
            <text:p/>
          </table:table-cell>
          <table:table-cell table:style-name="ce66" table:formula="of:=IF([.S37]&gt;0;MID([.G37];[.R37]+4;[.U37]);&quot;&quot;)">
            <text:p/>
          </table:table-cell>
          <table:table-cell/>
          <table:table-cell table:formula="of:=IF(LEN([.V37])&gt;0;[.V37];[.Q37])">
            <text:p/>
          </table:table-cell>
          <table:table-cell table:formula="of:=([.L37]*60)+[.M3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man TW.pdf</text:p>
          </table:table-cell>
          <table:table-cell office:value-type="string" calcext:value-type="string">
            <text:p>Boatman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8]);&quot;&quot;;VLOOKUP([.N38]+([.O38]*100);dbKeyLookupTable;2))">
            <text:p/>
          </table:table-cell>
          <table:table-cell table:style-name="ce65" table:formula="of:=IF(ISNUMBER(SEARCH(&quot;Key:&quot;;[.G38]));SEARCH(&quot;Key:&quot;;[.G38]);&quot;&quot;)">
            <text:p/>
          </table:table-cell>
          <table:table-cell table:formula="of:=IF(ISNUMBER([.R38]);IF(ISNUMBER(SEARCH(&quot;,&quot;;[.G38];[.R38]));SEARCH(&quot;,&quot;;[.G38];[.R38])-1;LEN([.G38]));0)" office:value-type="float" office:value="0" calcext:value-type="float">
            <text:p>0</text:p>
          </table:table-cell>
          <table:table-cell table:style-name="ce65" table:formula="of:=IF([.S38]&gt;0;[.R38]+4;&quot;&quot;)">
            <text:p/>
          </table:table-cell>
          <table:table-cell table:style-name="ce65" table:formula="of:=IF([.S38]&gt;0;[.S38]-[.T38]+1;&quot;&quot;)">
            <text:p/>
          </table:table-cell>
          <table:table-cell table:style-name="ce66" table:formula="of:=IF([.S38]&gt;0;MID([.G38];[.R38]+4;[.U38]);&quot;&quot;)">
            <text:p/>
          </table:table-cell>
          <table:table-cell/>
          <table:table-cell table:formula="of:=IF(LEN([.V38])&gt;0;[.V38];[.Q38])">
            <text:p/>
          </table:table-cell>
          <table:table-cell table:formula="of:=([.L38]*60)+[.M3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man.pdf</text:p>
          </table:table-cell>
          <table:table-cell office:value-type="string" calcext:value-type="string">
            <text:p>Boatman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9]);&quot;&quot;;VLOOKUP([.N39]+([.O39]*100);dbKeyLookupTable;2))">
            <text:p/>
          </table:table-cell>
          <table:table-cell table:style-name="ce65" table:formula="of:=IF(ISNUMBER(SEARCH(&quot;Key:&quot;;[.G39]));SEARCH(&quot;Key:&quot;;[.G39]);&quot;&quot;)">
            <text:p/>
          </table:table-cell>
          <table:table-cell table:formula="of:=IF(ISNUMBER([.R39]);IF(ISNUMBER(SEARCH(&quot;,&quot;;[.G39];[.R39]));SEARCH(&quot;,&quot;;[.G39];[.R39])-1;LEN([.G39]));0)" office:value-type="float" office:value="0" calcext:value-type="float">
            <text:p>0</text:p>
          </table:table-cell>
          <table:table-cell table:style-name="ce65" table:formula="of:=IF([.S39]&gt;0;[.R39]+4;&quot;&quot;)">
            <text:p/>
          </table:table-cell>
          <table:table-cell table:style-name="ce65" table:formula="of:=IF([.S39]&gt;0;[.S39]-[.T39]+1;&quot;&quot;)">
            <text:p/>
          </table:table-cell>
          <table:table-cell table:style-name="ce66" table:formula="of:=IF([.S39]&gt;0;MID([.G39];[.R39]+4;[.U39]);&quot;&quot;)">
            <text:p/>
          </table:table-cell>
          <table:table-cell/>
          <table:table-cell table:formula="of:=IF(LEN([.V39])&gt;0;[.V39];[.Q39])">
            <text:p/>
          </table:table-cell>
          <table:table-cell table:formula="of:=([.L39]*60)+[.M3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on Boys - Seifert.pdf</text:p>
          </table:table-cell>
          <table:table-cell office:value-type="string" calcext:value-type="string">
            <text:p>Johnson Boys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0]);&quot;&quot;;VLOOKUP([.N40]+([.O40]*100);dbKeyLookupTable;2))">
            <text:p/>
          </table:table-cell>
          <table:table-cell table:style-name="ce65" table:formula="of:=IF(ISNUMBER(SEARCH(&quot;Key:&quot;;[.G40]));SEARCH(&quot;Key:&quot;;[.G40]);&quot;&quot;)">
            <text:p/>
          </table:table-cell>
          <table:table-cell table:formula="of:=IF(ISNUMBER([.R40]);IF(ISNUMBER(SEARCH(&quot;,&quot;;[.G40];[.R40]));SEARCH(&quot;,&quot;;[.G40];[.R40])-1;LEN([.G40]));0)" office:value-type="float" office:value="0" calcext:value-type="float">
            <text:p>0</text:p>
          </table:table-cell>
          <table:table-cell table:style-name="ce65" table:formula="of:=IF([.S40]&gt;0;[.R40]+4;&quot;&quot;)">
            <text:p/>
          </table:table-cell>
          <table:table-cell table:style-name="ce65" table:formula="of:=IF([.S40]&gt;0;[.S40]-[.T40]+1;&quot;&quot;)">
            <text:p/>
          </table:table-cell>
          <table:table-cell table:style-name="ce66" table:formula="of:=IF([.S40]&gt;0;MID([.G40];[.R40]+4;[.U40]);&quot;&quot;)">
            <text:p/>
          </table:table-cell>
          <table:table-cell/>
          <table:table-cell table:formula="of:=IF(LEN([.V40])&gt;0;[.V40];[.Q40])">
            <text:p/>
          </table:table-cell>
          <table:table-cell table:formula="of:=([.L40]*60)+[.M4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on Boys TW.pdf</text:p>
          </table:table-cell>
          <table:table-cell office:value-type="string" calcext:value-type="string">
            <text:p>Johnson Boys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1]);&quot;&quot;;VLOOKUP([.N41]+([.O41]*100);dbKeyLookupTable;2))">
            <text:p/>
          </table:table-cell>
          <table:table-cell table:style-name="ce65" table:formula="of:=IF(ISNUMBER(SEARCH(&quot;Key:&quot;;[.G41]));SEARCH(&quot;Key:&quot;;[.G41]);&quot;&quot;)">
            <text:p/>
          </table:table-cell>
          <table:table-cell table:formula="of:=IF(ISNUMBER([.R41]);IF(ISNUMBER(SEARCH(&quot;,&quot;;[.G41];[.R41]));SEARCH(&quot;,&quot;;[.G41];[.R41])-1;LEN([.G41]));0)" office:value-type="float" office:value="0" calcext:value-type="float">
            <text:p>0</text:p>
          </table:table-cell>
          <table:table-cell table:style-name="ce65" table:formula="of:=IF([.S41]&gt;0;[.R41]+4;&quot;&quot;)">
            <text:p/>
          </table:table-cell>
          <table:table-cell table:style-name="ce65" table:formula="of:=IF([.S41]&gt;0;[.S41]-[.T41]+1;&quot;&quot;)">
            <text:p/>
          </table:table-cell>
          <table:table-cell table:style-name="ce66" table:formula="of:=IF([.S41]&gt;0;MID([.G41];[.R41]+4;[.U41]);&quot;&quot;)">
            <text:p/>
          </table:table-cell>
          <table:table-cell/>
          <table:table-cell table:formula="of:=IF(LEN([.V41])&gt;0;[.V41];[.Q41])">
            <text:p/>
          </table:table-cell>
          <table:table-cell table:formula="of:=([.L41]*60)+[.M4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tinson2_NoTab.pdf</text:p>
          </table:table-cell>
          <table:table-cell office:value-type="string" calcext:value-type="string">
            <text:p>JohnStinson2_NoTab</text:p>
          </table:table-cell>
          <table:table-cell table:number-columns-repeated="5"/>
          <table:table-cell office:value-type="string" calcext:value-type="string">
            <text:p>SM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2]);&quot;&quot;;VLOOKUP([.N42]+([.O42]*100);dbKeyLookupTable;2))">
            <text:p/>
          </table:table-cell>
          <table:table-cell table:style-name="ce65" table:formula="of:=IF(ISNUMBER(SEARCH(&quot;Key:&quot;;[.G42]));SEARCH(&quot;Key:&quot;;[.G42]);&quot;&quot;)">
            <text:p/>
          </table:table-cell>
          <table:table-cell table:formula="of:=IF(ISNUMBER([.R42]);IF(ISNUMBER(SEARCH(&quot;,&quot;;[.G42];[.R42]));SEARCH(&quot;,&quot;;[.G42];[.R42])-1;LEN([.G42]));0)" office:value-type="float" office:value="0" calcext:value-type="float">
            <text:p>0</text:p>
          </table:table-cell>
          <table:table-cell table:style-name="ce65" table:formula="of:=IF([.S42]&gt;0;[.R42]+4;&quot;&quot;)">
            <text:p/>
          </table:table-cell>
          <table:table-cell table:style-name="ce65" table:formula="of:=IF([.S42]&gt;0;[.S42]-[.T42]+1;&quot;&quot;)">
            <text:p/>
          </table:table-cell>
          <table:table-cell table:style-name="ce66" table:formula="of:=IF([.S42]&gt;0;MID([.G42];[.R42]+4;[.U42]);&quot;&quot;)">
            <text:p/>
          </table:table-cell>
          <table:table-cell/>
          <table:table-cell table:formula="of:=IF(LEN([.V42])&gt;0;[.V42];[.Q42])">
            <text:p/>
          </table:table-cell>
          <table:table-cell table:formula="of:=([.L42]*60)+[.M4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tinson2_SMN.pdf</text:p>
          </table:table-cell>
          <table:table-cell office:value-type="string" calcext:value-type="string">
            <text:p>JohnStinson2_SMN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3]);&quot;&quot;;VLOOKUP([.N43]+([.O43]*100);dbKeyLookupTable;2))">
            <text:p/>
          </table:table-cell>
          <table:table-cell table:style-name="ce65" table:formula="of:=IF(ISNUMBER(SEARCH(&quot;Key:&quot;;[.G43]));SEARCH(&quot;Key:&quot;;[.G43]);&quot;&quot;)">
            <text:p/>
          </table:table-cell>
          <table:table-cell table:formula="of:=IF(ISNUMBER([.R43]);IF(ISNUMBER(SEARCH(&quot;,&quot;;[.G43];[.R43]));SEARCH(&quot;,&quot;;[.G43];[.R43])-1;LEN([.G43]));0)" office:value-type="float" office:value="0" calcext:value-type="float">
            <text:p>0</text:p>
          </table:table-cell>
          <table:table-cell table:style-name="ce65" table:formula="of:=IF([.S43]&gt;0;[.R43]+4;&quot;&quot;)">
            <text:p/>
          </table:table-cell>
          <table:table-cell table:style-name="ce65" table:formula="of:=IF([.S43]&gt;0;[.S43]-[.T43]+1;&quot;&quot;)">
            <text:p/>
          </table:table-cell>
          <table:table-cell table:style-name="ce66" table:formula="of:=IF([.S43]&gt;0;MID([.G43];[.R43]+4;[.U43]);&quot;&quot;)">
            <text:p/>
          </table:table-cell>
          <table:table-cell/>
          <table:table-cell table:formula="of:=IF(LEN([.V43])&gt;0;[.V43];[.Q43])">
            <text:p/>
          </table:table-cell>
          <table:table-cell table:formula="of:=([.L43]*60)+[.M4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Join-the-Jam_Seifert_DAD.pdf</text:p>
          </table:table-cell>
          <table:table-cell table:style-name="ce2" office:value-type="string" calcext:value-type="string">
            <text:p>Join-the-Jam_Seifert_DAD</text:p>
          </table:table-cell>
          <table:table-cell table:style-name="ce2" table:number-columns-repeated="4"/>
          <table:table-cell table:style-name="ce2" office:value-type="string" calcext:value-type="string">
            <text:p>jam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70"/>
          <table:table-cell table:formula="of:=IF(ISBLANK([.N44]);&quot;&quot;;VLOOKUP([.N44]+([.O44]*100);dbKeyLookupTable;2))">
            <text:p/>
          </table:table-cell>
          <table:table-cell table:style-name="ce65" table:formula="of:=IF(ISNUMBER(SEARCH(&quot;Key:&quot;;[.G44]));SEARCH(&quot;Key:&quot;;[.G44]);&quot;&quot;)">
            <text:p/>
          </table:table-cell>
          <table:table-cell table:formula="of:=IF(ISNUMBER([.R44]);IF(ISNUMBER(SEARCH(&quot;,&quot;;[.G44];[.R44]));SEARCH(&quot;,&quot;;[.G44];[.R44])-1;LEN([.G44]));0)" office:value-type="float" office:value="0" calcext:value-type="float">
            <text:p>0</text:p>
          </table:table-cell>
          <table:table-cell table:style-name="ce65" table:formula="of:=IF([.S44]&gt;0;[.R44]+4;&quot;&quot;)">
            <text:p/>
          </table:table-cell>
          <table:table-cell table:style-name="ce65" table:formula="of:=IF([.S44]&gt;0;[.S44]-[.T44]+1;&quot;&quot;)">
            <text:p/>
          </table:table-cell>
          <table:table-cell table:style-name="ce66" table:formula="of:=IF([.S44]&gt;0;MID([.G44];[.R44]+4;[.U44]);&quot;&quot;)">
            <text:p/>
          </table:table-cell>
          <table:table-cell table:style-name="ce84"/>
          <table:table-cell table:formula="of:=IF(LEN([.V44])&gt;0;[.V44];[.Q44])">
            <text:p/>
          </table:table-cell>
          <table:table-cell table:formula="of:=([.L44]*60)+[.M44]" office:value-type="float" office:value="0" calcext:value-type="float">
            <text:p>0</text:p>
          </table:table-cell>
          <table:table-cell table:style-name="ce2" table:number-columns-repeated="16359"/>
        </table:table-row>
        <table:table-row table:style-name="ro2">
          <table:table-cell table:style-name="ce3" office:value-type="string" calcext:value-type="string">
            <text:p>Join-the-Jam_Seifert_DAD.pdf</text:p>
          </table:table-cell>
          <table:table-cell table:style-name="ce3" office:value-type="string" calcext:value-type="string">
            <text:p>Rubin’s Train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string" calcext:value-type="string">
            <text:p>jam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72"/>
          <table:table-cell table:formula="of:=IF(ISBLANK([.N45]);&quot;&quot;;VLOOKUP([.N45]+([.O45]*100);dbKeyLookupTable;2))">
            <text:p/>
          </table:table-cell>
          <table:table-cell table:style-name="ce65" table:formula="of:=IF(ISNUMBER(SEARCH(&quot;Key:&quot;;[.G45]));SEARCH(&quot;Key:&quot;;[.G45]);&quot;&quot;)">
            <text:p/>
          </table:table-cell>
          <table:table-cell table:formula="of:=IF(ISNUMBER([.R45]);IF(ISNUMBER(SEARCH(&quot;,&quot;;[.G45];[.R45]));SEARCH(&quot;,&quot;;[.G45];[.R45])-1;LEN([.G45]));0)" office:value-type="float" office:value="0" calcext:value-type="float">
            <text:p>0</text:p>
          </table:table-cell>
          <table:table-cell table:style-name="ce65" table:formula="of:=IF([.S45]&gt;0;[.R45]+4;&quot;&quot;)">
            <text:p/>
          </table:table-cell>
          <table:table-cell table:style-name="ce65" table:formula="of:=IF([.S45]&gt;0;[.S45]-[.T45]+1;&quot;&quot;)">
            <text:p/>
          </table:table-cell>
          <table:table-cell table:style-name="ce66" table:formula="of:=IF([.S45]&gt;0;MID([.G45];[.R45]+4;[.U45]);&quot;&quot;)">
            <text:p/>
          </table:table-cell>
          <table:table-cell table:style-name="ce86"/>
          <table:table-cell table:formula="of:=IF(LEN([.V45])&gt;0;[.V45];[.Q45])">
            <text:p/>
          </table:table-cell>
          <table:table-cell table:formula="of:=([.L45]*60)+[.M45]" office:value-type="float" office:value="0" calcext:value-type="float">
            <text:p>0</text:p>
          </table:table-cell>
          <table:table-cell table:style-name="ce3" table:number-columns-repeated="16359"/>
        </table:table-row>
        <table:table-row table:style-name="ro2">
          <table:table-cell table:style-name="ce3" office:value-type="string" calcext:value-type="string">
            <text:p>Join-the-Jam_Seifert_DAD.pdf</text:p>
          </table:table-cell>
          <table:table-cell table:style-name="ce3" office:value-type="string" calcext:value-type="string">
            <text:p>Whiskey Before Breakfast</text:p>
          </table:table-cell>
          <table:table-cell table:number-columns-repeated="2" table:style-name="ce3" office:value-type="float" office:value="104" calcext:value-type="float">
            <text:p>104</text:p>
          </table:table-cell>
          <table:table-cell table:style-name="ce3" table:number-columns-repeated="2"/>
          <table:table-cell table:style-name="ce3" office:value-type="string" calcext:value-type="string">
            <text:p>jam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72"/>
          <table:table-cell table:formula="of:=IF(ISBLANK([.N46]);&quot;&quot;;VLOOKUP([.N46]+([.O46]*100);dbKeyLookupTable;2))">
            <text:p/>
          </table:table-cell>
          <table:table-cell table:style-name="ce65" table:formula="of:=IF(ISNUMBER(SEARCH(&quot;Key:&quot;;[.G46]));SEARCH(&quot;Key:&quot;;[.G46]);&quot;&quot;)">
            <text:p/>
          </table:table-cell>
          <table:table-cell table:formula="of:=IF(ISNUMBER([.R46]);IF(ISNUMBER(SEARCH(&quot;,&quot;;[.G46];[.R46]));SEARCH(&quot;,&quot;;[.G46];[.R46])-1;LEN([.G46]));0)" office:value-type="float" office:value="0" calcext:value-type="float">
            <text:p>0</text:p>
          </table:table-cell>
          <table:table-cell table:style-name="ce65" table:formula="of:=IF([.S46]&gt;0;[.R46]+4;&quot;&quot;)">
            <text:p/>
          </table:table-cell>
          <table:table-cell table:style-name="ce65" table:formula="of:=IF([.S46]&gt;0;[.S46]-[.T46]+1;&quot;&quot;)">
            <text:p/>
          </table:table-cell>
          <table:table-cell table:style-name="ce66" table:formula="of:=IF([.S46]&gt;0;MID([.G46];[.R46]+4;[.U46]);&quot;&quot;)">
            <text:p/>
          </table:table-cell>
          <table:table-cell table:style-name="ce86"/>
          <table:table-cell table:formula="of:=IF(LEN([.V46])&gt;0;[.V46];[.Q46])">
            <text:p/>
          </table:table-cell>
          <table:table-cell table:formula="of:=([.L46]*60)+[.M46]" office:value-type="float" office:value="0" calcext:value-type="float">
            <text:p>0</text:p>
          </table:table-cell>
          <table:table-cell table:style-name="ce3" table:number-columns-repeated="16359"/>
        </table:table-row>
        <table:table-row table:style-name="ro2">
          <table:table-cell office:value-type="string" calcext:value-type="string">
            <text:p>Jolly Old St Nicholas (jeff).pdf</text:p>
          </table:table-cell>
          <table:table-cell office:value-type="string" calcext:value-type="string">
            <text:p>Jolly Old St Nicholas (jeff)</text:p>
          </table:table-cell>
          <table:table-cell table:number-columns-repeated="2"/>
          <table:table-cell office:value-type="string" calcext:value-type="string">
            <text:p>(Jeff TAB)</text:p>
          </table:table-cell>
          <table:table-cell office:value-type="string" calcext:value-type="string">
            <text:p>Christmas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7]);&quot;&quot;;VLOOKUP([.N47]+([.O47]*100);dbKeyLookupTable;2))">
            <text:p/>
          </table:table-cell>
          <table:table-cell table:style-name="ce65" table:formula="of:=IF(ISNUMBER(SEARCH(&quot;Key:&quot;;[.G47]));SEARCH(&quot;Key:&quot;;[.G47]);&quot;&quot;)">
            <text:p/>
          </table:table-cell>
          <table:table-cell table:formula="of:=IF(ISNUMBER([.R47]);IF(ISNUMBER(SEARCH(&quot;,&quot;;[.G47];[.R47]));SEARCH(&quot;,&quot;;[.G47];[.R47])-1;LEN([.G47]));0)" office:value-type="float" office:value="0" calcext:value-type="float">
            <text:p>0</text:p>
          </table:table-cell>
          <table:table-cell table:style-name="ce65" table:formula="of:=IF([.S47]&gt;0;[.R47]+4;&quot;&quot;)">
            <text:p/>
          </table:table-cell>
          <table:table-cell table:style-name="ce65" table:formula="of:=IF([.S47]&gt;0;[.S47]-[.T47]+1;&quot;&quot;)">
            <text:p/>
          </table:table-cell>
          <table:table-cell table:style-name="ce66" table:formula="of:=IF([.S47]&gt;0;MID([.G47];[.R47]+4;[.U47]);&quot;&quot;)">
            <text:p/>
          </table:table-cell>
          <table:table-cell/>
          <table:table-cell table:formula="of:=IF(LEN([.V47])&gt;0;[.V47];[.Q47])">
            <text:p/>
          </table:table-cell>
          <table:table-cell table:formula="of:=([.L47]*60)+[.M4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 Nicholas Up on the.pdf</text:p>
          </table:table-cell>
          <table:table-cell office:value-type="string" calcext:value-type="string">
            <text:p>Jolly Old St Nicholas Up on the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office:value-type="string" calcext:value-type="string">
            <text:p>Christma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8]);&quot;&quot;;VLOOKUP([.N48]+([.O48]*100);dbKeyLookupTable;2))">
            <text:p/>
          </table:table-cell>
          <table:table-cell table:style-name="ce65" table:formula="of:=IF(ISNUMBER(SEARCH(&quot;Key:&quot;;[.G48]));SEARCH(&quot;Key:&quot;;[.G48]);&quot;&quot;)">
            <text:p/>
          </table:table-cell>
          <table:table-cell table:formula="of:=IF(ISNUMBER([.R48]);IF(ISNUMBER(SEARCH(&quot;,&quot;;[.G48];[.R48]));SEARCH(&quot;,&quot;;[.G48];[.R48])-1;LEN([.G48]));0)" office:value-type="float" office:value="0" calcext:value-type="float">
            <text:p>0</text:p>
          </table:table-cell>
          <table:table-cell table:style-name="ce65" table:formula="of:=IF([.S48]&gt;0;[.R48]+4;&quot;&quot;)">
            <text:p/>
          </table:table-cell>
          <table:table-cell table:style-name="ce65" table:formula="of:=IF([.S48]&gt;0;[.S48]-[.T48]+1;&quot;&quot;)">
            <text:p/>
          </table:table-cell>
          <table:table-cell table:style-name="ce66" table:formula="of:=IF([.S48]&gt;0;MID([.G48];[.R48]+4;[.U48]);&quot;&quot;)">
            <text:p/>
          </table:table-cell>
          <table:table-cell/>
          <table:table-cell table:formula="of:=IF(LEN([.V48])&gt;0;[.V48];[.Q48])">
            <text:p/>
          </table:table-cell>
          <table:table-cell table:formula="of:=([.L48]*60)+[.M4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. Nicholas.pdf</text:p>
          </table:table-cell>
          <table:table-cell office:value-type="string" calcext:value-type="string">
            <text:p>Jolly Old St. Nicholas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9]);&quot;&quot;;VLOOKUP([.N49]+([.O49]*100);dbKeyLookupTable;2))">
            <text:p/>
          </table:table-cell>
          <table:table-cell table:style-name="ce65" table:formula="of:=IF(ISNUMBER(SEARCH(&quot;Key:&quot;;[.G49]));SEARCH(&quot;Key:&quot;;[.G49]);&quot;&quot;)">
            <text:p/>
          </table:table-cell>
          <table:table-cell table:formula="of:=IF(ISNUMBER([.R49]);IF(ISNUMBER(SEARCH(&quot;,&quot;;[.G49];[.R49]));SEARCH(&quot;,&quot;;[.G49];[.R49])-1;LEN([.G49]));0)" office:value-type="float" office:value="0" calcext:value-type="float">
            <text:p>0</text:p>
          </table:table-cell>
          <table:table-cell table:style-name="ce65" table:formula="of:=IF([.S49]&gt;0;[.R49]+4;&quot;&quot;)">
            <text:p/>
          </table:table-cell>
          <table:table-cell table:style-name="ce65" table:formula="of:=IF([.S49]&gt;0;[.S49]-[.T49]+1;&quot;&quot;)">
            <text:p/>
          </table:table-cell>
          <table:table-cell table:style-name="ce66" table:formula="of:=IF([.S49]&gt;0;MID([.G49];[.R49]+4;[.U49]);&quot;&quot;)">
            <text:p/>
          </table:table-cell>
          <table:table-cell/>
          <table:table-cell table:formula="of:=IF(LEN([.V49])&gt;0;[.V49];[.Q49])">
            <text:p/>
          </table:table-cell>
          <table:table-cell table:formula="of:=([.L49]*60)+[.M4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.Nicholas duet.pdf</text:p>
          </table:table-cell>
          <table:table-cell office:value-type="string" calcext:value-type="string">
            <text:p>Jolly Old St.Nicholas duet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0]);&quot;&quot;;VLOOKUP([.N50]+([.O50]*100);dbKeyLookupTable;2))">
            <text:p/>
          </table:table-cell>
          <table:table-cell table:style-name="ce65" table:formula="of:=IF(ISNUMBER(SEARCH(&quot;Key:&quot;;[.G50]));SEARCH(&quot;Key:&quot;;[.G50]);&quot;&quot;)">
            <text:p/>
          </table:table-cell>
          <table:table-cell table:formula="of:=IF(ISNUMBER([.R50]);IF(ISNUMBER(SEARCH(&quot;,&quot;;[.G50];[.R50]));SEARCH(&quot;,&quot;;[.G50];[.R50])-1;LEN([.G50]));0)" office:value-type="float" office:value="0" calcext:value-type="float">
            <text:p>0</text:p>
          </table:table-cell>
          <table:table-cell table:style-name="ce65" table:formula="of:=IF([.S50]&gt;0;[.R50]+4;&quot;&quot;)">
            <text:p/>
          </table:table-cell>
          <table:table-cell table:style-name="ce65" table:formula="of:=IF([.S50]&gt;0;[.S50]-[.T50]+1;&quot;&quot;)">
            <text:p/>
          </table:table-cell>
          <table:table-cell table:style-name="ce66" table:formula="of:=IF([.S50]&gt;0;MID([.G50];[.R50]+4;[.U50]);&quot;&quot;)">
            <text:p/>
          </table:table-cell>
          <table:table-cell/>
          <table:table-cell table:formula="of:=IF(LEN([.V50])&gt;0;[.V50];[.Q50])">
            <text:p/>
          </table:table-cell>
          <table:table-cell table:formula="of:=([.L50]*60)+[.M5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- Seifert.pdf</text:p>
          </table:table-cell>
          <table:table-cell office:value-type="string" calcext:value-type="string">
            <text:p>Joy to the World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ome Let Us Adore Him - Seifer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1]);&quot;&quot;;VLOOKUP([.N51]+([.O51]*100);dbKeyLookupTable;2))">
            <text:p/>
          </table:table-cell>
          <table:table-cell table:style-name="ce65" table:formula="of:=IF(ISNUMBER(SEARCH(&quot;Key:&quot;;[.G51]));SEARCH(&quot;Key:&quot;;[.G51]);&quot;&quot;)">
            <text:p/>
          </table:table-cell>
          <table:table-cell table:formula="of:=IF(ISNUMBER([.R51]);IF(ISNUMBER(SEARCH(&quot;,&quot;;[.G51];[.R51]));SEARCH(&quot;,&quot;;[.G51];[.R51])-1;LEN([.G51]));0)" office:value-type="float" office:value="0" calcext:value-type="float">
            <text:p>0</text:p>
          </table:table-cell>
          <table:table-cell table:style-name="ce65" table:formula="of:=IF([.S51]&gt;0;[.R51]+4;&quot;&quot;)">
            <text:p/>
          </table:table-cell>
          <table:table-cell table:style-name="ce65" table:formula="of:=IF([.S51]&gt;0;[.S51]-[.T51]+1;&quot;&quot;)">
            <text:p/>
          </table:table-cell>
          <table:table-cell table:style-name="ce66" table:formula="of:=IF([.S51]&gt;0;MID([.G51];[.R51]+4;[.U51]);&quot;&quot;)">
            <text:p/>
          </table:table-cell>
          <table:table-cell/>
          <table:table-cell table:formula="of:=IF(LEN([.V51])&gt;0;[.V51];[.Q51])">
            <text:p/>
          </table:table-cell>
          <table:table-cell table:formula="of:=([.L51]*60)+[.M5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3.pdf</text:p>
          </table:table-cell>
          <table:table-cell office:value-type="string" calcext:value-type="string">
            <text:p>Joy to the World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2]);&quot;&quot;;VLOOKUP([.N52]+([.O52]*100);dbKeyLookupTable;2))">
            <text:p/>
          </table:table-cell>
          <table:table-cell table:style-name="ce65" table:formula="of:=IF(ISNUMBER(SEARCH(&quot;Key:&quot;;[.G52]));SEARCH(&quot;Key:&quot;;[.G52]);&quot;&quot;)">
            <text:p/>
          </table:table-cell>
          <table:table-cell table:formula="of:=IF(ISNUMBER([.R52]);IF(ISNUMBER(SEARCH(&quot;,&quot;;[.G52];[.R52]));SEARCH(&quot;,&quot;;[.G52];[.R52])-1;LEN([.G52]));0)" office:value-type="float" office:value="0" calcext:value-type="float">
            <text:p>0</text:p>
          </table:table-cell>
          <table:table-cell table:style-name="ce65" table:formula="of:=IF([.S52]&gt;0;[.R52]+4;&quot;&quot;)">
            <text:p/>
          </table:table-cell>
          <table:table-cell table:style-name="ce65" table:formula="of:=IF([.S52]&gt;0;[.S52]-[.T52]+1;&quot;&quot;)">
            <text:p/>
          </table:table-cell>
          <table:table-cell table:style-name="ce66" table:formula="of:=IF([.S52]&gt;0;MID([.G52];[.R52]+4;[.U52]);&quot;&quot;)">
            <text:p/>
          </table:table-cell>
          <table:table-cell/>
          <table:table-cell table:formula="of:=IF(LEN([.V52])&gt;0;[.V52];[.Q52])">
            <text:p/>
          </table:table-cell>
          <table:table-cell table:formula="of:=([.L52]*60)+[.M5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4.pdf</text:p>
          </table:table-cell>
          <table:table-cell office:value-type="string" calcext:value-type="string">
            <text:p>Joy to the World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3]);&quot;&quot;;VLOOKUP([.N53]+([.O53]*100);dbKeyLookupTable;2))">
            <text:p/>
          </table:table-cell>
          <table:table-cell table:style-name="ce65" table:formula="of:=IF(ISNUMBER(SEARCH(&quot;Key:&quot;;[.G53]));SEARCH(&quot;Key:&quot;;[.G53]);&quot;&quot;)">
            <text:p/>
          </table:table-cell>
          <table:table-cell table:formula="of:=IF(ISNUMBER([.R53]);IF(ISNUMBER(SEARCH(&quot;,&quot;;[.G53];[.R53]));SEARCH(&quot;,&quot;;[.G53];[.R53])-1;LEN([.G53]));0)" office:value-type="float" office:value="0" calcext:value-type="float">
            <text:p>0</text:p>
          </table:table-cell>
          <table:table-cell table:style-name="ce65" table:formula="of:=IF([.S53]&gt;0;[.R53]+4;&quot;&quot;)">
            <text:p/>
          </table:table-cell>
          <table:table-cell table:style-name="ce65" table:formula="of:=IF([.S53]&gt;0;[.S53]-[.T53]+1;&quot;&quot;)">
            <text:p/>
          </table:table-cell>
          <table:table-cell table:style-name="ce66" table:formula="of:=IF([.S53]&gt;0;MID([.G53];[.R53]+4;[.U53]);&quot;&quot;)">
            <text:p/>
          </table:table-cell>
          <table:table-cell/>
          <table:table-cell table:formula="of:=IF(LEN([.V53])&gt;0;[.V53];[.Q53])">
            <text:p/>
          </table:table-cell>
          <table:table-cell table:formula="of:=([.L53]*60)+[.M5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Metadata Reference Document.pdf</text:p>
          </table:table-cell>
          <table:table-cell table:style-name="ce2" office:value-type="string" calcext:value-type="string">
            <text:p>Metadata Reference Document</text:p>
          </table:table-cell>
          <table:table-cell table:style-name="ce2" table:number-columns-repeated="2"/>
          <table:table-cell table:style-name="ce2" office:value-type="string" calcext:value-type="string">
            <text:p>Composer or Arranger</text:p>
          </table:table-cell>
          <table:table-cell table:style-name="ce2" office:value-type="string" calcext:value-type="string">
            <text:p>genre2, genre3, Genres</text:p>
          </table:table-cell>
          <table:table-cell table:style-name="ce2" office:value-type="string" calcext:value-type="string">
            <text:p>tag2, tag3, Tags</text:p>
          </table:table-cell>
          <table:table-cell table:style-name="ce2" office:value-type="string" calcext:value-type="string">
            <text:p>book2, book3, Books</text:p>
          </table:table-cell>
          <table:table-cell table:style-name="ce2" office:value-type="string" calcext:value-type="string">
            <text:p>Reference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0"/>
          <table:table-cell table:formula="of:=IF(ISBLANK([.N54]);&quot;&quot;;VLOOKUP([.N54]+([.O54]*100);dbKeyLookupTable;2))" office:value-type="string" office:string-value="D#m" calcext:value-type="string">
            <text:p>D#m</text:p>
          </table:table-cell>
          <table:table-cell table:style-name="ce65" table:formula="of:=IF(ISNUMBER(SEARCH(&quot;Key:&quot;;[.G54]));SEARCH(&quot;Key:&quot;;[.G54]);&quot;&quot;)">
            <text:p/>
          </table:table-cell>
          <table:table-cell table:formula="of:=IF(ISNUMBER([.R54]);IF(ISNUMBER(SEARCH(&quot;,&quot;;[.G54];[.R54]));SEARCH(&quot;,&quot;;[.G54];[.R54])-1;LEN([.G54]));0)" office:value-type="float" office:value="0" calcext:value-type="float">
            <text:p>0</text:p>
          </table:table-cell>
          <table:table-cell table:style-name="ce65" table:formula="of:=IF([.S54]&gt;0;[.R54]+4;&quot;&quot;)">
            <text:p/>
          </table:table-cell>
          <table:table-cell table:style-name="ce65" table:formula="of:=IF([.S54]&gt;0;[.S54]-[.T54]+1;&quot;&quot;)">
            <text:p/>
          </table:table-cell>
          <table:table-cell table:style-name="ce66" table:formula="of:=IF([.S54]&gt;0;MID([.G54];[.R54]+4;[.U54]);&quot;&quot;)">
            <text:p/>
          </table:table-cell>
          <table:table-cell table:style-name="ce84"/>
          <table:table-cell table:formula="of:=IF(LEN([.V54])&gt;0;[.V54];[.Q54])" office:value-type="string" office:string-value="D#m" calcext:value-type="string">
            <text:p>D#m</text:p>
          </table:table-cell>
          <table:table-cell table:formula="of:=([.L54]*60)+[.M54]" office:value-type="float" office:value="44" calcext:value-type="float">
            <text:p>44</text:p>
          </table:table-cell>
          <table:table-cell table:style-name="ce2" table:number-columns-repeated="16359"/>
        </table:table-row>
        <table:table-row table:style-name="ro2">
          <table:table-cell office:value-type="string" calcext:value-type="string">
            <text:p>Opal June.pdf</text:p>
          </table:table-cell>
          <table:table-cell office:value-type="string" calcext:value-type="string">
            <text:p>Opal June</text:p>
          </table:table-cell>
          <table:table-cell table:number-columns-repeated="2"/>
          <table:table-cell office:value-type="string" calcext:value-type="string">
            <text:p>Melanie Johnston/Molly Mas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5]);&quot;&quot;;VLOOKUP([.N55]+([.O55]*100);dbKeyLookupTable;2))">
            <text:p/>
          </table:table-cell>
          <table:table-cell table:style-name="ce65" table:formula="of:=IF(ISNUMBER(SEARCH(&quot;Key:&quot;;[.G55]));SEARCH(&quot;Key:&quot;;[.G55]);&quot;&quot;)">
            <text:p/>
          </table:table-cell>
          <table:table-cell table:formula="of:=IF(ISNUMBER([.R55]);IF(ISNUMBER(SEARCH(&quot;,&quot;;[.G55];[.R55]));SEARCH(&quot;,&quot;;[.G55];[.R55])-1;LEN([.G55]));0)" office:value-type="float" office:value="0" calcext:value-type="float">
            <text:p>0</text:p>
          </table:table-cell>
          <table:table-cell table:style-name="ce65" table:formula="of:=IF([.S55]&gt;0;[.R55]+4;&quot;&quot;)">
            <text:p/>
          </table:table-cell>
          <table:table-cell table:style-name="ce65" table:formula="of:=IF([.S55]&gt;0;[.S55]-[.T55]+1;&quot;&quot;)">
            <text:p/>
          </table:table-cell>
          <table:table-cell table:style-name="ce66" table:formula="of:=IF([.S55]&gt;0;MID([.G55];[.R55]+4;[.U55]);&quot;&quot;)">
            <text:p/>
          </table:table-cell>
          <table:table-cell/>
          <table:table-cell table:formula="of:=IF(LEN([.V55])&gt;0;[.V55];[.Q55])">
            <text:p/>
          </table:table-cell>
          <table:table-cell table:formula="of:=([.L55]*60)+[.M5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Wildwood Flower (arr01:Haas).pdf</text:p>
          </table:table-cell>
          <table:table-cell office:value-type="string" calcext:value-type="string">
            <text:p>Wildwood Flower (arr01:Haas)</text:p>
          </table:table-cell>
          <table:table-cell table:number-columns-repeated="2"/>
          <table:table-cell office:value-type="string" calcext:value-type="string">
            <text:p>Dave Haas</text:p>
          </table:table-cell>
          <table:table-cell office:value-type="string" calcext:value-type="string">
            <text:p>American, Folk, Traditional</text:p>
          </table:table-cell>
          <table:table-cell office:value-type="string" calcext:value-type="string">
            <text:p>Yyy, Key:Dm, xx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6]);&quot;&quot;;VLOOKUP([.N56]+([.O56]*100);dbKeyLookupTable;2))">
            <text:p/>
          </table:table-cell>
          <table:table-cell table:style-name="ce65" table:formula="of:=IF(ISNUMBER(SEARCH(&quot;Key:&quot;;[.G56]));SEARCH(&quot;Key:&quot;;[.G56]);&quot;&quot;)" office:value-type="float" office:value="6" calcext:value-type="float">
            <text:p>6</text:p>
          </table:table-cell>
          <table:table-cell table:formula="of:=IF(ISNUMBER([.R56]);IF(ISNUMBER(SEARCH(&quot;,&quot;;[.G56];[.R56]));SEARCH(&quot;,&quot;;[.G56];[.R56])-1;LEN([.G56]));0)" office:value-type="float" office:value="11" calcext:value-type="float">
            <text:p>11</text:p>
          </table:table-cell>
          <table:table-cell table:style-name="ce65" table:formula="of:=IF([.S56]&gt;0;[.R56]+4;&quot;&quot;)" office:value-type="float" office:value="10" calcext:value-type="float">
            <text:p>10</text:p>
          </table:table-cell>
          <table:table-cell table:style-name="ce65" table:formula="of:=IF([.S56]&gt;0;[.S56]-[.T56]+1;&quot;&quot;)" office:value-type="float" office:value="2" calcext:value-type="float">
            <text:p>2</text:p>
          </table:table-cell>
          <table:table-cell table:style-name="ce66" table:formula="of:=IF([.S56]&gt;0;MID([.G56];[.R56]+4;[.U56]);&quot;&quot;)" office:value-type="string" office:string-value="Dm" calcext:value-type="string">
            <text:p>Dm</text:p>
          </table:table-cell>
          <table:table-cell/>
          <table:table-cell table:formula="of:=IF(LEN([.V56])&gt;0;[.V56];[.Q56])" office:value-type="string" office:string-value="Dm" calcext:value-type="string">
            <text:p>Dm</text:p>
          </table:table-cell>
          <table:table-cell table:formula="of:=([.L56]*60)+[.M5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m, xxx</text:p>
          </table:table-cell>
          <table:table-cell table:number-columns-repeated="9"/>
          <table:table-cell table:formula="of:=IF(ISBLANK([.N57]);&quot;&quot;;VLOOKUP([.N57]+([.O57]*100);dbKeyLookupTable;2))">
            <text:p/>
          </table:table-cell>
          <table:table-cell table:style-name="ce65" table:formula="of:=IF(ISNUMBER(SEARCH(&quot;Key:&quot;;[.G57]));SEARCH(&quot;Key:&quot;;[.G57]);&quot;&quot;)" office:value-type="float" office:value="1" calcext:value-type="float">
            <text:p>1</text:p>
          </table:table-cell>
          <table:table-cell table:formula="of:=IF(ISNUMBER([.R57]);IF(ISNUMBER(SEARCH(&quot;,&quot;;[.G57];[.R57]));SEARCH(&quot;,&quot;;[.G57];[.R57])-1;LEN([.G57]));0)" office:value-type="float" office:value="6" calcext:value-type="float">
            <text:p>6</text:p>
          </table:table-cell>
          <table:table-cell table:style-name="ce65" table:formula="of:=IF([.S57]&gt;0;[.R57]+4;&quot;&quot;)" office:value-type="float" office:value="5" calcext:value-type="float">
            <text:p>5</text:p>
          </table:table-cell>
          <table:table-cell table:style-name="ce65" table:formula="of:=IF([.S57]&gt;0;[.S57]-[.T57]+1;&quot;&quot;)" office:value-type="float" office:value="2" calcext:value-type="float">
            <text:p>2</text:p>
          </table:table-cell>
          <table:table-cell table:style-name="ce66" table:formula="of:=IF([.S57]&gt;0;MID([.G57];[.R57]+4;[.U57]);&quot;&quot;)" office:value-type="string" office:string-value="Dm" calcext:value-type="string">
            <text:p>Dm</text:p>
          </table:table-cell>
          <table:table-cell/>
          <table:table-cell table:formula="of:=IF(LEN([.V57])&gt;0;[.V57];[.Q57])" office:value-type="string" office:string-value="Dm" calcext:value-type="string">
            <text:p>Dm</text:p>
          </table:table-cell>
          <table:table-cell table:formula="of:=([.L57]*60)+[.M5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16"/>
          <table:table-cell table:formula="of:=IF(ISBLANK([.N58]);&quot;&quot;;VLOOKUP([.N58]+([.O58]*100);dbKeyLookupTable;2))">
            <text:p/>
          </table:table-cell>
          <table:table-cell table:style-name="ce65" table:formula="of:=IF(ISNUMBER(SEARCH(&quot;Key:&quot;;[.G58]));SEARCH(&quot;Key:&quot;;[.G58]);&quot;&quot;)">
            <text:p/>
          </table:table-cell>
          <table:table-cell table:formula="of:=IF(ISNUMBER([.R58]);IF(ISNUMBER(SEARCH(&quot;,&quot;;[.G58];[.R58]));SEARCH(&quot;,&quot;;[.G58];[.R58])-1;LEN([.G58]));0)" office:value-type="float" office:value="0" calcext:value-type="float">
            <text:p>0</text:p>
          </table:table-cell>
          <table:table-cell table:style-name="ce65" table:formula="of:=IF([.S58]&gt;0;[.R58]+4;&quot;&quot;)">
            <text:p/>
          </table:table-cell>
          <table:table-cell table:style-name="ce65" table:formula="of:=IF([.S58]&gt;0;[.S58]-[.T58]+1;&quot;&quot;)">
            <text:p/>
          </table:table-cell>
          <table:table-cell table:style-name="ce66" table:formula="of:=IF([.S58]&gt;0;MID([.G58];[.R58]+4;[.U58]);&quot;&quot;)">
            <text:p/>
          </table:table-cell>
          <table:table-cell/>
          <table:table-cell table:formula="of:=IF(LEN([.V58])&gt;0;[.V58];[.Q58])">
            <text:p/>
          </table:table-cell>
          <table:table-cell table:formula="of:=([.L58]*60)+[.M5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</text:p>
          </table:table-cell>
          <table:table-cell table:number-columns-repeated="9"/>
          <table:table-cell table:formula="of:=IF(ISBLANK([.N59]);&quot;&quot;;VLOOKUP([.N59]+([.O59]*100);dbKeyLookupTable;2))">
            <text:p/>
          </table:table-cell>
          <table:table-cell table:style-name="ce65" table:formula="of:=IF(ISNUMBER(SEARCH(&quot;Key:&quot;;[.G59]));SEARCH(&quot;Key:&quot;;[.G59]);&quot;&quot;)" office:value-type="float" office:value="1" calcext:value-type="float">
            <text:p>1</text:p>
          </table:table-cell>
          <table:table-cell table:formula="of:=IF(ISNUMBER([.R59]);IF(ISNUMBER(SEARCH(&quot;,&quot;;[.G59];[.R59]));SEARCH(&quot;,&quot;;[.G59];[.R59])-1;LEN([.G59]));0)" office:value-type="float" office:value="5" calcext:value-type="float">
            <text:p>5</text:p>
          </table:table-cell>
          <table:table-cell table:style-name="ce65" table:formula="of:=IF([.S59]&gt;0;[.R59]+4;&quot;&quot;)" office:value-type="float" office:value="5" calcext:value-type="float">
            <text:p>5</text:p>
          </table:table-cell>
          <table:table-cell table:style-name="ce65" table:formula="of:=IF([.S59]&gt;0;[.S59]-[.T59]+1;&quot;&quot;)" office:value-type="float" office:value="1" calcext:value-type="float">
            <text:p>1</text:p>
          </table:table-cell>
          <table:table-cell table:style-name="ce66" table:formula="of:=IF([.S59]&gt;0;MID([.G59];[.R59]+4;[.U59]);&quot;&quot;)" office:value-type="string" office:string-value="D" calcext:value-type="string">
            <text:p>D</text:p>
          </table:table-cell>
          <table:table-cell/>
          <table:table-cell table:formula="of:=IF(LEN([.V59])&gt;0;[.V59];[.Q59])" office:value-type="string" office:string-value="D" calcext:value-type="string">
            <text:p>D</text:p>
          </table:table-cell>
          <table:table-cell table:formula="of:=([.L59]*60)+[.M5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m, <text:s/></text:p>
          </table:table-cell>
          <table:table-cell table:number-columns-repeated="9"/>
          <table:table-cell table:formula="of:=IF(ISBLANK([.N60]);&quot;&quot;;VLOOKUP([.N60]+([.O60]*100);dbKeyLookupTable;2))">
            <text:p/>
          </table:table-cell>
          <table:table-cell table:style-name="ce65" table:formula="of:=IF(ISNUMBER(SEARCH(&quot;Key:&quot;;[.G60]));SEARCH(&quot;Key:&quot;;[.G60]);&quot;&quot;)" office:value-type="float" office:value="1" calcext:value-type="float">
            <text:p>1</text:p>
          </table:table-cell>
          <table:table-cell table:formula="of:=IF(ISNUMBER([.R60]);IF(ISNUMBER(SEARCH(&quot;,&quot;;[.G60];[.R60]));SEARCH(&quot;,&quot;;[.G60];[.R60])-1;LEN([.G60]));0)" office:value-type="float" office:value="6" calcext:value-type="float">
            <text:p>6</text:p>
          </table:table-cell>
          <table:table-cell table:style-name="ce65" table:formula="of:=IF([.S60]&gt;0;[.R60]+4;&quot;&quot;)" office:value-type="float" office:value="5" calcext:value-type="float">
            <text:p>5</text:p>
          </table:table-cell>
          <table:table-cell table:style-name="ce65" table:formula="of:=IF([.S60]&gt;0;[.S60]-[.T60]+1;&quot;&quot;)" office:value-type="float" office:value="2" calcext:value-type="float">
            <text:p>2</text:p>
          </table:table-cell>
          <table:table-cell table:style-name="ce66" table:formula="of:=IF([.S60]&gt;0;MID([.G60];[.R60]+4;[.U60]);&quot;&quot;)" office:value-type="string" office:string-value="Dm" calcext:value-type="string">
            <text:p>Dm</text:p>
          </table:table-cell>
          <table:table-cell/>
          <table:table-cell table:formula="of:=IF(LEN([.V60])&gt;0;[.V60];[.Q60])" office:value-type="string" office:string-value="Dm" calcext:value-type="string">
            <text:p>Dm</text:p>
          </table:table-cell>
          <table:table-cell table:formula="of:=([.L60]*60)+[.M6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Yyy, Key:Dm, xxx</text:p>
          </table:table-cell>
          <table:table-cell table:number-columns-repeated="9"/>
          <table:table-cell table:formula="of:=IF(ISBLANK([.N61]);&quot;&quot;;VLOOKUP([.N61]+([.O61]*100);dbKeyLookupTable;2))">
            <text:p/>
          </table:table-cell>
          <table:table-cell table:style-name="ce65" table:formula="of:=IF(ISNUMBER(SEARCH(&quot;Key:&quot;;[.G61]));SEARCH(&quot;Key:&quot;;[.G61]);&quot;&quot;)" office:value-type="float" office:value="6" calcext:value-type="float">
            <text:p>6</text:p>
          </table:table-cell>
          <table:table-cell table:formula="of:=IF(ISNUMBER([.R61]);IF(ISNUMBER(SEARCH(&quot;,&quot;;[.G61];[.R61]));SEARCH(&quot;,&quot;;[.G61];[.R61])-1;LEN([.G61]));0)" office:value-type="float" office:value="11" calcext:value-type="float">
            <text:p>11</text:p>
          </table:table-cell>
          <table:table-cell table:style-name="ce65" table:formula="of:=IF([.S61]&gt;0;[.R61]+4;&quot;&quot;)" office:value-type="float" office:value="10" calcext:value-type="float">
            <text:p>10</text:p>
          </table:table-cell>
          <table:table-cell table:style-name="ce65" table:formula="of:=IF([.S61]&gt;0;[.S61]-[.T61]+1;&quot;&quot;)" office:value-type="float" office:value="2" calcext:value-type="float">
            <text:p>2</text:p>
          </table:table-cell>
          <table:table-cell table:style-name="ce66" table:formula="of:=IF([.S61]&gt;0;MID([.G61];[.R61]+4;[.U61]);&quot;&quot;)" office:value-type="string" office:string-value="Dm" calcext:value-type="string">
            <text:p>Dm</text:p>
          </table:table-cell>
          <table:table-cell/>
          <table:table-cell table:formula="of:=IF(LEN([.V61])&gt;0;[.V61];[.Q61])" office:value-type="string" office:string-value="Dm" calcext:value-type="string">
            <text:p>Dm</text:p>
          </table:table-cell>
          <table:table-cell table:formula="of:=([.L61]*60)+[.M6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Yyy, Key:Dm</text:p>
          </table:table-cell>
          <table:table-cell table:number-columns-repeated="9"/>
          <table:table-cell table:formula="of:=IF(ISBLANK([.N62]);&quot;&quot;;VLOOKUP([.N62]+([.O62]*100);dbKeyLookupTable;2))">
            <text:p/>
          </table:table-cell>
          <table:table-cell table:style-name="ce65" table:formula="of:=IF(ISNUMBER(SEARCH(&quot;Key:&quot;;[.G62]));SEARCH(&quot;Key:&quot;;[.G62]);&quot;&quot;)" office:value-type="float" office:value="6" calcext:value-type="float">
            <text:p>6</text:p>
          </table:table-cell>
          <table:table-cell table:formula="of:=IF(ISNUMBER([.R62]);IF(ISNUMBER(SEARCH(&quot;,&quot;;[.G62];[.R62]));SEARCH(&quot;,&quot;;[.G62];[.R62])-1;LEN([.G62]));0)" office:value-type="float" office:value="11" calcext:value-type="float">
            <text:p>11</text:p>
          </table:table-cell>
          <table:table-cell table:style-name="ce65" table:formula="of:=IF([.S62]&gt;0;[.R62]+4;&quot;&quot;)" office:value-type="float" office:value="10" calcext:value-type="float">
            <text:p>10</text:p>
          </table:table-cell>
          <table:table-cell table:style-name="ce65" table:formula="of:=IF([.S62]&gt;0;[.S62]-[.T62]+1;&quot;&quot;)" office:value-type="float" office:value="2" calcext:value-type="float">
            <text:p>2</text:p>
          </table:table-cell>
          <table:table-cell table:style-name="ce66" table:formula="of:=IF([.S62]&gt;0;MID([.G62];[.R62]+4;[.U62]);&quot;&quot;)" office:value-type="string" office:string-value="Dm" calcext:value-type="string">
            <text:p>Dm</text:p>
          </table:table-cell>
          <table:table-cell/>
          <table:table-cell table:formula="of:=IF(LEN([.V62])&gt;0;[.V62];[.Q62])" office:value-type="string" office:string-value="Dm" calcext:value-type="string">
            <text:p>Dm</text:p>
          </table:table-cell>
          <table:table-cell table:formula="of:=([.L62]*60)+[.M6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16"/>
          <table:table-cell table:formula="of:=IF(ISBLANK([.N63]);&quot;&quot;;VLOOKUP([.N63]+([.O63]*100);dbKeyLookupTable;2))">
            <text:p/>
          </table:table-cell>
          <table:table-cell table:style-name="ce65" table:formula="of:=IF(ISNUMBER(SEARCH(&quot;Key:&quot;;[.G63]));SEARCH(&quot;Key:&quot;;[.G63]);&quot;&quot;)">
            <text:p/>
          </table:table-cell>
          <table:table-cell table:formula="of:=IF(ISNUMBER([.R63]);IF(ISNUMBER(SEARCH(&quot;,&quot;;[.G63];[.R63]));SEARCH(&quot;,&quot;;[.G63];[.R63])-1;LEN([.G63]));0)" office:value-type="float" office:value="0" calcext:value-type="float">
            <text:p>0</text:p>
          </table:table-cell>
          <table:table-cell table:style-name="ce65" table:formula="of:=IF([.S63]&gt;0;[.R63]+4;&quot;&quot;)">
            <text:p/>
          </table:table-cell>
          <table:table-cell table:style-name="ce65" table:formula="of:=IF([.S63]&gt;0;[.S63]-[.T63]+1;&quot;&quot;)">
            <text:p/>
          </table:table-cell>
          <table:table-cell table:style-name="ce66" table:formula="of:=IF([.S63]&gt;0;MID([.G63];[.R63]+4;[.U63]);&quot;&quot;)">
            <text:p/>
          </table:table-cell>
          <table:table-cell/>
          <table:table-cell table:formula="of:=IF(LEN([.V63])&gt;0;[.V63];[.Q63])">
            <text:p/>
          </table:table-cell>
          <table:table-cell table:number-columns-repeated="16360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tadata-Output" table:style-name="ta1"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45" table:default-cell-style-name="Default"/>
        <table:table-row table:style-name="ro2">
          <table:table-cell table:style-name="ce89" office:value-type="string" calcext:value-type="string">
            <text:p>SourceFile</text:p>
          </table:table-cell>
          <table:table-cell table:style-name="ce89" office:value-type="string" calcext:value-type="string">
            <text:p>Title</text:p>
          </table:table-cell>
          <table:table-cell table:style-name="ce89" office:value-type="string" calcext:value-type="string">
            <text:p>Author</text:p>
          </table:table-cell>
          <table:table-cell table:style-name="ce89" office:value-type="string" calcext:value-type="string">
            <text:p>Subject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Books</text:p>
          </table:table-cell>
          <table:table-cell table:style-name="ce89" office:value-type="string" calcext:value-type="string">
            <text:p>Sourcetype</text:p>
          </table:table-cell>
          <table:table-cell table:style-name="ce89" office:value-type="string" calcext:value-type="string">
            <text:p>Duration</text:p>
          </table:table-cell>
          <table:table-cell table:style-name="ce89" office:value-type="string" calcext:value-type="string">
            <text:p>Key</text:p>
          </table:table-cell>
          <table:table-cell/>
        </table:table-row>
        <table:table-row table:style-name="ro2">
          <table:table-cell table:style-name="ce90" office:value-type="string" calcext:value-type="string">
            <text:p>210_TEST_Score_D_AllFields.pdf</text:p>
          </table:table-cell>
          <table:table-cell table:style-name="ce90" office:value-type="string" calcext:value-type="string">
            <text:p>210 TEST Score D – All Fields</text:p>
          </table:table-cell>
          <table:table-cell table:style-name="ce90" office:value-type="string" calcext:value-type="string">
            <text:p>Test</text:p>
          </table:table-cell>
          <table:table-cell table:style-name="ce90" office:value-type="string" calcext:value-type="string">
            <text:p>Generes, Subject with a space</text:p>
          </table:table-cell>
          <table:table-cell table:style-name="ce90" office:value-type="string" calcext:value-type="string">
            <text:p>MobileSheets Migration, Test</text:p>
          </table:table-cell>
          <table:table-cell table:style-name="ce90" office:value-type="string" calcext:value-type="string">
            <text:p>Book Title1, Book Title2</text:p>
          </table:table-cell>
          <table:table-cell table:style-name="ce90" office:value-type="string" calcext:value-type="string">
            <text:p>SourceTypeField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C#</text:p>
          </table:table-cell>
          <table:table-cell/>
        </table:table-row>
        <table:table-row table:style-name="ro2">
          <table:table-cell table:formula="of:=[$'forScore CSV Export Example'.A2]" office:value-type="string" office:string-value="Angel We Have Heard on High 2.pdf" calcext:value-type="string">
            <text:p>Angel We Have Heard on High 2.pdf</text:p>
          </table:table-cell>
          <table:table-cell table:formula="of:=IF(ISBLANK([$'forScore CSV Export Example'.B2]);&quot;&quot;;[$'forScore CSV Export Example'.B2])" office:value-type="string" office:string-value="Angel We Have Heard on High" calcext:value-type="string">
            <text:p>Angel We Have Heard on High</text:p>
          </table:table-cell>
          <table:table-cell table:formula="of:=IF(ISBLANK([$'forScore CSV Export Example'.E2]);&quot;&quot;;[$'forScore CSV Export Example'.E2])" office:value-type="string" office:string-value="Melanie Johnston" calcext:value-type="string">
            <text:p>Melanie Johnston</text:p>
          </table:table-cell>
          <table:table-cell table:formula="of:=IF(ISBLANK([$'forScore CSV Export Example'.F2]);&quot;&quot;;[$'forScore CSV Export Example'.F2])">
            <text:p/>
          </table:table-cell>
          <table:table-cell table:formula="of:=IF(ISBLANK([$'forScore CSV Export Example'.G2]);&quot;&quot;;[$'forScore CSV Export Example'.G2])">
            <text:p/>
          </table:table-cell>
          <table:table-cell table:formula="of:=IF(ISBLANK([$'forScore CSV Export Example'.H2]);&quot;&quot;;[$'forScore CSV Export Example'.H2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2]);&quot;&quot;;[$'forScore CSV Export Example'.I2])">
            <text:p/>
          </table:table-cell>
          <table:table-cell table:formula="of:=IF(ISBLANK([$'forScore CSV Export Example'.Y2]);&quot;&quot;;[$'forScore CSV Export Example'.Y2])" office:value-type="float" office:value="0" calcext:value-type="float">
            <text:p>0</text:p>
          </table:table-cell>
          <table:table-cell table:formula="of:=IF(ISBLANK([$'forScore CSV Export Example'.X2]);&quot;&quot;;[$'forScore CSV Export Example'.X2])">
            <text:p/>
          </table:table-cell>
          <table:table-cell/>
        </table:table-row>
        <table:table-row table:style-name="ro2">
          <table:table-cell table:formula="of:=[$'forScore CSV Export Example'.A3]" office:value-type="string" office:string-value="Ashokan Farewell.pdf" calcext:value-type="string">
            <text:p>Ashokan Farewell.pdf</text:p>
          </table:table-cell>
          <table:table-cell table:formula="of:=IF(ISBLANK([$'forScore CSV Export Example'.B3]);&quot;&quot;;[$'forScore CSV Export Example'.B3])" office:value-type="string" office:string-value="Ashokan Farewell" calcext:value-type="string">
            <text:p>Ashokan Farewell</text:p>
          </table:table-cell>
          <table:table-cell table:formula="of:=IF(ISBLANK([$'forScore CSV Export Example'.E3]);&quot;&quot;;[$'forScore CSV Export Example'.E3])" office:value-type="string" office:string-value="Unger - Mason - Johnston" calcext:value-type="string">
            <text:p>Unger - Mason - Johnston</text:p>
          </table:table-cell>
          <table:table-cell table:formula="of:=IF(ISBLANK([$'forScore CSV Export Example'.F3]);&quot;&quot;;[$'forScore CSV Export Example'.F3])" office:value-type="string" office:string-value="Waltzes" calcext:value-type="string">
            <text:p>Waltzes</text:p>
          </table:table-cell>
          <table:table-cell table:formula="of:=IF(ISBLANK([$'forScore CSV Export Example'.G3]);&quot;&quot;;[$'forScore CSV Export Example'.G3])" office:value-type="string" office:string-value="Key:D, Proofing, TAB" calcext:value-type="string">
            <text:p>Key:D, Proofing, TAB</text:p>
          </table:table-cell>
          <table:table-cell table:formula="of:=IF(ISBLANK([$'forScore CSV Export Example'.H3]);&quot;&quot;;[$'forScore CSV Export Example'.H3])" office:value-type="string" office:string-value="Catskill Waltzes &amp; Airs - Johnston" calcext:value-type="string">
            <text:p>Catskill Waltzes &amp; Airs - Johnston</text:p>
          </table:table-cell>
          <table:table-cell table:formula="of:=IF(ISBLANK([$'forScore CSV Export Example'.I3]);&quot;&quot;;[$'forScore CSV Export Example'.I3])">
            <text:p/>
          </table:table-cell>
          <table:table-cell table:formula="of:=IF(ISBLANK([$'forScore CSV Export Example'.Y3]);&quot;&quot;;[$'forScore CSV Export Example'.Y3])" office:value-type="float" office:value="0" calcext:value-type="float">
            <text:p>0</text:p>
          </table:table-cell>
          <table:table-cell table:formula="of:=IF(ISBLANK([$'forScore CSV Export Example'.X3]);&quot;&quot;;[$'forScore CSV Export Example'.X3]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'forScore CSV Export Example'.A4]" office:value-type="string" office:string-value="Ashokan-Farewell_SMN-and-TAB.pdf" calcext:value-type="string">
            <text:p>Ashokan-Farewell_SMN-and-TAB.pdf</text:p>
          </table:table-cell>
          <table:table-cell table:formula="of:=IF(ISBLANK([$'forScore CSV Export Example'.B4]);&quot;&quot;;[$'forScore CSV Export Example'.B4])" office:value-type="string" office:string-value="Ashokan-Farewell_SMN-and-TAB" calcext:value-type="string">
            <text:p>Ashokan-Farewell_SMN-and-TAB</text:p>
          </table:table-cell>
          <table:table-cell table:formula="of:=IF(ISBLANK([$'forScore CSV Export Example'.E4]);&quot;&quot;;[$'forScore CSV Export Example'.E4])" office:value-type="string" office:string-value="Jay Unger" calcext:value-type="string">
            <text:p>Jay Unger</text:p>
          </table:table-cell>
          <table:table-cell table:formula="of:=IF(ISBLANK([$'forScore CSV Export Example'.F4]);&quot;&quot;;[$'forScore CSV Export Example'.F4])" office:value-type="string" office:string-value="American, Dance" calcext:value-type="string">
            <text:p>American, Dance</text:p>
          </table:table-cell>
          <table:table-cell table:formula="of:=IF(ISBLANK([$'forScore CSV Export Example'.G4]);&quot;&quot;;[$'forScore CSV Export Example'.G4])" office:value-type="string" office:string-value="Key:Dm" calcext:value-type="string">
            <text:p>Key:Dm</text:p>
          </table:table-cell>
          <table:table-cell table:formula="of:=IF(ISBLANK([$'forScore CSV Export Example'.H4]);&quot;&quot;;[$'forScore CSV Export Example'.H4])">
            <text:p/>
          </table:table-cell>
          <table:table-cell table:formula="of:=IF(ISBLANK([$'forScore CSV Export Example'.I4]);&quot;&quot;;[$'forScore CSV Export Example'.I4])" office:value-type="string" office:string-value="Mel’s tef repo" calcext:value-type="string">
            <text:p>Mel’s tef repo</text:p>
          </table:table-cell>
          <table:table-cell table:formula="of:=IF(ISBLANK([$'forScore CSV Export Example'.Y4]);&quot;&quot;;[$'forScore CSV Export Example'.Y4])" office:value-type="float" office:value="94" calcext:value-type="float">
            <text:p>94</text:p>
          </table:table-cell>
          <table:table-cell table:formula="of:=IF(ISBLANK([$'forScore CSV Export Example'.X4]);&quot;&quot;;[$'forScore CSV Export Example'.X4])" office:value-type="string" office:string-value="Dm" calcext:value-type="string">
            <text:p>Dm</text:p>
          </table:table-cell>
          <table:table-cell/>
        </table:table-row>
        <table:table-row table:style-name="ro2">
          <table:table-cell table:formula="of:=[$'forScore CSV Export Example'.A5]" office:value-type="string" office:string-value="AshokanFarewell.pdf" calcext:value-type="string">
            <text:p>AshokanFarewell.pdf</text:p>
          </table:table-cell>
          <table:table-cell table:formula="of:=IF(ISBLANK([$'forScore CSV Export Example'.B5]);&quot;&quot;;[$'forScore CSV Export Example'.B5])" office:value-type="string" office:string-value="AshokanFarewell" calcext:value-type="string">
            <text:p>AshokanFarewell</text:p>
          </table:table-cell>
          <table:table-cell table:formula="of:=IF(ISBLANK([$'forScore CSV Export Example'.E5]);&quot;&quot;;[$'forScore CSV Export Example'.E5])">
            <text:p/>
          </table:table-cell>
          <table:table-cell table:formula="of:=IF(ISBLANK([$'forScore CSV Export Example'.F5]);&quot;&quot;;[$'forScore CSV Export Example'.F5])">
            <text:p/>
          </table:table-cell>
          <table:table-cell table:formula="of:=IF(ISBLANK([$'forScore CSV Export Example'.G5]);&quot;&quot;;[$'forScore CSV Export Example'.G5])" office:value-type="string" office:string-value="AnnHara" calcext:value-type="string">
            <text:p>AnnHara</text:p>
          </table:table-cell>
          <table:table-cell table:formula="of:=IF(ISBLANK([$'forScore CSV Export Example'.H5]);&quot;&quot;;[$'forScore CSV Export Example'.H5])">
            <text:p/>
          </table:table-cell>
          <table:table-cell table:formula="of:=IF(ISBLANK([$'forScore CSV Export Example'.I5]);&quot;&quot;;[$'forScore CSV Export Example'.I5])">
            <text:p/>
          </table:table-cell>
          <table:table-cell table:formula="of:=IF(ISBLANK([$'forScore CSV Export Example'.Y5]);&quot;&quot;;[$'forScore CSV Export Example'.Y5])" office:value-type="float" office:value="0" calcext:value-type="float">
            <text:p>0</text:p>
          </table:table-cell>
          <table:table-cell table:formula="of:=IF(ISBLANK([$'forScore CSV Export Example'.X5]);&quot;&quot;;[$'forScore CSV Export Example'.X5])">
            <text:p/>
          </table:table-cell>
          <table:table-cell/>
        </table:table-row>
        <table:table-row table:style-name="ro2">
          <table:table-cell table:formula="of:=[$'forScore CSV Export Example'.A6]" office:value-type="string" office:string-value="Auld Lang Syne, arpegg.pdf" calcext:value-type="string">
            <text:p>Auld Lang Syne, arpegg.pdf</text:p>
          </table:table-cell>
          <table:table-cell table:formula="of:=IF(ISBLANK([$'forScore CSV Export Example'.B6]);&quot;&quot;;[$'forScore CSV Export Example'.B6])" office:value-type="string" office:string-value="Auld Lang Syne, arpegg" calcext:value-type="string">
            <text:p>Auld Lang Syne, arpegg</text:p>
          </table:table-cell>
          <table:table-cell table:formula="of:=IF(ISBLANK([$'forScore CSV Export Example'.E6]);&quot;&quot;;[$'forScore CSV Export Example'.E6])" office:value-type="string" office:string-value="Melanie Johnston" calcext:value-type="string">
            <text:p>Melanie Johnston</text:p>
          </table:table-cell>
          <table:table-cell table:formula="of:=IF(ISBLANK([$'forScore CSV Export Example'.F6]);&quot;&quot;;[$'forScore CSV Export Example'.F6])">
            <text:p/>
          </table:table-cell>
          <table:table-cell table:formula="of:=IF(ISBLANK([$'forScore CSV Export Example'.G6]);&quot;&quot;;[$'forScore CSV Export Example'.G6])">
            <text:p/>
          </table:table-cell>
          <table:table-cell table:formula="of:=IF(ISBLANK([$'forScore CSV Export Example'.H6]);&quot;&quot;;[$'forScore CSV Export Example'.H6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6]);&quot;&quot;;[$'forScore CSV Export Example'.I6])">
            <text:p/>
          </table:table-cell>
          <table:table-cell table:formula="of:=IF(ISBLANK([$'forScore CSV Export Example'.Y6]);&quot;&quot;;[$'forScore CSV Export Example'.Y6])" office:value-type="float" office:value="0" calcext:value-type="float">
            <text:p>0</text:p>
          </table:table-cell>
          <table:table-cell table:formula="of:=IF(ISBLANK([$'forScore CSV Export Example'.X6]);&quot;&quot;;[$'forScore CSV Export Example'.X6])">
            <text:p/>
          </table:table-cell>
          <table:table-cell/>
        </table:table-row>
        <table:table-row table:style-name="ro2">
          <table:table-cell table:formula="of:=[$'forScore CSV Export Example'.A7]" office:value-type="string" office:string-value="Auld Lang Syne, chords.pdf" calcext:value-type="string">
            <text:p>Auld Lang Syne, chords.pdf</text:p>
          </table:table-cell>
          <table:table-cell table:formula="of:=IF(ISBLANK([$'forScore CSV Export Example'.B7]);&quot;&quot;;[$'forScore CSV Export Example'.B7])" office:value-type="string" office:string-value="Auld Lang Syne, chords" calcext:value-type="string">
            <text:p>Auld Lang Syne, chords</text:p>
          </table:table-cell>
          <table:table-cell table:formula="of:=IF(ISBLANK([$'forScore CSV Export Example'.E7]);&quot;&quot;;[$'forScore CSV Export Example'.E7])">
            <text:p/>
          </table:table-cell>
          <table:table-cell table:formula="of:=IF(ISBLANK([$'forScore CSV Export Example'.F7]);&quot;&quot;;[$'forScore CSV Export Example'.F7])" office:value-type="string" office:string-value="Christmas" calcext:value-type="string">
            <text:p>Christmas</text:p>
          </table:table-cell>
          <table:table-cell table:formula="of:=IF(ISBLANK([$'forScore CSV Export Example'.G7]);&quot;&quot;;[$'forScore CSV Export Example'.G7])" office:value-type="string" office:string-value="Club: Black Bear" calcext:value-type="string">
            <text:p>Club: Black Bear</text:p>
          </table:table-cell>
          <table:table-cell table:formula="of:=IF(ISBLANK([$'forScore CSV Export Example'.H7]);&quot;&quot;;[$'forScore CSV Export Example'.H7])">
            <text:p/>
          </table:table-cell>
          <table:table-cell table:formula="of:=IF(ISBLANK([$'forScore CSV Export Example'.I7]);&quot;&quot;;[$'forScore CSV Export Example'.I7])">
            <text:p/>
          </table:table-cell>
          <table:table-cell table:formula="of:=IF(ISBLANK([$'forScore CSV Export Example'.Y7]);&quot;&quot;;[$'forScore CSV Export Example'.Y7])" office:value-type="float" office:value="0" calcext:value-type="float">
            <text:p>0</text:p>
          </table:table-cell>
          <table:table-cell table:formula="of:=IF(ISBLANK([$'forScore CSV Export Example'.X7]);&quot;&quot;;[$'forScore CSV Export Example'.X7])">
            <text:p/>
          </table:table-cell>
          <table:table-cell/>
        </table:table-row>
        <table:table-row table:style-name="ro2">
          <table:table-cell table:formula="of:=[$'forScore CSV Export Example'.A8]" office:value-type="string" office:string-value="Auld Lang Syne.pdf" calcext:value-type="string">
            <text:p>Auld Lang Syne.pdf</text:p>
          </table:table-cell>
          <table:table-cell table:formula="of:=IF(ISBLANK([$'forScore CSV Export Example'.B8]);&quot;&quot;;[$'forScore CSV Export Example'.B8])" office:value-type="string" office:string-value="Auld Lang Syne" calcext:value-type="string">
            <text:p>Auld Lang Syne</text:p>
          </table:table-cell>
          <table:table-cell table:formula="of:=IF(ISBLANK([$'forScore CSV Export Example'.E8]);&quot;&quot;;[$'forScore CSV Export Example'.E8])" office:value-type="string" office:string-value="Ellen Pratt" calcext:value-type="string">
            <text:p>Ellen Pratt</text:p>
          </table:table-cell>
          <table:table-cell table:formula="of:=IF(ISBLANK([$'forScore CSV Export Example'.F8]);&quot;&quot;;[$'forScore CSV Export Example'.F8])" office:value-type="string" office:string-value="Christmas" calcext:value-type="string">
            <text:p>Christmas</text:p>
          </table:table-cell>
          <table:table-cell table:formula="of:=IF(ISBLANK([$'forScore CSV Export Example'.G8]);&quot;&quot;;[$'forScore CSV Export Example'.G8])" office:value-type="string" office:string-value="Christmas MultiPart" calcext:value-type="string">
            <text:p>Christmas MultiPart</text:p>
          </table:table-cell>
          <table:table-cell table:formula="of:=IF(ISBLANK([$'forScore CSV Export Example'.H8]);&quot;&quot;;[$'forScore CSV Export Example'.H8])" office:value-type="string" office:string-value="Pratt Christmas vol-2" calcext:value-type="string">
            <text:p>Pratt Christmas vol-2</text:p>
          </table:table-cell>
          <table:table-cell table:formula="of:=IF(ISBLANK([$'forScore CSV Export Example'.I8]);&quot;&quot;;[$'forScore CSV Export Example'.I8])">
            <text:p/>
          </table:table-cell>
          <table:table-cell table:formula="of:=IF(ISBLANK([$'forScore CSV Export Example'.Y8]);&quot;&quot;;[$'forScore CSV Export Example'.Y8])" office:value-type="float" office:value="0" calcext:value-type="float">
            <text:p>0</text:p>
          </table:table-cell>
          <table:table-cell table:formula="of:=IF(ISBLANK([$'forScore CSV Export Example'.X8]);&quot;&quot;;[$'forScore CSV Export Example'.X8])">
            <text:p/>
          </table:table-cell>
          <table:table-cell/>
        </table:table-row>
        <table:table-row table:style-name="ro2">
          <table:table-cell table:formula="of:=[$'forScore CSV Export Example'.A9]" office:value-type="string" office:string-value="Aunt Rhodie - Seifert.pdf" calcext:value-type="string">
            <text:p>Aunt Rhodie - Seifert.pdf</text:p>
          </table:table-cell>
          <table:table-cell table:formula="of:=IF(ISBLANK([$'forScore CSV Export Example'.B9]);&quot;&quot;;[$'forScore CSV Export Example'.B9])" office:value-type="string" office:string-value="Aunt Rhodie - Seifert" calcext:value-type="string">
            <text:p>Aunt Rhodie - Seifert</text:p>
          </table:table-cell>
          <table:table-cell table:formula="of:=IF(ISBLANK([$'forScore CSV Export Example'.E9]);&quot;&quot;;[$'forScore CSV Export Example'.E9])" office:value-type="string" office:string-value="Stephen Seifert" calcext:value-type="string">
            <text:p>Stephen Seifert</text:p>
          </table:table-cell>
          <table:table-cell table:formula="of:=IF(ISBLANK([$'forScore CSV Export Example'.F9]);&quot;&quot;;[$'forScore CSV Export Example'.F9])">
            <text:p/>
          </table:table-cell>
          <table:table-cell table:formula="of:=IF(ISBLANK([$'forScore CSV Export Example'.G9]);&quot;&quot;;[$'forScore CSV Export Example'.G9])">
            <text:p/>
          </table:table-cell>
          <table:table-cell table:formula="of:=IF(ISBLANK([$'forScore CSV Export Example'.H9]);&quot;&quot;;[$'forScore CSV Export Example'.H9])" office:value-type="string" office:string-value="Join the Jam I" calcext:value-type="string">
            <text:p>Join the Jam I</text:p>
          </table:table-cell>
          <table:table-cell table:formula="of:=IF(ISBLANK([$'forScore CSV Export Example'.I9]);&quot;&quot;;[$'forScore CSV Export Example'.I9])">
            <text:p/>
          </table:table-cell>
          <table:table-cell table:formula="of:=IF(ISBLANK([$'forScore CSV Export Example'.Y9]);&quot;&quot;;[$'forScore CSV Export Example'.Y9])" office:value-type="float" office:value="0" calcext:value-type="float">
            <text:p>0</text:p>
          </table:table-cell>
          <table:table-cell table:formula="of:=IF(ISBLANK([$'forScore CSV Export Example'.X9]);&quot;&quot;;[$'forScore CSV Export Example'.X9])">
            <text:p/>
          </table:table-cell>
          <table:table-cell/>
        </table:table-row>
        <table:table-row table:style-name="ro2">
          <table:table-cell table:formula="of:=[$'forScore CSV Export Example'.A10]" office:value-type="string" office:string-value="Away in a Manger - Seifert.pdf" calcext:value-type="string">
            <text:p>Away in a Manger - Seifert.pdf</text:p>
          </table:table-cell>
          <table:table-cell table:formula="of:=IF(ISBLANK([$'forScore CSV Export Example'.B10]);&quot;&quot;;[$'forScore CSV Export Example'.B10])" office:value-type="string" office:string-value="Away in a Manger - Seifert" calcext:value-type="string">
            <text:p>Away in a Manger - Seifert</text:p>
          </table:table-cell>
          <table:table-cell table:formula="of:=IF(ISBLANK([$'forScore CSV Export Example'.E10]);&quot;&quot;;[$'forScore CSV Export Example'.E10])" office:value-type="string" office:string-value="Stephen Seifert" calcext:value-type="string">
            <text:p>Stephen Seifert</text:p>
          </table:table-cell>
          <table:table-cell table:formula="of:=IF(ISBLANK([$'forScore CSV Export Example'.F10]);&quot;&quot;;[$'forScore CSV Export Example'.F10])" office:value-type="string" office:string-value="Christmas" calcext:value-type="string">
            <text:p>Christmas</text:p>
          </table:table-cell>
          <table:table-cell table:formula="of:=IF(ISBLANK([$'forScore CSV Export Example'.G10]);&quot;&quot;;[$'forScore CSV Export Example'.G10])">
            <text:p/>
          </table:table-cell>
          <table:table-cell table:formula="of:=IF(ISBLANK([$'forScore CSV Export Example'.H10]);&quot;&quot;;[$'forScore CSV Export Example'.H10])" office:value-type="string" office:string-value="Come Let Us Adore Him - Seifert" calcext:value-type="string">
            <text:p>Come Let Us Adore Him - Seifert</text:p>
          </table:table-cell>
          <table:table-cell table:formula="of:=IF(ISBLANK([$'forScore CSV Export Example'.I10]);&quot;&quot;;[$'forScore CSV Export Example'.I10])">
            <text:p/>
          </table:table-cell>
          <table:table-cell table:formula="of:=IF(ISBLANK([$'forScore CSV Export Example'.Y10]);&quot;&quot;;[$'forScore CSV Export Example'.Y10])" office:value-type="float" office:value="0" calcext:value-type="float">
            <text:p>0</text:p>
          </table:table-cell>
          <table:table-cell table:formula="of:=IF(ISBLANK([$'forScore CSV Export Example'.X10]);&quot;&quot;;[$'forScore CSV Export Example'.X10])">
            <text:p/>
          </table:table-cell>
          <table:table-cell/>
        </table:table-row>
        <table:table-row table:style-name="ro2">
          <table:table-cell table:formula="of:=[$'forScore CSV Export Example'.A11]" office:value-type="string" office:string-value="Away in a Manger 2.pdf" calcext:value-type="string">
            <text:p>Away in a Manger 2.pdf</text:p>
          </table:table-cell>
          <table:table-cell table:formula="of:=IF(ISBLANK([$'forScore CSV Export Example'.B11]);&quot;&quot;;[$'forScore CSV Export Example'.B11])" office:value-type="string" office:string-value="Away in a Manger 2" calcext:value-type="string">
            <text:p>Away in a Manger 2</text:p>
          </table:table-cell>
          <table:table-cell table:formula="of:=IF(ISBLANK([$'forScore CSV Export Example'.E11]);&quot;&quot;;[$'forScore CSV Export Example'.E11])">
            <text:p/>
          </table:table-cell>
          <table:table-cell table:formula="of:=IF(ISBLANK([$'forScore CSV Export Example'.F11]);&quot;&quot;;[$'forScore CSV Export Example'.F11])" office:value-type="string" office:string-value="Christmas" calcext:value-type="string">
            <text:p>Christmas</text:p>
          </table:table-cell>
          <table:table-cell table:formula="of:=IF(ISBLANK([$'forScore CSV Export Example'.G11]);&quot;&quot;;[$'forScore CSV Export Example'.G11])" office:value-type="string" office:string-value="Club: Black Bear" calcext:value-type="string">
            <text:p>Club: Black Bear</text:p>
          </table:table-cell>
          <table:table-cell table:formula="of:=IF(ISBLANK([$'forScore CSV Export Example'.H11]);&quot;&quot;;[$'forScore CSV Export Example'.H11])">
            <text:p/>
          </table:table-cell>
          <table:table-cell table:formula="of:=IF(ISBLANK([$'forScore CSV Export Example'.I11]);&quot;&quot;;[$'forScore CSV Export Example'.I11])">
            <text:p/>
          </table:table-cell>
          <table:table-cell table:formula="of:=IF(ISBLANK([$'forScore CSV Export Example'.Y11]);&quot;&quot;;[$'forScore CSV Export Example'.Y11])" office:value-type="float" office:value="0" calcext:value-type="float">
            <text:p>0</text:p>
          </table:table-cell>
          <table:table-cell table:formula="of:=IF(ISBLANK([$'forScore CSV Export Example'.X11]);&quot;&quot;;[$'forScore CSV Export Example'.X11])">
            <text:p/>
          </table:table-cell>
          <table:table-cell/>
        </table:table-row>
        <table:table-row table:style-name="ro2">
          <table:table-cell table:formula="of:=[$'forScore CSV Export Example'.A12]" office:value-type="string" office:string-value="Away In a Manger.pdf" calcext:value-type="string">
            <text:p>Away In a Manger.pdf</text:p>
          </table:table-cell>
          <table:table-cell table:formula="of:=IF(ISBLANK([$'forScore CSV Export Example'.B12]);&quot;&quot;;[$'forScore CSV Export Example'.B12])" office:value-type="string" office:string-value="Away In a Manger" calcext:value-type="string">
            <text:p>Away In a Manger</text:p>
          </table:table-cell>
          <table:table-cell table:formula="of:=IF(ISBLANK([$'forScore CSV Export Example'.E12]);&quot;&quot;;[$'forScore CSV Export Example'.E12])" office:value-type="string" office:string-value="Ellen Pratt" calcext:value-type="string">
            <text:p>Ellen Pratt</text:p>
          </table:table-cell>
          <table:table-cell table:formula="of:=IF(ISBLANK([$'forScore CSV Export Example'.F12]);&quot;&quot;;[$'forScore CSV Export Example'.F12])" office:value-type="string" office:string-value="Christmas" calcext:value-type="string">
            <text:p>Christmas</text:p>
          </table:table-cell>
          <table:table-cell table:formula="of:=IF(ISBLANK([$'forScore CSV Export Example'.G12]);&quot;&quot;;[$'forScore CSV Export Example'.G12])" office:value-type="string" office:string-value="Christmas MultiPart" calcext:value-type="string">
            <text:p>Christmas MultiPart</text:p>
          </table:table-cell>
          <table:table-cell table:formula="of:=IF(ISBLANK([$'forScore CSV Export Example'.H12]);&quot;&quot;;[$'forScore CSV Export Example'.H12])" office:value-type="string" office:string-value="Pratt Christmas vol-1" calcext:value-type="string">
            <text:p>Pratt Christmas vol-1</text:p>
          </table:table-cell>
          <table:table-cell table:formula="of:=IF(ISBLANK([$'forScore CSV Export Example'.I12]);&quot;&quot;;[$'forScore CSV Export Example'.I12])">
            <text:p/>
          </table:table-cell>
          <table:table-cell table:formula="of:=IF(ISBLANK([$'forScore CSV Export Example'.Y12]);&quot;&quot;;[$'forScore CSV Export Example'.Y12])" office:value-type="float" office:value="0" calcext:value-type="float">
            <text:p>0</text:p>
          </table:table-cell>
          <table:table-cell table:formula="of:=IF(ISBLANK([$'forScore CSV Export Example'.X12]);&quot;&quot;;[$'forScore CSV Export Example'.X12])">
            <text:p/>
          </table:table-cell>
          <table:table-cell/>
        </table:table-row>
        <table:table-row table:style-name="ro2">
          <table:table-cell table:formula="of:=[$'forScore CSV Export Example'.A13]" office:value-type="string" office:string-value="Baby O.pdf" calcext:value-type="string">
            <text:p>Baby O.pdf</text:p>
          </table:table-cell>
          <table:table-cell table:formula="of:=IF(ISBLANK([$'forScore CSV Export Example'.B13]);&quot;&quot;;[$'forScore CSV Export Example'.B13])" office:value-type="string" office:string-value="Baby O" calcext:value-type="string">
            <text:p>Baby O</text:p>
          </table:table-cell>
          <table:table-cell table:formula="of:=IF(ISBLANK([$'forScore CSV Export Example'.E13]);&quot;&quot;;[$'forScore CSV Export Example'.E13])" office:value-type="string" office:string-value="Stephen Seifert" calcext:value-type="string">
            <text:p>Stephen Seifert</text:p>
          </table:table-cell>
          <table:table-cell table:formula="of:=IF(ISBLANK([$'forScore CSV Export Example'.F13]);&quot;&quot;;[$'forScore CSV Export Example'.F13])">
            <text:p/>
          </table:table-cell>
          <table:table-cell table:formula="of:=IF(ISBLANK([$'forScore CSV Export Example'.G13]);&quot;&quot;;[$'forScore CSV Export Example'.G13])">
            <text:p/>
          </table:table-cell>
          <table:table-cell table:formula="of:=IF(ISBLANK([$'forScore CSV Export Example'.H13]);&quot;&quot;;[$'forScore CSV Export Example'.H13])" office:value-type="string" office:string-value="Join the Jam II" calcext:value-type="string">
            <text:p>Join the Jam II</text:p>
          </table:table-cell>
          <table:table-cell table:formula="of:=IF(ISBLANK([$'forScore CSV Export Example'.I13]);&quot;&quot;;[$'forScore CSV Export Example'.I13])">
            <text:p/>
          </table:table-cell>
          <table:table-cell table:formula="of:=IF(ISBLANK([$'forScore CSV Export Example'.Y13]);&quot;&quot;;[$'forScore CSV Export Example'.Y13])" office:value-type="float" office:value="0" calcext:value-type="float">
            <text:p>0</text:p>
          </table:table-cell>
          <table:table-cell table:formula="of:=IF(ISBLANK([$'forScore CSV Export Example'.X13]);&quot;&quot;;[$'forScore CSV Export Example'.X13])">
            <text:p/>
          </table:table-cell>
          <table:table-cell/>
        </table:table-row>
        <table:table-row table:style-name="ro2">
          <table:table-cell table:formula="of:=[$'forScore CSV Export Example'.A14]" office:value-type="string" office:string-value="Bach Cello Suite Prelude - DAD.pdf" calcext:value-type="string">
            <text:p>Bach Cello Suite Prelude - DAD.pdf</text:p>
          </table:table-cell>
          <table:table-cell table:formula="of:=IF(ISBLANK([$'forScore CSV Export Example'.B14]);&quot;&quot;;[$'forScore CSV Export Example'.B14])" office:value-type="string" office:string-value="Bach Cello Suite Prelude - DAD" calcext:value-type="string">
            <text:p>Bach Cello Suite Prelude - DAD</text:p>
          </table:table-cell>
          <table:table-cell table:formula="of:=IF(ISBLANK([$'forScore CSV Export Example'.E14]);&quot;&quot;;[$'forScore CSV Export Example'.E14])" office:value-type="string" office:string-value="Keith Kenner" calcext:value-type="string">
            <text:p>Keith Kenner</text:p>
          </table:table-cell>
          <table:table-cell table:formula="of:=IF(ISBLANK([$'forScore CSV Export Example'.F14]);&quot;&quot;;[$'forScore CSV Export Example'.F14])" office:value-type="string" office:string-value="Classical, Exercise, Exercise: Chromatic" calcext:value-type="string">
            <text:p>Classical, Exercise, Exercise: Chromatic</text:p>
          </table:table-cell>
          <table:table-cell table:formula="of:=IF(ISBLANK([$'forScore CSV Export Example'.G14]);&quot;&quot;;[$'forScore CSV Export Example'.G14])" office:value-type="string" office:string-value="Chromatic" calcext:value-type="string">
            <text:p>Chromatic</text:p>
          </table:table-cell>
          <table:table-cell table:formula="of:=IF(ISBLANK([$'forScore CSV Export Example'.H14]);&quot;&quot;;[$'forScore CSV Export Example'.H14])" office:value-type="string" office:string-value="Jeff’s Exercises" calcext:value-type="string">
            <text:p>Jeff’s Exercises</text:p>
          </table:table-cell>
          <table:table-cell table:formula="of:=IF(ISBLANK([$'forScore CSV Export Example'.I14]);&quot;&quot;;[$'forScore CSV Export Example'.I14])">
            <text:p/>
          </table:table-cell>
          <table:table-cell table:formula="of:=IF(ISBLANK([$'forScore CSV Export Example'.Y14]);&quot;&quot;;[$'forScore CSV Export Example'.Y14])" office:value-type="float" office:value="0" calcext:value-type="float">
            <text:p>0</text:p>
          </table:table-cell>
          <table:table-cell table:formula="of:=IF(ISBLANK([$'forScore CSV Export Example'.X14]);&quot;&quot;;[$'forScore CSV Export Example'.X14])">
            <text:p/>
          </table:table-cell>
          <table:table-cell/>
        </table:table-row>
        <table:table-row table:style-name="ro2">
          <table:table-cell table:formula="of:=[$'forScore CSV Export Example'.A15]" office:value-type="string" office:string-value="Bach Minuet.pdf" calcext:value-type="string">
            <text:p>Bach Minuet.pdf</text:p>
          </table:table-cell>
          <table:table-cell table:formula="of:=IF(ISBLANK([$'forScore CSV Export Example'.B15]);&quot;&quot;;[$'forScore CSV Export Example'.B15])" office:value-type="string" office:string-value="Bach Minuet" calcext:value-type="string">
            <text:p>Bach Minuet</text:p>
          </table:table-cell>
          <table:table-cell table:formula="of:=IF(ISBLANK([$'forScore CSV Export Example'.E15]);&quot;&quot;;[$'forScore CSV Export Example'.E15])" office:value-type="string" office:string-value="Ellen Pratt" calcext:value-type="string">
            <text:p>Ellen Pratt</text:p>
          </table:table-cell>
          <table:table-cell table:formula="of:=IF(ISBLANK([$'forScore CSV Export Example'.F15]);&quot;&quot;;[$'forScore CSV Export Example'.F15])">
            <text:p/>
          </table:table-cell>
          <table:table-cell table:formula="of:=IF(ISBLANK([$'forScore CSV Export Example'.G15]);&quot;&quot;;[$'forScore CSV Export Example'.G15])">
            <text:p/>
          </table:table-cell>
          <table:table-cell table:formula="of:=IF(ISBLANK([$'forScore CSV Export Example'.H15]);&quot;&quot;;[$'forScore CSV Export Example'.H15])">
            <text:p/>
          </table:table-cell>
          <table:table-cell table:formula="of:=IF(ISBLANK([$'forScore CSV Export Example'.I15]);&quot;&quot;;[$'forScore CSV Export Example'.I15])">
            <text:p/>
          </table:table-cell>
          <table:table-cell table:formula="of:=IF(ISBLANK([$'forScore CSV Export Example'.Y15]);&quot;&quot;;[$'forScore CSV Export Example'.Y15])" office:value-type="float" office:value="0" calcext:value-type="float">
            <text:p>0</text:p>
          </table:table-cell>
          <table:table-cell table:formula="of:=IF(ISBLANK([$'forScore CSV Export Example'.X15]);&quot;&quot;;[$'forScore CSV Export Example'.X15])">
            <text:p/>
          </table:table-cell>
          <table:table-cell/>
        </table:table-row>
        <table:table-row table:style-name="ro2">
          <table:table-cell table:formula="of:=[$'forScore CSV Export Example'.A16]" office:value-type="string" office:string-value="Backstep Cindy.pdf" calcext:value-type="string">
            <text:p>Backstep Cindy.pdf</text:p>
          </table:table-cell>
          <table:table-cell table:formula="of:=IF(ISBLANK([$'forScore CSV Export Example'.B16]);&quot;&quot;;[$'forScore CSV Export Example'.B16])" office:value-type="string" office:string-value="Backstep Cindy" calcext:value-type="string">
            <text:p>Backstep Cindy</text:p>
          </table:table-cell>
          <table:table-cell table:formula="of:=IF(ISBLANK([$'forScore CSV Export Example'.E16]);&quot;&quot;;[$'forScore CSV Export Example'.E16])" office:value-type="string" office:string-value="Stephen Seifert" calcext:value-type="string">
            <text:p>Stephen Seifert</text:p>
          </table:table-cell>
          <table:table-cell table:formula="of:=IF(ISBLANK([$'forScore CSV Export Example'.F16]);&quot;&quot;;[$'forScore CSV Export Example'.F16])">
            <text:p/>
          </table:table-cell>
          <table:table-cell table:formula="of:=IF(ISBLANK([$'forScore CSV Export Example'.G16]);&quot;&quot;;[$'forScore CSV Export Example'.G16])">
            <text:p/>
          </table:table-cell>
          <table:table-cell table:formula="of:=IF(ISBLANK([$'forScore CSV Export Example'.H16]);&quot;&quot;;[$'forScore CSV Export Example'.H16])" office:value-type="string" office:string-value="Join the Jam II" calcext:value-type="string">
            <text:p>Join the Jam II</text:p>
          </table:table-cell>
          <table:table-cell table:formula="of:=IF(ISBLANK([$'forScore CSV Export Example'.I16]);&quot;&quot;;[$'forScore CSV Export Example'.I16])">
            <text:p/>
          </table:table-cell>
          <table:table-cell table:formula="of:=IF(ISBLANK([$'forScore CSV Export Example'.Y16]);&quot;&quot;;[$'forScore CSV Export Example'.Y16])" office:value-type="float" office:value="0" calcext:value-type="float">
            <text:p>0</text:p>
          </table:table-cell>
          <table:table-cell table:formula="of:=IF(ISBLANK([$'forScore CSV Export Example'.X16]);&quot;&quot;;[$'forScore CSV Export Example'.X16])">
            <text:p/>
          </table:table-cell>
          <table:table-cell/>
        </table:table-row>
        <table:table-row table:style-name="ro2">
          <table:table-cell table:formula="of:=[$'forScore CSV Export Example'.A17]" office:value-type="string" office:string-value="Bajuschki Baju.pdf" calcext:value-type="string">
            <text:p>Bajuschki Baju.pdf</text:p>
          </table:table-cell>
          <table:table-cell table:formula="of:=IF(ISBLANK([$'forScore CSV Export Example'.B17]);&quot;&quot;;[$'forScore CSV Export Example'.B17])" office:value-type="string" office:string-value="Bajuschki Baju" calcext:value-type="string">
            <text:p>Bajuschki Baju</text:p>
          </table:table-cell>
          <table:table-cell table:formula="of:=IF(ISBLANK([$'forScore CSV Export Example'.E17]);&quot;&quot;;[$'forScore CSV Export Example'.E17])" office:value-type="string" office:string-value="Dusty Thornburn" calcext:value-type="string">
            <text:p>Dusty Thornburn</text:p>
          </table:table-cell>
          <table:table-cell table:formula="of:=IF(ISBLANK([$'forScore CSV Export Example'.F17]);&quot;&quot;;[$'forScore CSV Export Example'.F17])">
            <text:p/>
          </table:table-cell>
          <table:table-cell table:formula="of:=IF(ISBLANK([$'forScore CSV Export Example'.G17]);&quot;&quot;;[$'forScore CSV Export Example'.G17])">
            <text:p/>
          </table:table-cell>
          <table:table-cell table:formula="of:=IF(ISBLANK([$'forScore CSV Export Example'.H17]);&quot;&quot;;[$'forScore CSV Export Example'.H17])" office:value-type="string" office:string-value="Lullabies Around the World" calcext:value-type="string">
            <text:p>Lullabies Around the World</text:p>
          </table:table-cell>
          <table:table-cell table:formula="of:=IF(ISBLANK([$'forScore CSV Export Example'.I17]);&quot;&quot;;[$'forScore CSV Export Example'.I17])">
            <text:p/>
          </table:table-cell>
          <table:table-cell table:formula="of:=IF(ISBLANK([$'forScore CSV Export Example'.Y17]);&quot;&quot;;[$'forScore CSV Export Example'.Y17])" office:value-type="float" office:value="0" calcext:value-type="float">
            <text:p>0</text:p>
          </table:table-cell>
          <table:table-cell table:formula="of:=IF(ISBLANK([$'forScore CSV Export Example'.X17]);&quot;&quot;;[$'forScore CSV Export Example'.X17])">
            <text:p/>
          </table:table-cell>
          <table:table-cell/>
        </table:table-row>
        <table:table-row table:style-name="ro2">
          <table:table-cell table:formula="of:=[$'forScore CSV Export Example'.A18]" office:value-type="string" office:string-value="Baker's New Blues.pdf" calcext:value-type="string">
            <text:p>Baker's New Blues.pdf</text:p>
          </table:table-cell>
          <table:table-cell table:formula="of:=IF(ISBLANK([$'forScore CSV Export Example'.B18]);&quot;&quot;;[$'forScore CSV Export Example'.B18])" office:value-type="string" office:string-value="Baker's New Blues" calcext:value-type="string">
            <text:p>Baker's New Blues</text:p>
          </table:table-cell>
          <table:table-cell table:formula="of:=IF(ISBLANK([$'forScore CSV Export Example'.E18]);&quot;&quot;;[$'forScore CSV Export Example'.E18])">
            <text:p/>
          </table:table-cell>
          <table:table-cell table:formula="of:=IF(ISBLANK([$'forScore CSV Export Example'.F18]);&quot;&quot;;[$'forScore CSV Export Example'.F18])">
            <text:p/>
          </table:table-cell>
          <table:table-cell table:formula="of:=IF(ISBLANK([$'forScore CSV Export Example'.G18]);&quot;&quot;;[$'forScore CSV Export Example'.G18])">
            <text:p/>
          </table:table-cell>
          <table:table-cell table:formula="of:=IF(ISBLANK([$'forScore CSV Export Example'.H18]);&quot;&quot;;[$'forScore CSV Export Example'.H18])">
            <text:p/>
          </table:table-cell>
          <table:table-cell table:formula="of:=IF(ISBLANK([$'forScore CSV Export Example'.I18]);&quot;&quot;;[$'forScore CSV Export Example'.I18])">
            <text:p/>
          </table:table-cell>
          <table:table-cell table:formula="of:=IF(ISBLANK([$'forScore CSV Export Example'.Y18]);&quot;&quot;;[$'forScore CSV Export Example'.Y18])" office:value-type="float" office:value="0" calcext:value-type="float">
            <text:p>0</text:p>
          </table:table-cell>
          <table:table-cell table:formula="of:=IF(ISBLANK([$'forScore CSV Export Example'.X18]);&quot;&quot;;[$'forScore CSV Export Example'.X18])">
            <text:p/>
          </table:table-cell>
          <table:table-cell/>
        </table:table-row>
        <table:table-row table:style-name="ro2">
          <table:table-cell table:formula="of:=[$'forScore CSV Export Example'.A19]" office:value-type="string" office:string-value="Baloo Baleerie - Zanetti.pdf" calcext:value-type="string">
            <text:p>Baloo Baleerie - Zanetti.pdf</text:p>
          </table:table-cell>
          <table:table-cell table:formula="of:=IF(ISBLANK([$'forScore CSV Export Example'.B19]);&quot;&quot;;[$'forScore CSV Export Example'.B19])" office:value-type="string" office:string-value="Baloo Baleerie - Zanetti" calcext:value-type="string">
            <text:p>Baloo Baleerie - Zanetti</text:p>
          </table:table-cell>
          <table:table-cell table:formula="of:=IF(ISBLANK([$'forScore CSV Export Example'.E19]);&quot;&quot;;[$'forScore CSV Export Example'.E19])">
            <text:p/>
          </table:table-cell>
          <table:table-cell table:formula="of:=IF(ISBLANK([$'forScore CSV Export Example'.F19]);&quot;&quot;;[$'forScore CSV Export Example'.F19])">
            <text:p/>
          </table:table-cell>
          <table:table-cell table:formula="of:=IF(ISBLANK([$'forScore CSV Export Example'.G19]);&quot;&quot;;[$'forScore CSV Export Example'.G19])" office:value-type="string" office:string-value="DAD, Fingerpicked, Scottish" calcext:value-type="string">
            <text:p>DAD, Fingerpicked, Scottish</text:p>
          </table:table-cell>
          <table:table-cell table:formula="of:=IF(ISBLANK([$'forScore CSV Export Example'.H19]);&quot;&quot;;[$'forScore CSV Export Example'.H19])">
            <text:p/>
          </table:table-cell>
          <table:table-cell table:formula="of:=IF(ISBLANK([$'forScore CSV Export Example'.I19]);&quot;&quot;;[$'forScore CSV Export Example'.I19])">
            <text:p/>
          </table:table-cell>
          <table:table-cell table:formula="of:=IF(ISBLANK([$'forScore CSV Export Example'.Y19]);&quot;&quot;;[$'forScore CSV Export Example'.Y19])" office:value-type="float" office:value="0" calcext:value-type="float">
            <text:p>0</text:p>
          </table:table-cell>
          <table:table-cell table:formula="of:=IF(ISBLANK([$'forScore CSV Export Example'.X19]);&quot;&quot;;[$'forScore CSV Export Example'.X19])">
            <text:p/>
          </table:table-cell>
          <table:table-cell/>
        </table:table-row>
        <table:table-row table:style-name="ro2">
          <table:table-cell table:formula="of:=[$'forScore CSV Export Example'.A20]" office:value-type="string" office:string-value="Banjo Players In Heaven.pdf" calcext:value-type="string">
            <text:p>Banjo Players In Heaven.pdf</text:p>
          </table:table-cell>
          <table:table-cell table:formula="of:=IF(ISBLANK([$'forScore CSV Export Example'.B20]);&quot;&quot;;[$'forScore CSV Export Example'.B20])" office:value-type="string" office:string-value="Banjo Players In Heaven" calcext:value-type="string">
            <text:p>Banjo Players In Heaven</text:p>
          </table:table-cell>
          <table:table-cell table:formula="of:=IF(ISBLANK([$'forScore CSV Export Example'.E20]);&quot;&quot;;[$'forScore CSV Export Example'.E20])">
            <text:p/>
          </table:table-cell>
          <table:table-cell table:formula="of:=IF(ISBLANK([$'forScore CSV Export Example'.F20]);&quot;&quot;;[$'forScore CSV Export Example'.F20])">
            <text:p/>
          </table:table-cell>
          <table:table-cell table:formula="of:=IF(ISBLANK([$'forScore CSV Export Example'.G20]);&quot;&quot;;[$'forScore CSV Export Example'.G20])">
            <text:p/>
          </table:table-cell>
          <table:table-cell table:formula="of:=IF(ISBLANK([$'forScore CSV Export Example'.H20]);&quot;&quot;;[$'forScore CSV Export Example'.H20])">
            <text:p/>
          </table:table-cell>
          <table:table-cell table:formula="of:=IF(ISBLANK([$'forScore CSV Export Example'.I20]);&quot;&quot;;[$'forScore CSV Export Example'.I20])">
            <text:p/>
          </table:table-cell>
          <table:table-cell table:formula="of:=IF(ISBLANK([$'forScore CSV Export Example'.Y20]);&quot;&quot;;[$'forScore CSV Export Example'.Y20])" office:value-type="float" office:value="0" calcext:value-type="float">
            <text:p>0</text:p>
          </table:table-cell>
          <table:table-cell table:formula="of:=IF(ISBLANK([$'forScore CSV Export Example'.X20]);&quot;&quot;;[$'forScore CSV Export Example'.X20])">
            <text:p/>
          </table:table-cell>
          <table:table-cell/>
        </table:table-row>
        <table:table-row table:style-name="ro2">
          <table:table-cell table:formula="of:=[$'forScore CSV Export Example'.A21]" office:value-type="string" office:string-value="Banks of the Ohio - 6 Parts.tef.pdf" calcext:value-type="string">
            <text:p>Banks of the Ohio - 6 Parts.tef.pdf</text:p>
          </table:table-cell>
          <table:table-cell table:formula="of:=IF(ISBLANK([$'forScore CSV Export Example'.B21]);&quot;&quot;;[$'forScore CSV Export Example'.B21])" office:value-type="string" office:string-value="Banks of the Ohio - 6 Parts.tef" calcext:value-type="string">
            <text:p>Banks of the Ohio - 6 Parts.tef</text:p>
          </table:table-cell>
          <table:table-cell table:formula="of:=IF(ISBLANK([$'forScore CSV Export Example'.E21]);&quot;&quot;;[$'forScore CSV Export Example'.E21])" office:value-type="string" office:string-value="Tull" calcext:value-type="string">
            <text:p>Tull</text:p>
          </table:table-cell>
          <table:table-cell table:formula="of:=IF(ISBLANK([$'forScore CSV Export Example'.F21]);&quot;&quot;;[$'forScore CSV Export Example'.F21])">
            <text:p/>
          </table:table-cell>
          <table:table-cell table:formula="of:=IF(ISBLANK([$'forScore CSV Export Example'.G21]);&quot;&quot;;[$'forScore CSV Export Example'.G21])">
            <text:p/>
          </table:table-cell>
          <table:table-cell table:formula="of:=IF(ISBLANK([$'forScore CSV Export Example'.H21]);&quot;&quot;;[$'forScore CSV Export Example'.H21])">
            <text:p/>
          </table:table-cell>
          <table:table-cell table:formula="of:=IF(ISBLANK([$'forScore CSV Export Example'.I21]);&quot;&quot;;[$'forScore CSV Export Example'.I21])">
            <text:p/>
          </table:table-cell>
          <table:table-cell table:formula="of:=IF(ISBLANK([$'forScore CSV Export Example'.Y21]);&quot;&quot;;[$'forScore CSV Export Example'.Y21])" office:value-type="float" office:value="0" calcext:value-type="float">
            <text:p>0</text:p>
          </table:table-cell>
          <table:table-cell table:formula="of:=IF(ISBLANK([$'forScore CSV Export Example'.X21]);&quot;&quot;;[$'forScore CSV Export Example'.X21])">
            <text:p/>
          </table:table-cell>
          <table:table-cell/>
        </table:table-row>
        <table:table-row table:style-name="ro2">
          <table:table-cell table:formula="of:=[$'forScore CSV Export Example'.A22]" office:value-type="string" office:string-value="Barlow Knife Seifert.pdf" calcext:value-type="string">
            <text:p>Barlow Knife Seifert.pdf</text:p>
          </table:table-cell>
          <table:table-cell table:formula="of:=IF(ISBLANK([$'forScore CSV Export Example'.B22]);&quot;&quot;;[$'forScore CSV Export Example'.B22])" office:value-type="string" office:string-value="Barlow Knife Seifert" calcext:value-type="string">
            <text:p>Barlow Knife Seifert</text:p>
          </table:table-cell>
          <table:table-cell table:formula="of:=IF(ISBLANK([$'forScore CSV Export Example'.E22]);&quot;&quot;;[$'forScore CSV Export Example'.E22])" office:value-type="string" office:string-value="Stephen Seifert" calcext:value-type="string">
            <text:p>Stephen Seifert</text:p>
          </table:table-cell>
          <table:table-cell table:formula="of:=IF(ISBLANK([$'forScore CSV Export Example'.F22]);&quot;&quot;;[$'forScore CSV Export Example'.F22])">
            <text:p/>
          </table:table-cell>
          <table:table-cell table:formula="of:=IF(ISBLANK([$'forScore CSV Export Example'.G22]);&quot;&quot;;[$'forScore CSV Export Example'.G22])">
            <text:p/>
          </table:table-cell>
          <table:table-cell table:formula="of:=IF(ISBLANK([$'forScore CSV Export Example'.H22]);&quot;&quot;;[$'forScore CSV Export Example'.H22])" office:value-type="string" office:string-value="Join the Jam I" calcext:value-type="string">
            <text:p>Join the Jam I</text:p>
          </table:table-cell>
          <table:table-cell table:formula="of:=IF(ISBLANK([$'forScore CSV Export Example'.I22]);&quot;&quot;;[$'forScore CSV Export Example'.I22])">
            <text:p/>
          </table:table-cell>
          <table:table-cell table:formula="of:=IF(ISBLANK([$'forScore CSV Export Example'.Y22]);&quot;&quot;;[$'forScore CSV Export Example'.Y22])" office:value-type="float" office:value="0" calcext:value-type="float">
            <text:p>0</text:p>
          </table:table-cell>
          <table:table-cell table:formula="of:=IF(ISBLANK([$'forScore CSV Export Example'.X22]);&quot;&quot;;[$'forScore CSV Export Example'.X22])">
            <text:p/>
          </table:table-cell>
          <table:table-cell/>
        </table:table-row>
        <table:table-row table:style-name="ro2">
          <table:table-cell table:formula="of:=[$'forScore CSV Export Example'.A23]" office:value-type="string" office:string-value="Beckie's Waltz.pdf" calcext:value-type="string">
            <text:p>Beckie's Waltz.pdf</text:p>
          </table:table-cell>
          <table:table-cell table:formula="of:=IF(ISBLANK([$'forScore CSV Export Example'.B23]);&quot;&quot;;[$'forScore CSV Export Example'.B23])" office:value-type="string" office:string-value="Beckie's Waltz" calcext:value-type="string">
            <text:p>Beckie's Waltz</text:p>
          </table:table-cell>
          <table:table-cell table:formula="of:=IF(ISBLANK([$'forScore CSV Export Example'.E23]);&quot;&quot;;[$'forScore CSV Export Example'.E23])" office:value-type="string" office:string-value="Unger - Mason - Johnston" calcext:value-type="string">
            <text:p>Unger - Mason - Johnston</text:p>
          </table:table-cell>
          <table:table-cell table:formula="of:=IF(ISBLANK([$'forScore CSV Export Example'.F23]);&quot;&quot;;[$'forScore CSV Export Example'.F23])" office:value-type="string" office:string-value="Waltzes" calcext:value-type="string">
            <text:p>Waltzes</text:p>
          </table:table-cell>
          <table:table-cell table:formula="of:=IF(ISBLANK([$'forScore CSV Export Example'.G23]);&quot;&quot;;[$'forScore CSV Export Example'.G23])" office:value-type="string" office:string-value="Proofing, TAB" calcext:value-type="string">
            <text:p>Proofing, TAB</text:p>
          </table:table-cell>
          <table:table-cell table:formula="of:=IF(ISBLANK([$'forScore CSV Export Example'.H23]);&quot;&quot;;[$'forScore CSV Export Example'.H23])" office:value-type="string" office:string-value="Catskill Waltzes &amp; Airs - Johnston" calcext:value-type="string">
            <text:p>Catskill Waltzes &amp; Airs - Johnston</text:p>
          </table:table-cell>
          <table:table-cell table:formula="of:=IF(ISBLANK([$'forScore CSV Export Example'.I23]);&quot;&quot;;[$'forScore CSV Export Example'.I23])">
            <text:p/>
          </table:table-cell>
          <table:table-cell table:formula="of:=IF(ISBLANK([$'forScore CSV Export Example'.Y23]);&quot;&quot;;[$'forScore CSV Export Example'.Y23])" office:value-type="float" office:value="0" calcext:value-type="float">
            <text:p>0</text:p>
          </table:table-cell>
          <table:table-cell table:formula="of:=IF(ISBLANK([$'forScore CSV Export Example'.X23]);&quot;&quot;;[$'forScore CSV Export Example'.X23])">
            <text:p/>
          </table:table-cell>
          <table:table-cell/>
        </table:table-row>
        <table:table-row table:style-name="ro2">
          <table:table-cell table:formula="of:=[$'forScore CSV Export Example'.A24]" office:value-type="string" office:string-value="Been to the East, Been to the West.pdf" calcext:value-type="string">
            <text:p>Been to the East, Been to the West.pdf</text:p>
          </table:table-cell>
          <table:table-cell table:formula="of:=IF(ISBLANK([$'forScore CSV Export Example'.B24]);&quot;&quot;;[$'forScore CSV Export Example'.B24])" office:value-type="string" office:string-value="Been to the East, Been to the West" calcext:value-type="string">
            <text:p>Been to the East, Been to the West</text:p>
          </table:table-cell>
          <table:table-cell table:formula="of:=IF(ISBLANK([$'forScore CSV Export Example'.E24]);&quot;&quot;;[$'forScore CSV Export Example'.E24])" office:value-type="string" office:string-value="Stephen Seifert" calcext:value-type="string">
            <text:p>Stephen Seifert</text:p>
          </table:table-cell>
          <table:table-cell table:formula="of:=IF(ISBLANK([$'forScore CSV Export Example'.F24]);&quot;&quot;;[$'forScore CSV Export Example'.F24])">
            <text:p/>
          </table:table-cell>
          <table:table-cell table:formula="of:=IF(ISBLANK([$'forScore CSV Export Example'.G24]);&quot;&quot;;[$'forScore CSV Export Example'.G24])">
            <text:p/>
          </table:table-cell>
          <table:table-cell table:formula="of:=IF(ISBLANK([$'forScore CSV Export Example'.H24]);&quot;&quot;;[$'forScore CSV Export Example'.H24])" office:value-type="string" office:string-value="Join the Jam II" calcext:value-type="string">
            <text:p>Join the Jam II</text:p>
          </table:table-cell>
          <table:table-cell table:formula="of:=IF(ISBLANK([$'forScore CSV Export Example'.I24]);&quot;&quot;;[$'forScore CSV Export Example'.I24])">
            <text:p/>
          </table:table-cell>
          <table:table-cell table:formula="of:=IF(ISBLANK([$'forScore CSV Export Example'.Y24]);&quot;&quot;;[$'forScore CSV Export Example'.Y24])" office:value-type="float" office:value="0" calcext:value-type="float">
            <text:p>0</text:p>
          </table:table-cell>
          <table:table-cell table:formula="of:=IF(ISBLANK([$'forScore CSV Export Example'.X24]);&quot;&quot;;[$'forScore CSV Export Example'.X24])">
            <text:p/>
          </table:table-cell>
          <table:table-cell/>
        </table:table-row>
        <table:table-row table:style-name="ro2">
          <table:table-cell table:formula="of:=[$'forScore CSV Export Example'.A25]" office:value-type="string" office:string-value="Bile Them Cabbage - all parts.pdf" calcext:value-type="string">
            <text:p>Bile Them Cabbage - all parts.pdf</text:p>
          </table:table-cell>
          <table:table-cell table:formula="of:=IF(ISBLANK([$'forScore CSV Export Example'.B25]);&quot;&quot;;[$'forScore CSV Export Example'.B25])" office:value-type="string" office:string-value="Bile Them Cabbage - all parts" calcext:value-type="string">
            <text:p>Bile Them Cabbage - all parts</text:p>
          </table:table-cell>
          <table:table-cell table:formula="of:=IF(ISBLANK([$'forScore CSV Export Example'.E25]);&quot;&quot;;[$'forScore CSV Export Example'.E25])">
            <text:p/>
          </table:table-cell>
          <table:table-cell table:formula="of:=IF(ISBLANK([$'forScore CSV Export Example'.F25]);&quot;&quot;;[$'forScore CSV Export Example'.F25])">
            <text:p/>
          </table:table-cell>
          <table:table-cell table:formula="of:=IF(ISBLANK([$'forScore CSV Export Example'.G25]);&quot;&quot;;[$'forScore CSV Export Example'.G25])" office:value-type="string" office:string-value="jam" calcext:value-type="string">
            <text:p>jam</text:p>
          </table:table-cell>
          <table:table-cell table:formula="of:=IF(ISBLANK([$'forScore CSV Export Example'.H25]);&quot;&quot;;[$'forScore CSV Export Example'.H25])" office:value-type="string" office:string-value="Jam-Songs" calcext:value-type="string">
            <text:p>Jam-Songs</text:p>
          </table:table-cell>
          <table:table-cell table:formula="of:=IF(ISBLANK([$'forScore CSV Export Example'.I25]);&quot;&quot;;[$'forScore CSV Export Example'.I25])">
            <text:p/>
          </table:table-cell>
          <table:table-cell table:formula="of:=IF(ISBLANK([$'forScore CSV Export Example'.Y25]);&quot;&quot;;[$'forScore CSV Export Example'.Y25])" office:value-type="float" office:value="0" calcext:value-type="float">
            <text:p>0</text:p>
          </table:table-cell>
          <table:table-cell table:formula="of:=IF(ISBLANK([$'forScore CSV Export Example'.X25]);&quot;&quot;;[$'forScore CSV Export Example'.X25])">
            <text:p/>
          </table:table-cell>
          <table:table-cell/>
        </table:table-row>
        <table:table-row table:style-name="ro2">
          <table:table-cell table:formula="of:=[$'forScore CSV Export Example'.A26]" office:value-type="string" office:string-value="Bile Them Cabbage Down.pdf" calcext:value-type="string">
            <text:p>Bile Them Cabbage Down.pdf</text:p>
          </table:table-cell>
          <table:table-cell table:formula="of:=IF(ISBLANK([$'forScore CSV Export Example'.B26]);&quot;&quot;;[$'forScore CSV Export Example'.B26])" office:value-type="string" office:string-value="Bile Them Cabbage Down" calcext:value-type="string">
            <text:p>Bile Them Cabbage Down</text:p>
          </table:table-cell>
          <table:table-cell table:formula="of:=IF(ISBLANK([$'forScore CSV Export Example'.E26]);&quot;&quot;;[$'forScore CSV Export Example'.E26])" office:value-type="string" office:string-value="Stephen Seifert" calcext:value-type="string">
            <text:p>Stephen Seifert</text:p>
          </table:table-cell>
          <table:table-cell table:formula="of:=IF(ISBLANK([$'forScore CSV Export Example'.F26]);&quot;&quot;;[$'forScore CSV Export Example'.F26])">
            <text:p/>
          </table:table-cell>
          <table:table-cell table:formula="of:=IF(ISBLANK([$'forScore CSV Export Example'.G26]);&quot;&quot;;[$'forScore CSV Export Example'.G26])">
            <text:p/>
          </table:table-cell>
          <table:table-cell table:formula="of:=IF(ISBLANK([$'forScore CSV Export Example'.H26]);&quot;&quot;;[$'forScore CSV Export Example'.H26])" office:value-type="string" office:string-value="Join the Jam I" calcext:value-type="string">
            <text:p>Join the Jam I</text:p>
          </table:table-cell>
          <table:table-cell table:formula="of:=IF(ISBLANK([$'forScore CSV Export Example'.I26]);&quot;&quot;;[$'forScore CSV Export Example'.I26])">
            <text:p/>
          </table:table-cell>
          <table:table-cell table:formula="of:=IF(ISBLANK([$'forScore CSV Export Example'.Y26]);&quot;&quot;;[$'forScore CSV Export Example'.Y26])" office:value-type="float" office:value="0" calcext:value-type="float">
            <text:p>0</text:p>
          </table:table-cell>
          <table:table-cell table:formula="of:=IF(ISBLANK([$'forScore CSV Export Example'.X26]);&quot;&quot;;[$'forScore CSV Export Example'.X26])">
            <text:p/>
          </table:table-cell>
          <table:table-cell/>
        </table:table-row>
        <table:table-row table:style-name="ro2">
          <table:table-cell table:formula="of:=[$'forScore CSV Export Example'.A27]" office:value-type="string" office:string-value="Bile Them Cabbage TW.pdf" calcext:value-type="string">
            <text:p>Bile Them Cabbage TW.pdf</text:p>
          </table:table-cell>
          <table:table-cell table:formula="of:=IF(ISBLANK([$'forScore CSV Export Example'.B27]);&quot;&quot;;[$'forScore CSV Export Example'.B27])" office:value-type="string" office:string-value="Bile Them Cabbage TW" calcext:value-type="string">
            <text:p>Bile Them Cabbage TW</text:p>
          </table:table-cell>
          <table:table-cell table:formula="of:=IF(ISBLANK([$'forScore CSV Export Example'.E27]);&quot;&quot;;[$'forScore CSV Export Example'.E27])" office:value-type="string" office:string-value="Melanie Johnston" calcext:value-type="string">
            <text:p>Melanie Johnston</text:p>
          </table:table-cell>
          <table:table-cell table:formula="of:=IF(ISBLANK([$'forScore CSV Export Example'.F27]);&quot;&quot;;[$'forScore CSV Export Example'.F27])">
            <text:p/>
          </table:table-cell>
          <table:table-cell table:formula="of:=IF(ISBLANK([$'forScore CSV Export Example'.G27]);&quot;&quot;;[$'forScore CSV Export Example'.G27])">
            <text:p/>
          </table:table-cell>
          <table:table-cell table:formula="of:=IF(ISBLANK([$'forScore CSV Export Example'.H27]);&quot;&quot;;[$'forScore CSV Export Example'.H27])" office:value-type="string" office:string-value="Training wheels" calcext:value-type="string">
            <text:p>Training wheels</text:p>
          </table:table-cell>
          <table:table-cell table:formula="of:=IF(ISBLANK([$'forScore CSV Export Example'.I27]);&quot;&quot;;[$'forScore CSV Export Example'.I27])">
            <text:p/>
          </table:table-cell>
          <table:table-cell table:formula="of:=IF(ISBLANK([$'forScore CSV Export Example'.Y27]);&quot;&quot;;[$'forScore CSV Export Example'.Y27])" office:value-type="float" office:value="0" calcext:value-type="float">
            <text:p>0</text:p>
          </table:table-cell>
          <table:table-cell table:formula="of:=IF(ISBLANK([$'forScore CSV Export Example'.X27]);&quot;&quot;;[$'forScore CSV Export Example'.X27])">
            <text:p/>
          </table:table-cell>
          <table:table-cell/>
        </table:table-row>
        <table:table-row table:style-name="ro2">
          <table:table-cell table:formula="of:=[$'forScore CSV Export Example'.A28]" office:value-type="string" office:string-value="Bill Cheatham 2.pdf" calcext:value-type="string">
            <text:p>Bill Cheatham 2.pdf</text:p>
          </table:table-cell>
          <table:table-cell table:formula="of:=IF(ISBLANK([$'forScore CSV Export Example'.B28]);&quot;&quot;;[$'forScore CSV Export Example'.B28])" office:value-type="string" office:string-value="Bill Cheatham 2" calcext:value-type="string">
            <text:p>Bill Cheatham 2</text:p>
          </table:table-cell>
          <table:table-cell table:formula="of:=IF(ISBLANK([$'forScore CSV Export Example'.E28]);&quot;&quot;;[$'forScore CSV Export Example'.E28])" office:value-type="string" office:string-value="Stephen Seifert" calcext:value-type="string">
            <text:p>Stephen Seifert</text:p>
          </table:table-cell>
          <table:table-cell table:formula="of:=IF(ISBLANK([$'forScore CSV Export Example'.F28]);&quot;&quot;;[$'forScore CSV Export Example'.F28])">
            <text:p/>
          </table:table-cell>
          <table:table-cell table:formula="of:=IF(ISBLANK([$'forScore CSV Export Example'.G28]);&quot;&quot;;[$'forScore CSV Export Example'.G28])">
            <text:p/>
          </table:table-cell>
          <table:table-cell table:formula="of:=IF(ISBLANK([$'forScore CSV Export Example'.H28]);&quot;&quot;;[$'forScore CSV Export Example'.H28])" office:value-type="string" office:string-value="Join the Jam II" calcext:value-type="string">
            <text:p>Join the Jam II</text:p>
          </table:table-cell>
          <table:table-cell table:formula="of:=IF(ISBLANK([$'forScore CSV Export Example'.I28]);&quot;&quot;;[$'forScore CSV Export Example'.I28])">
            <text:p/>
          </table:table-cell>
          <table:table-cell table:formula="of:=IF(ISBLANK([$'forScore CSV Export Example'.Y28]);&quot;&quot;;[$'forScore CSV Export Example'.Y28])" office:value-type="float" office:value="0" calcext:value-type="float">
            <text:p>0</text:p>
          </table:table-cell>
          <table:table-cell table:formula="of:=IF(ISBLANK([$'forScore CSV Export Example'.X28]);&quot;&quot;;[$'forScore CSV Export Example'.X28])">
            <text:p/>
          </table:table-cell>
          <table:table-cell/>
        </table:table-row>
        <table:table-row table:style-name="ro2">
          <table:table-cell table:formula="of:=[$'forScore CSV Export Example'.A29]" office:value-type="string" office:string-value="Bill Cheatham I.pdf" calcext:value-type="string">
            <text:p>Bill Cheatham I.pdf</text:p>
          </table:table-cell>
          <table:table-cell table:formula="of:=IF(ISBLANK([$'forScore CSV Export Example'.B29]);&quot;&quot;;[$'forScore CSV Export Example'.B29])" office:value-type="string" office:string-value="Bill Cheatham I" calcext:value-type="string">
            <text:p>Bill Cheatham I</text:p>
          </table:table-cell>
          <table:table-cell table:formula="of:=IF(ISBLANK([$'forScore CSV Export Example'.E29]);&quot;&quot;;[$'forScore CSV Export Example'.E29])" office:value-type="string" office:string-value="Stephen Seifert" calcext:value-type="string">
            <text:p>Stephen Seifert</text:p>
          </table:table-cell>
          <table:table-cell table:formula="of:=IF(ISBLANK([$'forScore CSV Export Example'.F29]);&quot;&quot;;[$'forScore CSV Export Example'.F29])">
            <text:p/>
          </table:table-cell>
          <table:table-cell table:formula="of:=IF(ISBLANK([$'forScore CSV Export Example'.G29]);&quot;&quot;;[$'forScore CSV Export Example'.G29])">
            <text:p/>
          </table:table-cell>
          <table:table-cell table:formula="of:=IF(ISBLANK([$'forScore CSV Export Example'.H29]);&quot;&quot;;[$'forScore CSV Export Example'.H29])" office:value-type="string" office:string-value="Join the Jam II" calcext:value-type="string">
            <text:p>Join the Jam II</text:p>
          </table:table-cell>
          <table:table-cell table:formula="of:=IF(ISBLANK([$'forScore CSV Export Example'.I29]);&quot;&quot;;[$'forScore CSV Export Example'.I29])">
            <text:p/>
          </table:table-cell>
          <table:table-cell table:formula="of:=IF(ISBLANK([$'forScore CSV Export Example'.Y29]);&quot;&quot;;[$'forScore CSV Export Example'.Y29])" office:value-type="float" office:value="0" calcext:value-type="float">
            <text:p>0</text:p>
          </table:table-cell>
          <table:table-cell table:formula="of:=IF(ISBLANK([$'forScore CSV Export Example'.X29]);&quot;&quot;;[$'forScore CSV Export Example'.X29])">
            <text:p/>
          </table:table-cell>
          <table:table-cell/>
        </table:table-row>
        <table:table-row table:style-name="ro2">
          <table:table-cell table:formula="of:=[$'forScore CSV Export Example'.A30]" office:value-type="string" office:string-value="Billy in the Low Ground.pdf" calcext:value-type="string">
            <text:p>Billy in the Low Ground.pdf</text:p>
          </table:table-cell>
          <table:table-cell table:formula="of:=IF(ISBLANK([$'forScore CSV Export Example'.B30]);&quot;&quot;;[$'forScore CSV Export Example'.B30])" office:value-type="string" office:string-value="Billy in the Low Ground" calcext:value-type="string">
            <text:p>Billy in the Low Ground</text:p>
          </table:table-cell>
          <table:table-cell table:formula="of:=IF(ISBLANK([$'forScore CSV Export Example'.E30]);&quot;&quot;;[$'forScore CSV Export Example'.E30])" office:value-type="string" office:string-value="Stephen Seifert" calcext:value-type="string">
            <text:p>Stephen Seifert</text:p>
          </table:table-cell>
          <table:table-cell table:formula="of:=IF(ISBLANK([$'forScore CSV Export Example'.F30]);&quot;&quot;;[$'forScore CSV Export Example'.F30])">
            <text:p/>
          </table:table-cell>
          <table:table-cell table:formula="of:=IF(ISBLANK([$'forScore CSV Export Example'.G30]);&quot;&quot;;[$'forScore CSV Export Example'.G30])">
            <text:p/>
          </table:table-cell>
          <table:table-cell table:formula="of:=IF(ISBLANK([$'forScore CSV Export Example'.H30]);&quot;&quot;;[$'forScore CSV Export Example'.H30])" office:value-type="string" office:string-value="Join the Jam II" calcext:value-type="string">
            <text:p>Join the Jam II</text:p>
          </table:table-cell>
          <table:table-cell table:formula="of:=IF(ISBLANK([$'forScore CSV Export Example'.I30]);&quot;&quot;;[$'forScore CSV Export Example'.I30])">
            <text:p/>
          </table:table-cell>
          <table:table-cell table:formula="of:=IF(ISBLANK([$'forScore CSV Export Example'.Y30]);&quot;&quot;;[$'forScore CSV Export Example'.Y30])" office:value-type="float" office:value="0" calcext:value-type="float">
            <text:p>0</text:p>
          </table:table-cell>
          <table:table-cell table:formula="of:=IF(ISBLANK([$'forScore CSV Export Example'.X30]);&quot;&quot;;[$'forScore CSV Export Example'.X30])">
            <text:p/>
          </table:table-cell>
          <table:table-cell/>
        </table:table-row>
        <table:table-row table:style-name="ro2">
          <table:table-cell table:formula="of:=[$'forScore CSV Export Example'.A31]" office:value-type="string" office:string-value="Black Hills Waltz Capo 4.pdf" calcext:value-type="string">
            <text:p>Black Hills Waltz Capo 4.pdf</text:p>
          </table:table-cell>
          <table:table-cell table:formula="of:=IF(ISBLANK([$'forScore CSV Export Example'.B31]);&quot;&quot;;[$'forScore CSV Export Example'.B31])" office:value-type="string" office:string-value="Black Hills Waltz Capo 4" calcext:value-type="string">
            <text:p>Black Hills Waltz Capo 4</text:p>
          </table:table-cell>
          <table:table-cell table:formula="of:=IF(ISBLANK([$'forScore CSV Export Example'.E31]);&quot;&quot;;[$'forScore CSV Export Example'.E31])" office:value-type="string" office:string-value="Stephen Seifert" calcext:value-type="string">
            <text:p>Stephen Seifert</text:p>
          </table:table-cell>
          <table:table-cell table:formula="of:=IF(ISBLANK([$'forScore CSV Export Example'.F31]);&quot;&quot;;[$'forScore CSV Export Example'.F31])">
            <text:p/>
          </table:table-cell>
          <table:table-cell table:formula="of:=IF(ISBLANK([$'forScore CSV Export Example'.G31]);&quot;&quot;;[$'forScore CSV Export Example'.G31])">
            <text:p/>
          </table:table-cell>
          <table:table-cell table:formula="of:=IF(ISBLANK([$'forScore CSV Export Example'.H31]);&quot;&quot;;[$'forScore CSV Export Example'.H31])" office:value-type="string" office:string-value="Join the Jam II" calcext:value-type="string">
            <text:p>Join the Jam II</text:p>
          </table:table-cell>
          <table:table-cell table:formula="of:=IF(ISBLANK([$'forScore CSV Export Example'.I31]);&quot;&quot;;[$'forScore CSV Export Example'.I31])">
            <text:p/>
          </table:table-cell>
          <table:table-cell table:formula="of:=IF(ISBLANK([$'forScore CSV Export Example'.Y31]);&quot;&quot;;[$'forScore CSV Export Example'.Y31])" office:value-type="float" office:value="0" calcext:value-type="float">
            <text:p>0</text:p>
          </table:table-cell>
          <table:table-cell table:formula="of:=IF(ISBLANK([$'forScore CSV Export Example'.X31]);&quot;&quot;;[$'forScore CSV Export Example'.X31])">
            <text:p/>
          </table:table-cell>
          <table:table-cell/>
        </table:table-row>
        <table:table-row table:style-name="ro2">
          <table:table-cell table:formula="of:=[$'forScore CSV Export Example'.A32]" office:value-type="string" office:string-value="Black Mountain Rag - ROOTS.pdf" calcext:value-type="string">
            <text:p>Black Mountain Rag - ROOTS.pdf</text:p>
          </table:table-cell>
          <table:table-cell table:formula="of:=IF(ISBLANK([$'forScore CSV Export Example'.B32]);&quot;&quot;;[$'forScore CSV Export Example'.B32])" office:value-type="string" office:string-value="Black Mountain Rag - ROOTS" calcext:value-type="string">
            <text:p>Black Mountain Rag - ROOTS</text:p>
          </table:table-cell>
          <table:table-cell table:formula="of:=IF(ISBLANK([$'forScore CSV Export Example'.E32]);&quot;&quot;;[$'forScore CSV Export Example'.E32])">
            <text:p/>
          </table:table-cell>
          <table:table-cell table:formula="of:=IF(ISBLANK([$'forScore CSV Export Example'.F32]);&quot;&quot;;[$'forScore CSV Export Example'.F32])">
            <text:p/>
          </table:table-cell>
          <table:table-cell table:formula="of:=IF(ISBLANK([$'forScore CSV Export Example'.G32]);&quot;&quot;;[$'forScore CSV Export Example'.G32])">
            <text:p/>
          </table:table-cell>
          <table:table-cell table:formula="of:=IF(ISBLANK([$'forScore CSV Export Example'.H32]);&quot;&quot;;[$'forScore CSV Export Example'.H32])">
            <text:p/>
          </table:table-cell>
          <table:table-cell table:formula="of:=IF(ISBLANK([$'forScore CSV Export Example'.I32]);&quot;&quot;;[$'forScore CSV Export Example'.I32])">
            <text:p/>
          </table:table-cell>
          <table:table-cell table:formula="of:=IF(ISBLANK([$'forScore CSV Export Example'.Y32]);&quot;&quot;;[$'forScore CSV Export Example'.Y32])" office:value-type="float" office:value="0" calcext:value-type="float">
            <text:p>0</text:p>
          </table:table-cell>
          <table:table-cell table:formula="of:=IF(ISBLANK([$'forScore CSV Export Example'.X32]);&quot;&quot;;[$'forScore CSV Export Example'.X32])">
            <text:p/>
          </table:table-cell>
          <table:table-cell/>
        </table:table-row>
        <table:table-row table:style-name="ro2">
          <table:table-cell table:formula="of:=[$'forScore CSV Export Example'.A33]" office:value-type="string" office:string-value="Black Mountain Rag - Seifert 2.pdf" calcext:value-type="string">
            <text:p>Black Mountain Rag - Seifert 2.pdf</text:p>
          </table:table-cell>
          <table:table-cell table:formula="of:=IF(ISBLANK([$'forScore CSV Export Example'.B33]);&quot;&quot;;[$'forScore CSV Export Example'.B33])" office:value-type="string" office:string-value="Black Mountain Rag - Seifert" calcext:value-type="string">
            <text:p>Black Mountain Rag - Seifert</text:p>
          </table:table-cell>
          <table:table-cell table:formula="of:=IF(ISBLANK([$'forScore CSV Export Example'.E33]);&quot;&quot;;[$'forScore CSV Export Example'.E33])" office:value-type="string" office:string-value="Stephen Seifert" calcext:value-type="string">
            <text:p>Stephen Seifert</text:p>
          </table:table-cell>
          <table:table-cell table:formula="of:=IF(ISBLANK([$'forScore CSV Export Example'.F33]);&quot;&quot;;[$'forScore CSV Export Example'.F33])">
            <text:p/>
          </table:table-cell>
          <table:table-cell table:formula="of:=IF(ISBLANK([$'forScore CSV Export Example'.G33]);&quot;&quot;;[$'forScore CSV Export Example'.G33])">
            <text:p/>
          </table:table-cell>
          <table:table-cell table:formula="of:=IF(ISBLANK([$'forScore CSV Export Example'.H33]);&quot;&quot;;[$'forScore CSV Export Example'.H33])" office:value-type="string" office:string-value="Join the Jam I" calcext:value-type="string">
            <text:p>Join the Jam I</text:p>
          </table:table-cell>
          <table:table-cell table:formula="of:=IF(ISBLANK([$'forScore CSV Export Example'.I33]);&quot;&quot;;[$'forScore CSV Export Example'.I33])">
            <text:p/>
          </table:table-cell>
          <table:table-cell table:formula="of:=IF(ISBLANK([$'forScore CSV Export Example'.Y33]);&quot;&quot;;[$'forScore CSV Export Example'.Y33])" office:value-type="float" office:value="0" calcext:value-type="float">
            <text:p>0</text:p>
          </table:table-cell>
          <table:table-cell table:formula="of:=IF(ISBLANK([$'forScore CSV Export Example'.X33]);&quot;&quot;;[$'forScore CSV Export Example'.X33])">
            <text:p/>
          </table:table-cell>
          <table:table-cell/>
        </table:table-row>
        <table:table-row table:style-name="ro2">
          <table:table-cell table:formula="of:=[$'forScore CSV Export Example'.A34]" office:value-type="string" office:string-value="Black Mountain Rag - Seifert.pdf" calcext:value-type="string">
            <text:p>Black Mountain Rag - Seifert.pdf</text:p>
          </table:table-cell>
          <table:table-cell table:formula="of:=IF(ISBLANK([$'forScore CSV Export Example'.B34]);&quot;&quot;;[$'forScore CSV Export Example'.B34])" office:value-type="string" office:string-value="Black Mountain Rag - Seifert" calcext:value-type="string">
            <text:p>Black Mountain Rag - Seifert</text:p>
          </table:table-cell>
          <table:table-cell table:formula="of:=IF(ISBLANK([$'forScore CSV Export Example'.E34]);&quot;&quot;;[$'forScore CSV Export Example'.E34])">
            <text:p/>
          </table:table-cell>
          <table:table-cell table:formula="of:=IF(ISBLANK([$'forScore CSV Export Example'.F34]);&quot;&quot;;[$'forScore CSV Export Example'.F34])">
            <text:p/>
          </table:table-cell>
          <table:table-cell table:formula="of:=IF(ISBLANK([$'forScore CSV Export Example'.G34]);&quot;&quot;;[$'forScore CSV Export Example'.G34])">
            <text:p/>
          </table:table-cell>
          <table:table-cell table:formula="of:=IF(ISBLANK([$'forScore CSV Export Example'.H34]);&quot;&quot;;[$'forScore CSV Export Example'.H34])">
            <text:p/>
          </table:table-cell>
          <table:table-cell table:formula="of:=IF(ISBLANK([$'forScore CSV Export Example'.I34]);&quot;&quot;;[$'forScore CSV Export Example'.I34])">
            <text:p/>
          </table:table-cell>
          <table:table-cell table:formula="of:=IF(ISBLANK([$'forScore CSV Export Example'.Y34]);&quot;&quot;;[$'forScore CSV Export Example'.Y34])" office:value-type="float" office:value="0" calcext:value-type="float">
            <text:p>0</text:p>
          </table:table-cell>
          <table:table-cell table:formula="of:=IF(ISBLANK([$'forScore CSV Export Example'.X34]);&quot;&quot;;[$'forScore CSV Export Example'.X34])">
            <text:p/>
          </table:table-cell>
          <table:table-cell/>
        </table:table-row>
        <table:table-row table:style-name="ro2">
          <table:table-cell table:formula="of:=[$'forScore CSV Export Example'.A35]" office:value-type="string" office:string-value="Black Mountain Rag Multi Parts.pdf" calcext:value-type="string">
            <text:p>Black Mountain Rag Multi Parts.pdf</text:p>
          </table:table-cell>
          <table:table-cell table:formula="of:=IF(ISBLANK([$'forScore CSV Export Example'.B35]);&quot;&quot;;[$'forScore CSV Export Example'.B35])" office:value-type="string" office:string-value="Black Mountain Rag Multi Parts" calcext:value-type="string">
            <text:p>Black Mountain Rag Multi Parts</text:p>
          </table:table-cell>
          <table:table-cell table:formula="of:=IF(ISBLANK([$'forScore CSV Export Example'.E35]);&quot;&quot;;[$'forScore CSV Export Example'.E35])" office:value-type="string" office:string-value="Melanie Johnston" calcext:value-type="string">
            <text:p>Melanie Johnston</text:p>
          </table:table-cell>
          <table:table-cell table:formula="of:=IF(ISBLANK([$'forScore CSV Export Example'.F35]);&quot;&quot;;[$'forScore CSV Export Example'.F35])">
            <text:p/>
          </table:table-cell>
          <table:table-cell table:formula="of:=IF(ISBLANK([$'forScore CSV Export Example'.G35]);&quot;&quot;;[$'forScore CSV Export Example'.G35])">
            <text:p/>
          </table:table-cell>
          <table:table-cell table:formula="of:=IF(ISBLANK([$'forScore CSV Export Example'.H35]);&quot;&quot;;[$'forScore CSV Export Example'.H35])">
            <text:p/>
          </table:table-cell>
          <table:table-cell table:formula="of:=IF(ISBLANK([$'forScore CSV Export Example'.I35]);&quot;&quot;;[$'forScore CSV Export Example'.I35])">
            <text:p/>
          </table:table-cell>
          <table:table-cell table:formula="of:=IF(ISBLANK([$'forScore CSV Export Example'.Y35]);&quot;&quot;;[$'forScore CSV Export Example'.Y35])" office:value-type="float" office:value="0" calcext:value-type="float">
            <text:p>0</text:p>
          </table:table-cell>
          <table:table-cell table:formula="of:=IF(ISBLANK([$'forScore CSV Export Example'.X35]);&quot;&quot;;[$'forScore CSV Export Example'.X35])">
            <text:p/>
          </table:table-cell>
          <table:table-cell/>
        </table:table-row>
        <table:table-row table:style-name="ro2">
          <table:table-cell table:formula="of:=[$'forScore CSV Export Example'.A36]" office:value-type="string" office:string-value="BluegrassSongBook_2020.pdf" calcext:value-type="string">
            <text:p>BluegrassSongBook_2020.pdf</text:p>
          </table:table-cell>
          <table:table-cell table:formula="of:=IF(ISBLANK([$'forScore CSV Export Example'.B36]);&quot;&quot;;[$'forScore CSV Export Example'.B36])" office:value-type="string" office:string-value="Bluegrass-2 TOC" calcext:value-type="string">
            <text:p>Bluegrass-2 TOC</text:p>
          </table:table-cell>
          <table:table-cell table:formula="of:=IF(ISBLANK([$'forScore CSV Export Example'.E36]);&quot;&quot;;[$'forScore CSV Export Example'.E36])">
            <text:p/>
          </table:table-cell>
          <table:table-cell table:formula="of:=IF(ISBLANK([$'forScore CSV Export Example'.F36]);&quot;&quot;;[$'forScore CSV Export Example'.F36])">
            <text:p/>
          </table:table-cell>
          <table:table-cell table:formula="of:=IF(ISBLANK([$'forScore CSV Export Example'.G36]);&quot;&quot;;[$'forScore CSV Export Example'.G36])">
            <text:p/>
          </table:table-cell>
          <table:table-cell table:formula="of:=IF(ISBLANK([$'forScore CSV Export Example'.H36]);&quot;&quot;;[$'forScore CSV Export Example'.H36])">
            <text:p/>
          </table:table-cell>
          <table:table-cell table:formula="of:=IF(ISBLANK([$'forScore CSV Export Example'.I36]);&quot;&quot;;[$'forScore CSV Export Example'.I36])">
            <text:p/>
          </table:table-cell>
          <table:table-cell table:formula="of:=IF(ISBLANK([$'forScore CSV Export Example'.Y36]);&quot;&quot;;[$'forScore CSV Export Example'.Y36])" office:value-type="float" office:value="0" calcext:value-type="float">
            <text:p>0</text:p>
          </table:table-cell>
          <table:table-cell table:formula="of:=IF(ISBLANK([$'forScore CSV Export Example'.X36]);&quot;&quot;;[$'forScore CSV Export Example'.X36])">
            <text:p/>
          </table:table-cell>
          <table:table-cell/>
        </table:table-row>
        <table:table-row table:style-name="ro2">
          <table:table-cell table:formula="of:=[$'forScore CSV Export Example'.A37]" office:value-type="string" office:string-value="Boatin' Up Sandy.pdf" calcext:value-type="string">
            <text:p>Boatin' Up Sandy.pdf</text:p>
          </table:table-cell>
          <table:table-cell table:formula="of:=IF(ISBLANK([$'forScore CSV Export Example'.B37]);&quot;&quot;;[$'forScore CSV Export Example'.B37])" office:value-type="string" office:string-value="Boatin' Up Sandy" calcext:value-type="string">
            <text:p>Boatin' Up Sandy</text:p>
          </table:table-cell>
          <table:table-cell table:formula="of:=IF(ISBLANK([$'forScore CSV Export Example'.E37]);&quot;&quot;;[$'forScore CSV Export Example'.E37])" office:value-type="string" office:string-value="Stephen Seifert" calcext:value-type="string">
            <text:p>Stephen Seifert</text:p>
          </table:table-cell>
          <table:table-cell table:formula="of:=IF(ISBLANK([$'forScore CSV Export Example'.F37]);&quot;&quot;;[$'forScore CSV Export Example'.F37])">
            <text:p/>
          </table:table-cell>
          <table:table-cell table:formula="of:=IF(ISBLANK([$'forScore CSV Export Example'.G37]);&quot;&quot;;[$'forScore CSV Export Example'.G37])">
            <text:p/>
          </table:table-cell>
          <table:table-cell table:formula="of:=IF(ISBLANK([$'forScore CSV Export Example'.H37]);&quot;&quot;;[$'forScore CSV Export Example'.H37])" office:value-type="string" office:string-value="Join the Jam II" calcext:value-type="string">
            <text:p>Join the Jam II</text:p>
          </table:table-cell>
          <table:table-cell table:formula="of:=IF(ISBLANK([$'forScore CSV Export Example'.I37]);&quot;&quot;;[$'forScore CSV Export Example'.I37])">
            <text:p/>
          </table:table-cell>
          <table:table-cell table:formula="of:=IF(ISBLANK([$'forScore CSV Export Example'.Y37]);&quot;&quot;;[$'forScore CSV Export Example'.Y37])" office:value-type="float" office:value="0" calcext:value-type="float">
            <text:p>0</text:p>
          </table:table-cell>
          <table:table-cell table:formula="of:=IF(ISBLANK([$'forScore CSV Export Example'.X37]);&quot;&quot;;[$'forScore CSV Export Example'.X37])">
            <text:p/>
          </table:table-cell>
          <table:table-cell/>
        </table:table-row>
        <table:table-row table:style-name="ro2">
          <table:table-cell table:formula="of:=[$'forScore CSV Export Example'.A38]" office:value-type="string" office:string-value="Boatman TW.pdf" calcext:value-type="string">
            <text:p>Boatman TW.pdf</text:p>
          </table:table-cell>
          <table:table-cell table:formula="of:=IF(ISBLANK([$'forScore CSV Export Example'.B38]);&quot;&quot;;[$'forScore CSV Export Example'.B38])" office:value-type="string" office:string-value="Boatman TW" calcext:value-type="string">
            <text:p>Boatman TW</text:p>
          </table:table-cell>
          <table:table-cell table:formula="of:=IF(ISBLANK([$'forScore CSV Export Example'.E38]);&quot;&quot;;[$'forScore CSV Export Example'.E38])" office:value-type="string" office:string-value="Melanie Johnston" calcext:value-type="string">
            <text:p>Melanie Johnston</text:p>
          </table:table-cell>
          <table:table-cell table:formula="of:=IF(ISBLANK([$'forScore CSV Export Example'.F38]);&quot;&quot;;[$'forScore CSV Export Example'.F38])">
            <text:p/>
          </table:table-cell>
          <table:table-cell table:formula="of:=IF(ISBLANK([$'forScore CSV Export Example'.G38]);&quot;&quot;;[$'forScore CSV Export Example'.G38])">
            <text:p/>
          </table:table-cell>
          <table:table-cell table:formula="of:=IF(ISBLANK([$'forScore CSV Export Example'.H38]);&quot;&quot;;[$'forScore CSV Export Example'.H38])" office:value-type="string" office:string-value="Training wheels" calcext:value-type="string">
            <text:p>Training wheels</text:p>
          </table:table-cell>
          <table:table-cell table:formula="of:=IF(ISBLANK([$'forScore CSV Export Example'.I38]);&quot;&quot;;[$'forScore CSV Export Example'.I38])">
            <text:p/>
          </table:table-cell>
          <table:table-cell table:formula="of:=IF(ISBLANK([$'forScore CSV Export Example'.Y38]);&quot;&quot;;[$'forScore CSV Export Example'.Y38])" office:value-type="float" office:value="0" calcext:value-type="float">
            <text:p>0</text:p>
          </table:table-cell>
          <table:table-cell table:formula="of:=IF(ISBLANK([$'forScore CSV Export Example'.X38]);&quot;&quot;;[$'forScore CSV Export Example'.X38])">
            <text:p/>
          </table:table-cell>
          <table:table-cell/>
        </table:table-row>
        <table:table-row table:style-name="ro2">
          <table:table-cell table:formula="of:=[$'forScore CSV Export Example'.A39]" office:value-type="string" office:string-value="Boatman.pdf" calcext:value-type="string">
            <text:p>Boatman.pdf</text:p>
          </table:table-cell>
          <table:table-cell table:formula="of:=IF(ISBLANK([$'forScore CSV Export Example'.B39]);&quot;&quot;;[$'forScore CSV Export Example'.B39])" office:value-type="string" office:string-value="Boatman" calcext:value-type="string">
            <text:p>Boatman</text:p>
          </table:table-cell>
          <table:table-cell table:formula="of:=IF(ISBLANK([$'forScore CSV Export Example'.E39]);&quot;&quot;;[$'forScore CSV Export Example'.E39])" office:value-type="string" office:string-value="Stephen Seifert" calcext:value-type="string">
            <text:p>Stephen Seifert</text:p>
          </table:table-cell>
          <table:table-cell table:formula="of:=IF(ISBLANK([$'forScore CSV Export Example'.F39]);&quot;&quot;;[$'forScore CSV Export Example'.F39])">
            <text:p/>
          </table:table-cell>
          <table:table-cell table:formula="of:=IF(ISBLANK([$'forScore CSV Export Example'.G39]);&quot;&quot;;[$'forScore CSV Export Example'.G39])">
            <text:p/>
          </table:table-cell>
          <table:table-cell table:formula="of:=IF(ISBLANK([$'forScore CSV Export Example'.H39]);&quot;&quot;;[$'forScore CSV Export Example'.H39])" office:value-type="string" office:string-value="Join the Jam I" calcext:value-type="string">
            <text:p>Join the Jam I</text:p>
          </table:table-cell>
          <table:table-cell table:formula="of:=IF(ISBLANK([$'forScore CSV Export Example'.I39]);&quot;&quot;;[$'forScore CSV Export Example'.I39])">
            <text:p/>
          </table:table-cell>
          <table:table-cell table:formula="of:=IF(ISBLANK([$'forScore CSV Export Example'.Y39]);&quot;&quot;;[$'forScore CSV Export Example'.Y39])" office:value-type="float" office:value="0" calcext:value-type="float">
            <text:p>0</text:p>
          </table:table-cell>
          <table:table-cell table:formula="of:=IF(ISBLANK([$'forScore CSV Export Example'.X39]);&quot;&quot;;[$'forScore CSV Export Example'.X39])">
            <text:p/>
          </table:table-cell>
          <table:table-cell/>
        </table:table-row>
        <table:table-row table:style-name="ro2">
          <table:table-cell table:formula="of:=[$'forScore CSV Export Example'.A40]" office:value-type="string" office:string-value="Johnson Boys - Seifert.pdf" calcext:value-type="string">
            <text:p>Johnson Boys - Seifert.pdf</text:p>
          </table:table-cell>
          <table:table-cell table:formula="of:=IF(ISBLANK([$'forScore CSV Export Example'.B40]);&quot;&quot;;[$'forScore CSV Export Example'.B40])" office:value-type="string" office:string-value="Johnson Boys - Seifert" calcext:value-type="string">
            <text:p>Johnson Boys - Seifert</text:p>
          </table:table-cell>
          <table:table-cell table:formula="of:=IF(ISBLANK([$'forScore CSV Export Example'.E40]);&quot;&quot;;[$'forScore CSV Export Example'.E40])" office:value-type="string" office:string-value="Stephen Seifert" calcext:value-type="string">
            <text:p>Stephen Seifert</text:p>
          </table:table-cell>
          <table:table-cell table:formula="of:=IF(ISBLANK([$'forScore CSV Export Example'.F40]);&quot;&quot;;[$'forScore CSV Export Example'.F40])">
            <text:p/>
          </table:table-cell>
          <table:table-cell table:formula="of:=IF(ISBLANK([$'forScore CSV Export Example'.G40]);&quot;&quot;;[$'forScore CSV Export Example'.G40])">
            <text:p/>
          </table:table-cell>
          <table:table-cell table:formula="of:=IF(ISBLANK([$'forScore CSV Export Example'.H40]);&quot;&quot;;[$'forScore CSV Export Example'.H40])" office:value-type="string" office:string-value="Join the Jam I" calcext:value-type="string">
            <text:p>Join the Jam I</text:p>
          </table:table-cell>
          <table:table-cell table:formula="of:=IF(ISBLANK([$'forScore CSV Export Example'.I40]);&quot;&quot;;[$'forScore CSV Export Example'.I40])">
            <text:p/>
          </table:table-cell>
          <table:table-cell table:formula="of:=IF(ISBLANK([$'forScore CSV Export Example'.Y40]);&quot;&quot;;[$'forScore CSV Export Example'.Y40])" office:value-type="float" office:value="0" calcext:value-type="float">
            <text:p>0</text:p>
          </table:table-cell>
          <table:table-cell table:formula="of:=IF(ISBLANK([$'forScore CSV Export Example'.X40]);&quot;&quot;;[$'forScore CSV Export Example'.X40])">
            <text:p/>
          </table:table-cell>
          <table:table-cell/>
        </table:table-row>
        <table:table-row table:style-name="ro2">
          <table:table-cell table:formula="of:=[$'forScore CSV Export Example'.A41]" office:value-type="string" office:string-value="Johnson Boys TW.pdf" calcext:value-type="string">
            <text:p>Johnson Boys TW.pdf</text:p>
          </table:table-cell>
          <table:table-cell table:formula="of:=IF(ISBLANK([$'forScore CSV Export Example'.B41]);&quot;&quot;;[$'forScore CSV Export Example'.B41])" office:value-type="string" office:string-value="Johnson Boys TW" calcext:value-type="string">
            <text:p>Johnson Boys TW</text:p>
          </table:table-cell>
          <table:table-cell table:formula="of:=IF(ISBLANK([$'forScore CSV Export Example'.E41]);&quot;&quot;;[$'forScore CSV Export Example'.E41])" office:value-type="string" office:string-value="Melanie Johnston" calcext:value-type="string">
            <text:p>Melanie Johnston</text:p>
          </table:table-cell>
          <table:table-cell table:formula="of:=IF(ISBLANK([$'forScore CSV Export Example'.F41]);&quot;&quot;;[$'forScore CSV Export Example'.F41])">
            <text:p/>
          </table:table-cell>
          <table:table-cell table:formula="of:=IF(ISBLANK([$'forScore CSV Export Example'.G41]);&quot;&quot;;[$'forScore CSV Export Example'.G41])">
            <text:p/>
          </table:table-cell>
          <table:table-cell table:formula="of:=IF(ISBLANK([$'forScore CSV Export Example'.H41]);&quot;&quot;;[$'forScore CSV Export Example'.H41])" office:value-type="string" office:string-value="Training wheels" calcext:value-type="string">
            <text:p>Training wheels</text:p>
          </table:table-cell>
          <table:table-cell table:formula="of:=IF(ISBLANK([$'forScore CSV Export Example'.I41]);&quot;&quot;;[$'forScore CSV Export Example'.I41])">
            <text:p/>
          </table:table-cell>
          <table:table-cell table:formula="of:=IF(ISBLANK([$'forScore CSV Export Example'.Y41]);&quot;&quot;;[$'forScore CSV Export Example'.Y41])" office:value-type="float" office:value="0" calcext:value-type="float">
            <text:p>0</text:p>
          </table:table-cell>
          <table:table-cell table:formula="of:=IF(ISBLANK([$'forScore CSV Export Example'.X41]);&quot;&quot;;[$'forScore CSV Export Example'.X41])">
            <text:p/>
          </table:table-cell>
          <table:table-cell/>
        </table:table-row>
        <table:table-row table:style-name="ro2">
          <table:table-cell table:formula="of:=[$'forScore CSV Export Example'.A42]" office:value-type="string" office:string-value="JohnStinson2_NoTab.pdf" calcext:value-type="string">
            <text:p>JohnStinson2_NoTab.pdf</text:p>
          </table:table-cell>
          <table:table-cell table:formula="of:=IF(ISBLANK([$'forScore CSV Export Example'.B42]);&quot;&quot;;[$'forScore CSV Export Example'.B42])" office:value-type="string" office:string-value="JohnStinson2_NoTab" calcext:value-type="string">
            <text:p>JohnStinson2_NoTab</text:p>
          </table:table-cell>
          <table:table-cell table:formula="of:=IF(ISBLANK([$'forScore CSV Export Example'.E42]);&quot;&quot;;[$'forScore CSV Export Example'.E42])">
            <text:p/>
          </table:table-cell>
          <table:table-cell table:formula="of:=IF(ISBLANK([$'forScore CSV Export Example'.F42]);&quot;&quot;;[$'forScore CSV Export Example'.F42])">
            <text:p/>
          </table:table-cell>
          <table:table-cell table:formula="of:=IF(ISBLANK([$'forScore CSV Export Example'.G42]);&quot;&quot;;[$'forScore CSV Export Example'.G42])">
            <text:p/>
          </table:table-cell>
          <table:table-cell table:formula="of:=IF(ISBLANK([$'forScore CSV Export Example'.H42]);&quot;&quot;;[$'forScore CSV Export Example'.H42])" office:value-type="string" office:string-value="SMN" calcext:value-type="string">
            <text:p>SMN</text:p>
          </table:table-cell>
          <table:table-cell table:formula="of:=IF(ISBLANK([$'forScore CSV Export Example'.I42]);&quot;&quot;;[$'forScore CSV Export Example'.I42])">
            <text:p/>
          </table:table-cell>
          <table:table-cell table:formula="of:=IF(ISBLANK([$'forScore CSV Export Example'.Y42]);&quot;&quot;;[$'forScore CSV Export Example'.Y42])" office:value-type="float" office:value="0" calcext:value-type="float">
            <text:p>0</text:p>
          </table:table-cell>
          <table:table-cell table:formula="of:=IF(ISBLANK([$'forScore CSV Export Example'.X42]);&quot;&quot;;[$'forScore CSV Export Example'.X42])">
            <text:p/>
          </table:table-cell>
          <table:table-cell/>
        </table:table-row>
        <table:table-row table:style-name="ro2">
          <table:table-cell table:formula="of:=[$'forScore CSV Export Example'.A43]" office:value-type="string" office:string-value="JohnStinson2_SMN.pdf" calcext:value-type="string">
            <text:p>JohnStinson2_SMN.pdf</text:p>
          </table:table-cell>
          <table:table-cell table:formula="of:=IF(ISBLANK([$'forScore CSV Export Example'.B43]);&quot;&quot;;[$'forScore CSV Export Example'.B43])" office:value-type="string" office:string-value="JohnStinson2_SMN" calcext:value-type="string">
            <text:p>JohnStinson2_SMN</text:p>
          </table:table-cell>
          <table:table-cell table:formula="of:=IF(ISBLANK([$'forScore CSV Export Example'.E43]);&quot;&quot;;[$'forScore CSV Export Example'.E43])">
            <text:p/>
          </table:table-cell>
          <table:table-cell table:formula="of:=IF(ISBLANK([$'forScore CSV Export Example'.F43]);&quot;&quot;;[$'forScore CSV Export Example'.F43])">
            <text:p/>
          </table:table-cell>
          <table:table-cell table:formula="of:=IF(ISBLANK([$'forScore CSV Export Example'.G43]);&quot;&quot;;[$'forScore CSV Export Example'.G43])">
            <text:p/>
          </table:table-cell>
          <table:table-cell table:formula="of:=IF(ISBLANK([$'forScore CSV Export Example'.H43]);&quot;&quot;;[$'forScore CSV Export Example'.H43])">
            <text:p/>
          </table:table-cell>
          <table:table-cell table:formula="of:=IF(ISBLANK([$'forScore CSV Export Example'.I43]);&quot;&quot;;[$'forScore CSV Export Example'.I43])">
            <text:p/>
          </table:table-cell>
          <table:table-cell table:formula="of:=IF(ISBLANK([$'forScore CSV Export Example'.Y43]);&quot;&quot;;[$'forScore CSV Export Example'.Y43])" office:value-type="float" office:value="0" calcext:value-type="float">
            <text:p>0</text:p>
          </table:table-cell>
          <table:table-cell table:formula="of:=IF(ISBLANK([$'forScore CSV Export Example'.X43]);&quot;&quot;;[$'forScore CSV Export Example'.X43])">
            <text:p/>
          </table:table-cell>
          <table:table-cell/>
        </table:table-row>
        <table:table-row table:style-name="ro2">
          <table:table-cell table:formula="of:=[$'forScore CSV Export Example'.A44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4]);&quot;&quot;;[$'forScore CSV Export Example'.B44])" office:value-type="string" office:string-value="Join-the-Jam_Seifert_DAD" calcext:value-type="string">
            <text:p>Join-the-Jam_Seifert_DAD</text:p>
          </table:table-cell>
          <table:table-cell table:formula="of:=IF(ISBLANK([$'forScore CSV Export Example'.E44]);&quot;&quot;;[$'forScore CSV Export Example'.E44])">
            <text:p/>
          </table:table-cell>
          <table:table-cell table:formula="of:=IF(ISBLANK([$'forScore CSV Export Example'.F44]);&quot;&quot;;[$'forScore CSV Export Example'.F44])">
            <text:p/>
          </table:table-cell>
          <table:table-cell table:formula="of:=IF(ISBLANK([$'forScore CSV Export Example'.G44]);&quot;&quot;;[$'forScore CSV Export Example'.G44])" office:value-type="string" office:string-value="jam" calcext:value-type="string">
            <text:p>jam</text:p>
          </table:table-cell>
          <table:table-cell table:formula="of:=IF(ISBLANK([$'forScore CSV Export Example'.H44]);&quot;&quot;;[$'forScore CSV Export Example'.H44])">
            <text:p/>
          </table:table-cell>
          <table:table-cell table:formula="of:=IF(ISBLANK([$'forScore CSV Export Example'.I44]);&quot;&quot;;[$'forScore CSV Export Example'.I44])">
            <text:p/>
          </table:table-cell>
          <table:table-cell table:formula="of:=IF(ISBLANK([$'forScore CSV Export Example'.Y44]);&quot;&quot;;[$'forScore CSV Export Example'.Y44])" office:value-type="float" office:value="0" calcext:value-type="float">
            <text:p>0</text:p>
          </table:table-cell>
          <table:table-cell table:formula="of:=IF(ISBLANK([$'forScore CSV Export Example'.X44]);&quot;&quot;;[$'forScore CSV Export Example'.X44])">
            <text:p/>
          </table:table-cell>
          <table:table-cell/>
        </table:table-row>
        <table:table-row table:style-name="ro2">
          <table:table-cell table:formula="of:=[$'forScore CSV Export Example'.A45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5]);&quot;&quot;;[$'forScore CSV Export Example'.B45])" office:value-type="string" office:string-value="Rubin’s Train" calcext:value-type="string">
            <text:p>Rubin’s Train</text:p>
          </table:table-cell>
          <table:table-cell table:formula="of:=IF(ISBLANK([$'forScore CSV Export Example'.E45]);&quot;&quot;;[$'forScore CSV Export Example'.E45])">
            <text:p/>
          </table:table-cell>
          <table:table-cell table:formula="of:=IF(ISBLANK([$'forScore CSV Export Example'.F45]);&quot;&quot;;[$'forScore CSV Export Example'.F45])">
            <text:p/>
          </table:table-cell>
          <table:table-cell table:formula="of:=IF(ISBLANK([$'forScore CSV Export Example'.G45]);&quot;&quot;;[$'forScore CSV Export Example'.G45])" office:value-type="string" office:string-value="jam" calcext:value-type="string">
            <text:p>jam</text:p>
          </table:table-cell>
          <table:table-cell table:formula="of:=IF(ISBLANK([$'forScore CSV Export Example'.H45]);&quot;&quot;;[$'forScore CSV Export Example'.H45])">
            <text:p/>
          </table:table-cell>
          <table:table-cell table:formula="of:=IF(ISBLANK([$'forScore CSV Export Example'.I45]);&quot;&quot;;[$'forScore CSV Export Example'.I45])">
            <text:p/>
          </table:table-cell>
          <table:table-cell table:formula="of:=IF(ISBLANK([$'forScore CSV Export Example'.Y45]);&quot;&quot;;[$'forScore CSV Export Example'.Y45])" office:value-type="float" office:value="0" calcext:value-type="float">
            <text:p>0</text:p>
          </table:table-cell>
          <table:table-cell table:formula="of:=IF(ISBLANK([$'forScore CSV Export Example'.X45]);&quot;&quot;;[$'forScore CSV Export Example'.X45])">
            <text:p/>
          </table:table-cell>
          <table:table-cell/>
        </table:table-row>
        <table:table-row table:style-name="ro2">
          <table:table-cell table:formula="of:=[$'forScore CSV Export Example'.A46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6]);&quot;&quot;;[$'forScore CSV Export Example'.B46])" office:value-type="string" office:string-value="Whiskey Before Breakfast" calcext:value-type="string">
            <text:p>Whiskey Before Breakfast</text:p>
          </table:table-cell>
          <table:table-cell table:formula="of:=IF(ISBLANK([$'forScore CSV Export Example'.E46]);&quot;&quot;;[$'forScore CSV Export Example'.E46])">
            <text:p/>
          </table:table-cell>
          <table:table-cell table:formula="of:=IF(ISBLANK([$'forScore CSV Export Example'.F46]);&quot;&quot;;[$'forScore CSV Export Example'.F46])">
            <text:p/>
          </table:table-cell>
          <table:table-cell table:formula="of:=IF(ISBLANK([$'forScore CSV Export Example'.G46]);&quot;&quot;;[$'forScore CSV Export Example'.G46])" office:value-type="string" office:string-value="jam" calcext:value-type="string">
            <text:p>jam</text:p>
          </table:table-cell>
          <table:table-cell table:formula="of:=IF(ISBLANK([$'forScore CSV Export Example'.H46]);&quot;&quot;;[$'forScore CSV Export Example'.H46])">
            <text:p/>
          </table:table-cell>
          <table:table-cell table:formula="of:=IF(ISBLANK([$'forScore CSV Export Example'.I46]);&quot;&quot;;[$'forScore CSV Export Example'.I46])">
            <text:p/>
          </table:table-cell>
          <table:table-cell table:formula="of:=IF(ISBLANK([$'forScore CSV Export Example'.Y46]);&quot;&quot;;[$'forScore CSV Export Example'.Y46])" office:value-type="float" office:value="0" calcext:value-type="float">
            <text:p>0</text:p>
          </table:table-cell>
          <table:table-cell table:formula="of:=IF(ISBLANK([$'forScore CSV Export Example'.X46]);&quot;&quot;;[$'forScore CSV Export Example'.X46])">
            <text:p/>
          </table:table-cell>
          <table:table-cell/>
        </table:table-row>
        <table:table-row table:style-name="ro2">
          <table:table-cell table:formula="of:=[$'forScore CSV Export Example'.A47]" office:value-type="string" office:string-value="Jolly Old St Nicholas (jeff).pdf" calcext:value-type="string">
            <text:p>Jolly Old St Nicholas (jeff).pdf</text:p>
          </table:table-cell>
          <table:table-cell table:formula="of:=IF(ISBLANK([$'forScore CSV Export Example'.B47]);&quot;&quot;;[$'forScore CSV Export Example'.B47])" office:value-type="string" office:string-value="Jolly Old St Nicholas (jeff)" calcext:value-type="string">
            <text:p>Jolly Old St Nicholas (jeff)</text:p>
          </table:table-cell>
          <table:table-cell table:formula="of:=IF(ISBLANK([$'forScore CSV Export Example'.E47]);&quot;&quot;;[$'forScore CSV Export Example'.E47])" office:value-type="string" office:string-value="(Jeff TAB)" calcext:value-type="string">
            <text:p>(Jeff TAB)</text:p>
          </table:table-cell>
          <table:table-cell table:formula="of:=IF(ISBLANK([$'forScore CSV Export Example'.F47]);&quot;&quot;;[$'forScore CSV Export Example'.F47])" office:value-type="string" office:string-value="Christmas" calcext:value-type="string">
            <text:p>Christmas</text:p>
          </table:table-cell>
          <table:table-cell table:formula="of:=IF(ISBLANK([$'forScore CSV Export Example'.G47]);&quot;&quot;;[$'forScore CSV Export Example'.G47])">
            <text:p/>
          </table:table-cell>
          <table:table-cell table:formula="of:=IF(ISBLANK([$'forScore CSV Export Example'.H47]);&quot;&quot;;[$'forScore CSV Export Example'.H47])">
            <text:p/>
          </table:table-cell>
          <table:table-cell table:formula="of:=IF(ISBLANK([$'forScore CSV Export Example'.I47]);&quot;&quot;;[$'forScore CSV Export Example'.I47])" office:value-type="float" office:value="2020" calcext:value-type="float">
            <text:p>2020</text:p>
          </table:table-cell>
          <table:table-cell table:formula="of:=IF(ISBLANK([$'forScore CSV Export Example'.Y47]);&quot;&quot;;[$'forScore CSV Export Example'.Y47])" office:value-type="float" office:value="0" calcext:value-type="float">
            <text:p>0</text:p>
          </table:table-cell>
          <table:table-cell table:formula="of:=IF(ISBLANK([$'forScore CSV Export Example'.X47]);&quot;&quot;;[$'forScore CSV Export Example'.X47])">
            <text:p/>
          </table:table-cell>
          <table:table-cell/>
        </table:table-row>
        <table:table-row table:style-name="ro2">
          <table:table-cell table:formula="of:=[$'forScore CSV Export Example'.A48]" office:value-type="string" office:string-value="Jolly Old St Nicholas Up on the.pdf" calcext:value-type="string">
            <text:p>Jolly Old St Nicholas Up on the.pdf</text:p>
          </table:table-cell>
          <table:table-cell table:formula="of:=IF(ISBLANK([$'forScore CSV Export Example'.B48]);&quot;&quot;;[$'forScore CSV Export Example'.B48])" office:value-type="string" office:string-value="Jolly Old St Nicholas Up on the" calcext:value-type="string">
            <text:p>Jolly Old St Nicholas Up on the</text:p>
          </table:table-cell>
          <table:table-cell table:formula="of:=IF(ISBLANK([$'forScore CSV Export Example'.E48]);&quot;&quot;;[$'forScore CSV Export Example'.E48])" office:value-type="string" office:string-value="Melanie Johnston" calcext:value-type="string">
            <text:p>Melanie Johnston</text:p>
          </table:table-cell>
          <table:table-cell table:formula="of:=IF(ISBLANK([$'forScore CSV Export Example'.F48]);&quot;&quot;;[$'forScore CSV Export Example'.F48])" office:value-type="string" office:string-value="Christmas" calcext:value-type="string">
            <text:p>Christmas</text:p>
          </table:table-cell>
          <table:table-cell table:formula="of:=IF(ISBLANK([$'forScore CSV Export Example'.G48]);&quot;&quot;;[$'forScore CSV Export Example'.G48])">
            <text:p/>
          </table:table-cell>
          <table:table-cell table:formula="of:=IF(ISBLANK([$'forScore CSV Export Example'.H48]);&quot;&quot;;[$'forScore CSV Export Example'.H48])">
            <text:p/>
          </table:table-cell>
          <table:table-cell table:formula="of:=IF(ISBLANK([$'forScore CSV Export Example'.I48]);&quot;&quot;;[$'forScore CSV Export Example'.I48])">
            <text:p/>
          </table:table-cell>
          <table:table-cell table:formula="of:=IF(ISBLANK([$'forScore CSV Export Example'.Y48]);&quot;&quot;;[$'forScore CSV Export Example'.Y48])" office:value-type="float" office:value="0" calcext:value-type="float">
            <text:p>0</text:p>
          </table:table-cell>
          <table:table-cell table:formula="of:=IF(ISBLANK([$'forScore CSV Export Example'.X48]);&quot;&quot;;[$'forScore CSV Export Example'.X48])">
            <text:p/>
          </table:table-cell>
          <table:table-cell/>
        </table:table-row>
        <table:table-row table:style-name="ro2">
          <table:table-cell table:formula="of:=[$'forScore CSV Export Example'.A49]" office:value-type="string" office:string-value="Jolly Old St. Nicholas.pdf" calcext:value-type="string">
            <text:p>Jolly Old St. Nicholas.pdf</text:p>
          </table:table-cell>
          <table:table-cell table:formula="of:=IF(ISBLANK([$'forScore CSV Export Example'.B49]);&quot;&quot;;[$'forScore CSV Export Example'.B49])" office:value-type="string" office:string-value="Jolly Old St. Nicholas" calcext:value-type="string">
            <text:p>Jolly Old St. Nicholas</text:p>
          </table:table-cell>
          <table:table-cell table:formula="of:=IF(ISBLANK([$'forScore CSV Export Example'.E49]);&quot;&quot;;[$'forScore CSV Export Example'.E49])">
            <text:p/>
          </table:table-cell>
          <table:table-cell table:formula="of:=IF(ISBLANK([$'forScore CSV Export Example'.F49]);&quot;&quot;;[$'forScore CSV Export Example'.F49])" office:value-type="string" office:string-value="Christmas" calcext:value-type="string">
            <text:p>Christmas</text:p>
          </table:table-cell>
          <table:table-cell table:formula="of:=IF(ISBLANK([$'forScore CSV Export Example'.G49]);&quot;&quot;;[$'forScore CSV Export Example'.G49])" office:value-type="string" office:string-value="Club: Black Bear" calcext:value-type="string">
            <text:p>Club: Black Bear</text:p>
          </table:table-cell>
          <table:table-cell table:formula="of:=IF(ISBLANK([$'forScore CSV Export Example'.H49]);&quot;&quot;;[$'forScore CSV Export Example'.H49])">
            <text:p/>
          </table:table-cell>
          <table:table-cell table:formula="of:=IF(ISBLANK([$'forScore CSV Export Example'.I49]);&quot;&quot;;[$'forScore CSV Export Example'.I49])">
            <text:p/>
          </table:table-cell>
          <table:table-cell table:formula="of:=IF(ISBLANK([$'forScore CSV Export Example'.Y49]);&quot;&quot;;[$'forScore CSV Export Example'.Y49])" office:value-type="float" office:value="0" calcext:value-type="float">
            <text:p>0</text:p>
          </table:table-cell>
          <table:table-cell table:formula="of:=IF(ISBLANK([$'forScore CSV Export Example'.X49]);&quot;&quot;;[$'forScore CSV Export Example'.X49])">
            <text:p/>
          </table:table-cell>
          <table:table-cell/>
        </table:table-row>
        <table:table-row table:style-name="ro2">
          <table:table-cell table:formula="of:=[$'forScore CSV Export Example'.A50]" office:value-type="string" office:string-value="Jolly Old St.Nicholas duet.pdf" calcext:value-type="string">
            <text:p>Jolly Old St.Nicholas duet.pdf</text:p>
          </table:table-cell>
          <table:table-cell table:formula="of:=IF(ISBLANK([$'forScore CSV Export Example'.B50]);&quot;&quot;;[$'forScore CSV Export Example'.B50])" office:value-type="string" office:string-value="Jolly Old St.Nicholas duet" calcext:value-type="string">
            <text:p>Jolly Old St.Nicholas duet</text:p>
          </table:table-cell>
          <table:table-cell table:formula="of:=IF(ISBLANK([$'forScore CSV Export Example'.E50]);&quot;&quot;;[$'forScore CSV Export Example'.E50])" office:value-type="string" office:string-value="Melanie Johnston" calcext:value-type="string">
            <text:p>Melanie Johnston</text:p>
          </table:table-cell>
          <table:table-cell table:formula="of:=IF(ISBLANK([$'forScore CSV Export Example'.F50]);&quot;&quot;;[$'forScore CSV Export Example'.F50])">
            <text:p/>
          </table:table-cell>
          <table:table-cell table:formula="of:=IF(ISBLANK([$'forScore CSV Export Example'.G50]);&quot;&quot;;[$'forScore CSV Export Example'.G50])">
            <text:p/>
          </table:table-cell>
          <table:table-cell table:formula="of:=IF(ISBLANK([$'forScore CSV Export Example'.H50]);&quot;&quot;;[$'forScore CSV Export Example'.H50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50]);&quot;&quot;;[$'forScore CSV Export Example'.I50])">
            <text:p/>
          </table:table-cell>
          <table:table-cell table:formula="of:=IF(ISBLANK([$'forScore CSV Export Example'.Y50]);&quot;&quot;;[$'forScore CSV Export Example'.Y50])" office:value-type="float" office:value="0" calcext:value-type="float">
            <text:p>0</text:p>
          </table:table-cell>
          <table:table-cell table:formula="of:=IF(ISBLANK([$'forScore CSV Export Example'.X50]);&quot;&quot;;[$'forScore CSV Export Example'.X50])">
            <text:p/>
          </table:table-cell>
          <table:table-cell/>
        </table:table-row>
        <table:table-row table:style-name="ro2">
          <table:table-cell table:formula="of:=[$'forScore CSV Export Example'.A51]" office:value-type="string" office:string-value="Joy to the World - Seifert.pdf" calcext:value-type="string">
            <text:p>Joy to the World - Seifert.pdf</text:p>
          </table:table-cell>
          <table:table-cell table:formula="of:=IF(ISBLANK([$'forScore CSV Export Example'.B51]);&quot;&quot;;[$'forScore CSV Export Example'.B51])" office:value-type="string" office:string-value="Joy to the World - Seifert" calcext:value-type="string">
            <text:p>Joy to the World - Seifert</text:p>
          </table:table-cell>
          <table:table-cell table:formula="of:=IF(ISBLANK([$'forScore CSV Export Example'.E51]);&quot;&quot;;[$'forScore CSV Export Example'.E51])" office:value-type="string" office:string-value="Stephen Seifert" calcext:value-type="string">
            <text:p>Stephen Seifert</text:p>
          </table:table-cell>
          <table:table-cell table:formula="of:=IF(ISBLANK([$'forScore CSV Export Example'.F51]);&quot;&quot;;[$'forScore CSV Export Example'.F51])" office:value-type="string" office:string-value="Christmas" calcext:value-type="string">
            <text:p>Christmas</text:p>
          </table:table-cell>
          <table:table-cell table:formula="of:=IF(ISBLANK([$'forScore CSV Export Example'.G51]);&quot;&quot;;[$'forScore CSV Export Example'.G51])">
            <text:p/>
          </table:table-cell>
          <table:table-cell table:formula="of:=IF(ISBLANK([$'forScore CSV Export Example'.H51]);&quot;&quot;;[$'forScore CSV Export Example'.H51])" office:value-type="string" office:string-value="Come Let Us Adore Him - Seifert" calcext:value-type="string">
            <text:p>Come Let Us Adore Him - Seifert</text:p>
          </table:table-cell>
          <table:table-cell table:formula="of:=IF(ISBLANK([$'forScore CSV Export Example'.I51]);&quot;&quot;;[$'forScore CSV Export Example'.I51])">
            <text:p/>
          </table:table-cell>
          <table:table-cell table:formula="of:=IF(ISBLANK([$'forScore CSV Export Example'.Y51]);&quot;&quot;;[$'forScore CSV Export Example'.Y51])" office:value-type="float" office:value="0" calcext:value-type="float">
            <text:p>0</text:p>
          </table:table-cell>
          <table:table-cell table:formula="of:=IF(ISBLANK([$'forScore CSV Export Example'.X51]);&quot;&quot;;[$'forScore CSV Export Example'.X51])">
            <text:p/>
          </table:table-cell>
          <table:table-cell/>
        </table:table-row>
        <table:table-row table:style-name="ro2">
          <table:table-cell table:formula="of:=[$'forScore CSV Export Example'.A52]" office:value-type="string" office:string-value="Joy to the World 3.pdf" calcext:value-type="string">
            <text:p>Joy to the World 3.pdf</text:p>
          </table:table-cell>
          <table:table-cell table:formula="of:=IF(ISBLANK([$'forScore CSV Export Example'.B52]);&quot;&quot;;[$'forScore CSV Export Example'.B52])" office:value-type="string" office:string-value="Joy to the World" calcext:value-type="string">
            <text:p>Joy to the World</text:p>
          </table:table-cell>
          <table:table-cell table:formula="of:=IF(ISBLANK([$'forScore CSV Export Example'.E52]);&quot;&quot;;[$'forScore CSV Export Example'.E52])" office:value-type="string" office:string-value="Melanie Johnston" calcext:value-type="string">
            <text:p>Melanie Johnston</text:p>
          </table:table-cell>
          <table:table-cell table:formula="of:=IF(ISBLANK([$'forScore CSV Export Example'.F52]);&quot;&quot;;[$'forScore CSV Export Example'.F52])">
            <text:p/>
          </table:table-cell>
          <table:table-cell table:formula="of:=IF(ISBLANK([$'forScore CSV Export Example'.G52]);&quot;&quot;;[$'forScore CSV Export Example'.G52])">
            <text:p/>
          </table:table-cell>
          <table:table-cell table:formula="of:=IF(ISBLANK([$'forScore CSV Export Example'.H52]);&quot;&quot;;[$'forScore CSV Export Example'.H52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52]);&quot;&quot;;[$'forScore CSV Export Example'.I52])">
            <text:p/>
          </table:table-cell>
          <table:table-cell table:formula="of:=IF(ISBLANK([$'forScore CSV Export Example'.Y52]);&quot;&quot;;[$'forScore CSV Export Example'.Y52])" office:value-type="float" office:value="0" calcext:value-type="float">
            <text:p>0</text:p>
          </table:table-cell>
          <table:table-cell table:formula="of:=IF(ISBLANK([$'forScore CSV Export Example'.X52]);&quot;&quot;;[$'forScore CSV Export Example'.X52])">
            <text:p/>
          </table:table-cell>
          <table:table-cell/>
        </table:table-row>
        <table:table-row table:style-name="ro2">
          <table:table-cell table:formula="of:=[$'forScore CSV Export Example'.A53]" office:value-type="string" office:string-value="Joy to the World 4.pdf" calcext:value-type="string">
            <text:p>Joy to the World 4.pdf</text:p>
          </table:table-cell>
          <table:table-cell table:formula="of:=IF(ISBLANK([$'forScore CSV Export Example'.B53]);&quot;&quot;;[$'forScore CSV Export Example'.B53])" office:value-type="string" office:string-value="Joy to the World" calcext:value-type="string">
            <text:p>Joy to the World</text:p>
          </table:table-cell>
          <table:table-cell table:formula="of:=IF(ISBLANK([$'forScore CSV Export Example'.E53]);&quot;&quot;;[$'forScore CSV Export Example'.E53])" office:value-type="string" office:string-value="Ellen Pratt" calcext:value-type="string">
            <text:p>Ellen Pratt</text:p>
          </table:table-cell>
          <table:table-cell table:formula="of:=IF(ISBLANK([$'forScore CSV Export Example'.F53]);&quot;&quot;;[$'forScore CSV Export Example'.F53])" office:value-type="string" office:string-value="Christmas" calcext:value-type="string">
            <text:p>Christmas</text:p>
          </table:table-cell>
          <table:table-cell table:formula="of:=IF(ISBLANK([$'forScore CSV Export Example'.G53]);&quot;&quot;;[$'forScore CSV Export Example'.G53])" office:value-type="string" office:string-value="Christmas MultiPart" calcext:value-type="string">
            <text:p>Christmas MultiPart</text:p>
          </table:table-cell>
          <table:table-cell table:formula="of:=IF(ISBLANK([$'forScore CSV Export Example'.H53]);&quot;&quot;;[$'forScore CSV Export Example'.H53])" office:value-type="string" office:string-value="Pratt Christmas vol-2" calcext:value-type="string">
            <text:p>Pratt Christmas vol-2</text:p>
          </table:table-cell>
          <table:table-cell table:formula="of:=IF(ISBLANK([$'forScore CSV Export Example'.I53]);&quot;&quot;;[$'forScore CSV Export Example'.I53])">
            <text:p/>
          </table:table-cell>
          <table:table-cell table:formula="of:=IF(ISBLANK([$'forScore CSV Export Example'.Y53]);&quot;&quot;;[$'forScore CSV Export Example'.Y53])" office:value-type="float" office:value="0" calcext:value-type="float">
            <text:p>0</text:p>
          </table:table-cell>
          <table:table-cell table:formula="of:=IF(ISBLANK([$'forScore CSV Export Example'.X53]);&quot;&quot;;[$'forScore CSV Export Example'.X53])">
            <text:p/>
          </table:table-cell>
          <table:table-cell/>
        </table:table-row>
        <table:table-row table:style-name="ro2">
          <table:table-cell table:formula="of:=[$'forScore CSV Export Example'.A54]" office:value-type="string" office:string-value="Metadata Reference Document.pdf" calcext:value-type="string">
            <text:p>Metadata Reference Document.pdf</text:p>
          </table:table-cell>
          <table:table-cell table:formula="of:=IF(ISBLANK([$'forScore CSV Export Example'.B54]);&quot;&quot;;[$'forScore CSV Export Example'.B54])" office:value-type="string" office:string-value="Metadata Reference Document" calcext:value-type="string">
            <text:p>Metadata Reference Document</text:p>
          </table:table-cell>
          <table:table-cell table:formula="of:=IF(ISBLANK([$'forScore CSV Export Example'.E54]);&quot;&quot;;[$'forScore CSV Export Example'.E54])" office:value-type="string" office:string-value="Composer or Arranger" calcext:value-type="string">
            <text:p>Composer or Arranger</text:p>
          </table:table-cell>
          <table:table-cell table:formula="of:=IF(ISBLANK([$'forScore CSV Export Example'.F54]);&quot;&quot;;[$'forScore CSV Export Example'.F54])" office:value-type="string" office:string-value="genre2, genre3, Genres" calcext:value-type="string">
            <text:p>genre2, genre3, Genres</text:p>
          </table:table-cell>
          <table:table-cell table:formula="of:=IF(ISBLANK([$'forScore CSV Export Example'.G54]);&quot;&quot;;[$'forScore CSV Export Example'.G54])" office:value-type="string" office:string-value="tag2, tag3, Tags" calcext:value-type="string">
            <text:p>tag2, tag3, Tags</text:p>
          </table:table-cell>
          <table:table-cell table:formula="of:=IF(ISBLANK([$'forScore CSV Export Example'.H54]);&quot;&quot;;[$'forScore CSV Export Example'.H54])" office:value-type="string" office:string-value="book2, book3, Books" calcext:value-type="string">
            <text:p>book2, book3, Books</text:p>
          </table:table-cell>
          <table:table-cell table:formula="of:=IF(ISBLANK([$'forScore CSV Export Example'.I54]);&quot;&quot;;[$'forScore CSV Export Example'.I54])" office:value-type="string" office:string-value="Reference " calcext:value-type="string">
            <text:p>Reference </text:p>
          </table:table-cell>
          <table:table-cell table:formula="of:=IF(ISBLANK([$'forScore CSV Export Example'.Y54]);&quot;&quot;;[$'forScore CSV Export Example'.Y54])" office:value-type="float" office:value="44" calcext:value-type="float">
            <text:p>44</text:p>
          </table:table-cell>
          <table:table-cell table:formula="of:=IF(ISBLANK([$'forScore CSV Export Example'.X54]);&quot;&quot;;[$'forScore CSV Export Example'.X54])" office:value-type="string" office:string-value="D#m" calcext:value-type="string">
            <text:p>D#m</text:p>
          </table:table-cell>
          <table:table-cell/>
        </table:table-row>
        <table:table-row table:style-name="ro2">
          <table:table-cell table:formula="of:=[$'forScore CSV Export Example'.A55]" office:value-type="string" office:string-value="Opal June.pdf" calcext:value-type="string">
            <text:p>Opal June.pdf</text:p>
          </table:table-cell>
          <table:table-cell table:formula="of:=IF(ISBLANK([$'forScore CSV Export Example'.B55]);&quot;&quot;;[$'forScore CSV Export Example'.B55])" office:value-type="string" office:string-value="Opal June" calcext:value-type="string">
            <text:p>Opal June</text:p>
          </table:table-cell>
          <table:table-cell table:formula="of:=IF(ISBLANK([$'forScore CSV Export Example'.E55]);&quot;&quot;;[$'forScore CSV Export Example'.E55])" office:value-type="string" office:string-value="Melanie Johnston/Molly Mason" calcext:value-type="string">
            <text:p>Melanie Johnston/Molly Mason</text:p>
          </table:table-cell>
          <table:table-cell table:formula="of:=IF(ISBLANK([$'forScore CSV Export Example'.F55]);&quot;&quot;;[$'forScore CSV Export Example'.F55])">
            <text:p/>
          </table:table-cell>
          <table:table-cell table:formula="of:=IF(ISBLANK([$'forScore CSV Export Example'.G55]);&quot;&quot;;[$'forScore CSV Export Example'.G55])">
            <text:p/>
          </table:table-cell>
          <table:table-cell table:formula="of:=IF(ISBLANK([$'forScore CSV Export Example'.H55]);&quot;&quot;;[$'forScore CSV Export Example'.H55])">
            <text:p/>
          </table:table-cell>
          <table:table-cell table:formula="of:=IF(ISBLANK([$'forScore CSV Export Example'.I55]);&quot;&quot;;[$'forScore CSV Export Example'.I55])">
            <text:p/>
          </table:table-cell>
          <table:table-cell table:formula="of:=IF(ISBLANK([$'forScore CSV Export Example'.Y55]);&quot;&quot;;[$'forScore CSV Export Example'.Y55])" office:value-type="float" office:value="0" calcext:value-type="float">
            <text:p>0</text:p>
          </table:table-cell>
          <table:table-cell table:formula="of:=IF(ISBLANK([$'forScore CSV Export Example'.X55]);&quot;&quot;;[$'forScore CSV Export Example'.X55])">
            <text:p/>
          </table:table-cell>
          <table:table-cell/>
        </table:table-row>
        <table:table-row table:style-name="ro2">
          <table:table-cell table:formula="of:=[$'forScore CSV Export Example'.A56]" office:value-type="string" office:string-value="Wildwood Flower (arr01:Haas).pdf" calcext:value-type="string">
            <text:p>Wildwood Flower (arr01:Haas).pdf</text:p>
          </table:table-cell>
          <table:table-cell table:formula="of:=IF(ISBLANK([$'forScore CSV Export Example'.B56]);&quot;&quot;;[$'forScore CSV Export Example'.B56])" office:value-type="string" office:string-value="Wildwood Flower (arr01:Haas)" calcext:value-type="string">
            <text:p>Wildwood Flower (arr01:Haas)</text:p>
          </table:table-cell>
          <table:table-cell table:formula="of:=IF(ISBLANK([$'forScore CSV Export Example'.E56]);&quot;&quot;;[$'forScore CSV Export Example'.E56])" office:value-type="string" office:string-value="Dave Haas" calcext:value-type="string">
            <text:p>Dave Haas</text:p>
          </table:table-cell>
          <table:table-cell table:formula="of:=IF(ISBLANK([$'forScore CSV Export Example'.F56]);&quot;&quot;;[$'forScore CSV Export Example'.F56])" office:value-type="string" office:string-value="American, Folk, Traditional" calcext:value-type="string">
            <text:p>American, Folk, Traditional</text:p>
          </table:table-cell>
          <table:table-cell table:formula="of:=IF(ISBLANK([$'forScore CSV Export Example'.G56]);&quot;&quot;;[$'forScore CSV Export Example'.G56])" office:value-type="string" office:string-value="Yyy, Key:Dm, xxx" calcext:value-type="string">
            <text:p>Yyy, Key:Dm, xxx</text:p>
          </table:table-cell>
          <table:table-cell table:formula="of:=IF(ISBLANK([$'forScore CSV Export Example'.H56]);&quot;&quot;;[$'forScore CSV Export Example'.H56])">
            <text:p/>
          </table:table-cell>
          <table:table-cell table:formula="of:=IF(ISBLANK([$'forScore CSV Export Example'.I56]);&quot;&quot;;[$'forScore CSV Export Example'.I56])">
            <text:p/>
          </table:table-cell>
          <table:table-cell table:formula="of:=IF(ISBLANK([$'forScore CSV Export Example'.Y56]);&quot;&quot;;[$'forScore CSV Export Example'.Y56])" office:value-type="float" office:value="0" calcext:value-type="float">
            <text:p>0</text:p>
          </table:table-cell>
          <table:table-cell table:formula="of:=IF(ISBLANK([$'forScore CSV Export Example'.X56]);&quot;&quot;;[$'forScore CSV Export Example'.X56])" office:value-type="string" office:string-value="Dm" calcext:value-type="string">
            <text:p>Dm</text:p>
          </table:table-cell>
          <table:table-cell/>
        </table:table-row>
        <table:table-row table:style-name="ro2">
          <table:table-cell table:formula="of:=[$'forScore CSV Export Example'.A57]" office:value-type="float" office:value="0" calcext:value-type="float">
            <text:p>0</text:p>
          </table:table-cell>
          <table:table-cell table:formula="of:=IF(ISBLANK([$'forScore CSV Export Example'.B57]);&quot;&quot;;[$'forScore CSV Export Example'.B57])">
            <text:p/>
          </table:table-cell>
          <table:table-cell table:formula="of:=IF(ISBLANK([$'forScore CSV Export Example'.E57]);&quot;&quot;;[$'forScore CSV Export Example'.E57])">
            <text:p/>
          </table:table-cell>
          <table:table-cell table:formula="of:=IF(ISBLANK([$'forScore CSV Export Example'.F57]);&quot;&quot;;[$'forScore CSV Export Example'.F57])">
            <text:p/>
          </table:table-cell>
          <table:table-cell table:formula="of:=IF(ISBLANK([$'forScore CSV Export Example'.G57]);&quot;&quot;;[$'forScore CSV Export Example'.G57])" office:value-type="string" office:string-value="Key:Dm, xxx" calcext:value-type="string">
            <text:p>Key:Dm, xxx</text:p>
          </table:table-cell>
          <table:table-cell table:formula="of:=IF(ISBLANK([$'forScore CSV Export Example'.H57]);&quot;&quot;;[$'forScore CSV Export Example'.H57])">
            <text:p/>
          </table:table-cell>
          <table:table-cell table:formula="of:=IF(ISBLANK([$'forScore CSV Export Example'.I57]);&quot;&quot;;[$'forScore CSV Export Example'.I57])">
            <text:p/>
          </table:table-cell>
          <table:table-cell table:formula="of:=IF(ISBLANK([$'forScore CSV Export Example'.Y57]);&quot;&quot;;[$'forScore CSV Export Example'.Y57])" office:value-type="float" office:value="0" calcext:value-type="float">
            <text:p>0</text:p>
          </table:table-cell>
          <table:table-cell table:formula="of:=IF(ISBLANK([$'forScore CSV Export Example'.X57]);&quot;&quot;;[$'forScore CSV Export Example'.X57])" office:value-type="string" office:string-value="Dm" calcext:value-type="string">
            <text:p>Dm</text:p>
          </table:table-cell>
          <table:table-cell/>
        </table:table-row>
        <table:table-row table:style-name="ro2">
          <table:table-cell table:formula="of:=[$'forScore CSV Export Example'.A58]" office:value-type="float" office:value="0" calcext:value-type="float">
            <text:p>0</text:p>
          </table:table-cell>
          <table:table-cell table:formula="of:=IF(ISBLANK([$'forScore CSV Export Example'.B58]);&quot;&quot;;[$'forScore CSV Export Example'.B58])">
            <text:p/>
          </table:table-cell>
          <table:table-cell table:formula="of:=IF(ISBLANK([$'forScore CSV Export Example'.E58]);&quot;&quot;;[$'forScore CSV Export Example'.E58])">
            <text:p/>
          </table:table-cell>
          <table:table-cell table:formula="of:=IF(ISBLANK([$'forScore CSV Export Example'.F58]);&quot;&quot;;[$'forScore CSV Export Example'.F58])">
            <text:p/>
          </table:table-cell>
          <table:table-cell table:formula="of:=IF(ISBLANK([$'forScore CSV Export Example'.G58]);&quot;&quot;;[$'forScore CSV Export Example'.G58])">
            <text:p/>
          </table:table-cell>
          <table:table-cell table:formula="of:=IF(ISBLANK([$'forScore CSV Export Example'.H58]);&quot;&quot;;[$'forScore CSV Export Example'.H58])">
            <text:p/>
          </table:table-cell>
          <table:table-cell table:formula="of:=IF(ISBLANK([$'forScore CSV Export Example'.I58]);&quot;&quot;;[$'forScore CSV Export Example'.I58])">
            <text:p/>
          </table:table-cell>
          <table:table-cell table:formula="of:=IF(ISBLANK([$'forScore CSV Export Example'.Y58]);&quot;&quot;;[$'forScore CSV Export Example'.Y58])" office:value-type="float" office:value="0" calcext:value-type="float">
            <text:p>0</text:p>
          </table:table-cell>
          <table:table-cell table:formula="of:=IF(ISBLANK([$'forScore CSV Export Example'.X58]);&quot;&quot;;[$'forScore CSV Export Example'.X58])">
            <text:p/>
          </table:table-cell>
          <table:table-cell/>
        </table:table-row>
        <table:table-row table:style-name="ro2">
          <table:table-cell table:formula="of:=[$'forScore CSV Export Example'.A59]" office:value-type="float" office:value="0" calcext:value-type="float">
            <text:p>0</text:p>
          </table:table-cell>
          <table:table-cell table:formula="of:=IF(ISBLANK([$'forScore CSV Export Example'.B59]);&quot;&quot;;[$'forScore CSV Export Example'.B59])">
            <text:p/>
          </table:table-cell>
          <table:table-cell table:formula="of:=IF(ISBLANK([$'forScore CSV Export Example'.E59]);&quot;&quot;;[$'forScore CSV Export Example'.E59])">
            <text:p/>
          </table:table-cell>
          <table:table-cell table:formula="of:=IF(ISBLANK([$'forScore CSV Export Example'.F59]);&quot;&quot;;[$'forScore CSV Export Example'.F59])">
            <text:p/>
          </table:table-cell>
          <table:table-cell table:formula="of:=IF(ISBLANK([$'forScore CSV Export Example'.G59]);&quot;&quot;;[$'forScore CSV Export Example'.G59])" office:value-type="string" office:string-value="Key:D" calcext:value-type="string">
            <text:p>Key:D</text:p>
          </table:table-cell>
          <table:table-cell table:formula="of:=IF(ISBLANK([$'forScore CSV Export Example'.H59]);&quot;&quot;;[$'forScore CSV Export Example'.H59])">
            <text:p/>
          </table:table-cell>
          <table:table-cell table:formula="of:=IF(ISBLANK([$'forScore CSV Export Example'.I59]);&quot;&quot;;[$'forScore CSV Export Example'.I59])">
            <text:p/>
          </table:table-cell>
          <table:table-cell table:formula="of:=IF(ISBLANK([$'forScore CSV Export Example'.Y59]);&quot;&quot;;[$'forScore CSV Export Example'.Y59])" office:value-type="float" office:value="0" calcext:value-type="float">
            <text:p>0</text:p>
          </table:table-cell>
          <table:table-cell table:formula="of:=IF(ISBLANK([$'forScore CSV Export Example'.X59]);&quot;&quot;;[$'forScore CSV Export Example'.X59])" office:value-type="string" office:string-value="D" calcext:value-type="string">
            <text:p>D</text:p>
          </table:table-cell>
          <table:table-cell/>
        </table:table-row>
        <table:table-row table:style-name="ro2">
          <table:table-cell table:formula="of:=[$'forScore CSV Export Example'.A60]" office:value-type="float" office:value="0" calcext:value-type="float">
            <text:p>0</text:p>
          </table:table-cell>
          <table:table-cell table:formula="of:=IF(ISBLANK([$'forScore CSV Export Example'.B60]);&quot;&quot;;[$'forScore CSV Export Example'.B60])">
            <text:p/>
          </table:table-cell>
          <table:table-cell table:formula="of:=IF(ISBLANK([$'forScore CSV Export Example'.E60]);&quot;&quot;;[$'forScore CSV Export Example'.E60])">
            <text:p/>
          </table:table-cell>
          <table:table-cell table:formula="of:=IF(ISBLANK([$'forScore CSV Export Example'.F60]);&quot;&quot;;[$'forScore CSV Export Example'.F60])">
            <text:p/>
          </table:table-cell>
          <table:table-cell table:formula="of:=IF(ISBLANK([$'forScore CSV Export Example'.G60]);&quot;&quot;;[$'forScore CSV Export Example'.G60])" office:value-type="string" office:string-value="Key:Dm,  " calcext:value-type="string">
            <text:p>Key:Dm, <text:s/></text:p>
          </table:table-cell>
          <table:table-cell table:formula="of:=IF(ISBLANK([$'forScore CSV Export Example'.H60]);&quot;&quot;;[$'forScore CSV Export Example'.H60])">
            <text:p/>
          </table:table-cell>
          <table:table-cell table:formula="of:=IF(ISBLANK([$'forScore CSV Export Example'.I60]);&quot;&quot;;[$'forScore CSV Export Example'.I60])">
            <text:p/>
          </table:table-cell>
          <table:table-cell table:formula="of:=IF(ISBLANK([$'forScore CSV Export Example'.Y60]);&quot;&quot;;[$'forScore CSV Export Example'.Y60])" office:value-type="float" office:value="0" calcext:value-type="float">
            <text:p>0</text:p>
          </table:table-cell>
          <table:table-cell table:formula="of:=IF(ISBLANK([$'forScore CSV Export Example'.X60]);&quot;&quot;;[$'forScore CSV Export Example'.X60])" office:value-type="string" office:string-value="Dm" calcext:value-type="string">
            <text:p>Dm</text:p>
          </table:table-cell>
          <table:table-cell/>
        </table:table-row>
        <table:table-row table:style-name="ro2">
          <table:table-cell table:formula="of:=[$'forScore CSV Export Example'.A61]" office:value-type="float" office:value="0" calcext:value-type="float">
            <text:p>0</text:p>
          </table:table-cell>
          <table:table-cell table:formula="of:=IF(ISBLANK([$'forScore CSV Export Example'.B61]);&quot;&quot;;[$'forScore CSV Export Example'.B61])">
            <text:p/>
          </table:table-cell>
          <table:table-cell table:formula="of:=IF(ISBLANK([$'forScore CSV Export Example'.E61]);&quot;&quot;;[$'forScore CSV Export Example'.E61])">
            <text:p/>
          </table:table-cell>
          <table:table-cell table:formula="of:=IF(ISBLANK([$'forScore CSV Export Example'.F61]);&quot;&quot;;[$'forScore CSV Export Example'.F61])">
            <text:p/>
          </table:table-cell>
          <table:table-cell table:formula="of:=IF(ISBLANK([$'forScore CSV Export Example'.G61]);&quot;&quot;;[$'forScore CSV Export Example'.G61])" office:value-type="string" office:string-value="Yyy, Key:Dm, xxx" calcext:value-type="string">
            <text:p>Yyy, Key:Dm, xxx</text:p>
          </table:table-cell>
          <table:table-cell table:formula="of:=IF(ISBLANK([$'forScore CSV Export Example'.H61]);&quot;&quot;;[$'forScore CSV Export Example'.H61])">
            <text:p/>
          </table:table-cell>
          <table:table-cell table:formula="of:=IF(ISBLANK([$'forScore CSV Export Example'.I61]);&quot;&quot;;[$'forScore CSV Export Example'.I61])">
            <text:p/>
          </table:table-cell>
          <table:table-cell table:formula="of:=IF(ISBLANK([$'forScore CSV Export Example'.Y61]);&quot;&quot;;[$'forScore CSV Export Example'.Y61])" office:value-type="float" office:value="0" calcext:value-type="float">
            <text:p>0</text:p>
          </table:table-cell>
          <table:table-cell table:formula="of:=IF(ISBLANK([$'forScore CSV Export Example'.X61]);&quot;&quot;;[$'forScore CSV Export Example'.X61])" office:value-type="string" office:string-value="Dm" calcext:value-type="string">
            <text:p>Dm</text:p>
          </table:table-cell>
          <table:table-cell/>
        </table:table-row>
        <table:table-row table:style-name="ro2">
          <table:table-cell table:formula="of:=[$'forScore CSV Export Example'.A62]" office:value-type="float" office:value="0" calcext:value-type="float">
            <text:p>0</text:p>
          </table:table-cell>
          <table:table-cell table:formula="of:=IF(ISBLANK([$'forScore CSV Export Example'.B62]);&quot;&quot;;[$'forScore CSV Export Example'.B62])">
            <text:p/>
          </table:table-cell>
          <table:table-cell table:formula="of:=IF(ISBLANK([$'forScore CSV Export Example'.E62]);&quot;&quot;;[$'forScore CSV Export Example'.E62])">
            <text:p/>
          </table:table-cell>
          <table:table-cell table:formula="of:=IF(ISBLANK([$'forScore CSV Export Example'.F62]);&quot;&quot;;[$'forScore CSV Export Example'.F62])">
            <text:p/>
          </table:table-cell>
          <table:table-cell table:formula="of:=IF(ISBLANK([$'forScore CSV Export Example'.G62]);&quot;&quot;;[$'forScore CSV Export Example'.G62])" office:value-type="string" office:string-value="Yyy, Key:Dm" calcext:value-type="string">
            <text:p>Yyy, Key:Dm</text:p>
          </table:table-cell>
          <table:table-cell table:formula="of:=IF(ISBLANK([$'forScore CSV Export Example'.H62]);&quot;&quot;;[$'forScore CSV Export Example'.H62])">
            <text:p/>
          </table:table-cell>
          <table:table-cell table:formula="of:=IF(ISBLANK([$'forScore CSV Export Example'.I62]);&quot;&quot;;[$'forScore CSV Export Example'.I62])">
            <text:p/>
          </table:table-cell>
          <table:table-cell table:formula="of:=IF(ISBLANK([$'forScore CSV Export Example'.Y62]);&quot;&quot;;[$'forScore CSV Export Example'.Y62])" office:value-type="float" office:value="0" calcext:value-type="float">
            <text:p>0</text:p>
          </table:table-cell>
          <table:table-cell table:formula="of:=IF(ISBLANK([$'forScore CSV Export Example'.X62]);&quot;&quot;;[$'forScore CSV Export Example'.X62])" office:value-type="string" office:string-value="Dm" calcext:value-type="string">
            <text:p>Dm</text:p>
          </table:table-cell>
          <table:table-cell/>
        </table:table-row>
        <table:table-row table:style-name="ro2">
          <table:table-cell table:formula="of:=[$'forScore CSV Export Example'.A63]" office:value-type="float" office:value="0" calcext:value-type="float">
            <text:p>0</text:p>
          </table:table-cell>
          <table:table-cell table:formula="of:=IF(ISBLANK([$'forScore CSV Export Example'.B63]);&quot;&quot;;[$'forScore CSV Export Example'.B63])">
            <text:p/>
          </table:table-cell>
          <table:table-cell table:formula="of:=IF(ISBLANK([$'forScore CSV Export Example'.E63]);&quot;&quot;;[$'forScore CSV Export Example'.E63])">
            <text:p/>
          </table:table-cell>
          <table:table-cell table:formula="of:=IF(ISBLANK([$'forScore CSV Export Example'.F63]);&quot;&quot;;[$'forScore CSV Export Example'.F63])">
            <text:p/>
          </table:table-cell>
          <table:table-cell table:formula="of:=IF(ISBLANK([$'forScore CSV Export Example'.G63]);&quot;&quot;;[$'forScore CSV Export Example'.G63])">
            <text:p/>
          </table:table-cell>
          <table:table-cell table:formula="of:=IF(ISBLANK([$'forScore CSV Export Example'.H63]);&quot;&quot;;[$'forScore CSV Export Example'.H63])">
            <text:p/>
          </table:table-cell>
          <table:table-cell table:formula="of:=IF(ISBLANK([$'forScore CSV Export Example'.I63]);&quot;&quot;;[$'forScore CSV Export Example'.I63])">
            <text:p/>
          </table:table-cell>
          <table:table-cell table:formula="of:=IF(ISBLANK([$'forScore CSV Export Example'.Y63]);&quot;&quot;;[$'forScore CSV Export Example'.Y63])">
            <text:p/>
          </table:table-cell>
          <table:table-cell table:formula="of:=IF(ISBLANK([$'forScore CSV Export Example'.X63]);&quot;&quot;;[$'forScore CSV Export Example'.X63])">
            <text:p/>
          </table:table-cell>
          <table:table-cell/>
        </table:table-row>
        <table:table-row table:style-name="ro2">
          <table:table-cell table:formula="of:=[$'forScore CSV Export Example'.A64]" office:value-type="float" office:value="0" calcext:value-type="float">
            <text:p>0</text:p>
          </table:table-cell>
          <table:table-cell table:formula="of:=IF(ISBLANK([$'forScore CSV Export Example'.B64]);&quot;&quot;;[$'forScore CSV Export Example'.B64])">
            <text:p/>
          </table:table-cell>
          <table:table-cell table:formula="of:=IF(ISBLANK([$'forScore CSV Export Example'.E64]);&quot;&quot;;[$'forScore CSV Export Example'.E64])">
            <text:p/>
          </table:table-cell>
          <table:table-cell table:formula="of:=IF(ISBLANK([$'forScore CSV Export Example'.F64]);&quot;&quot;;[$'forScore CSV Export Example'.F64])">
            <text:p/>
          </table:table-cell>
          <table:table-cell table:formula="of:=IF(ISBLANK([$'forScore CSV Export Example'.G64]);&quot;&quot;;[$'forScore CSV Export Example'.G64])">
            <text:p/>
          </table:table-cell>
          <table:table-cell table:formula="of:=IF(ISBLANK([$'forScore CSV Export Example'.H64]);&quot;&quot;;[$'forScore CSV Export Example'.H64])">
            <text:p/>
          </table:table-cell>
          <table:table-cell table:formula="of:=IF(ISBLANK([$'forScore CSV Export Example'.I64]);&quot;&quot;;[$'forScore CSV Export Example'.I64])">
            <text:p/>
          </table:table-cell>
          <table:table-cell table:formula="of:=IF(ISBLANK([$'forScore CSV Export Example'.Y64]);&quot;&quot;;[$'forScore CSV Export Example'.Y64])">
            <text:p/>
          </table:table-cell>
          <table:table-cell table:formula="of:=IF(ISBLANK([$'forScore CSV Export Example'.X64]);&quot;&quot;;[$'forScore CSV Export Example'.X64])">
            <text:p/>
          </table:table-cell>
          <table:table-cell/>
        </table:table-row>
        <table:table-row table:style-name="ro2">
          <table:table-cell table:formula="of:=[$'forScore CSV Export Example'.A65]" office:value-type="float" office:value="0" calcext:value-type="float">
            <text:p>0</text:p>
          </table:table-cell>
          <table:table-cell table:formula="of:=IF(ISBLANK([$'forScore CSV Export Example'.B65]);&quot;&quot;;[$'forScore CSV Export Example'.B65])">
            <text:p/>
          </table:table-cell>
          <table:table-cell table:formula="of:=IF(ISBLANK([$'forScore CSV Export Example'.E65]);&quot;&quot;;[$'forScore CSV Export Example'.E65])">
            <text:p/>
          </table:table-cell>
          <table:table-cell table:formula="of:=IF(ISBLANK([$'forScore CSV Export Example'.F65]);&quot;&quot;;[$'forScore CSV Export Example'.F65])">
            <text:p/>
          </table:table-cell>
          <table:table-cell table:formula="of:=IF(ISBLANK([$'forScore CSV Export Example'.G65]);&quot;&quot;;[$'forScore CSV Export Example'.G65])">
            <text:p/>
          </table:table-cell>
          <table:table-cell table:formula="of:=IF(ISBLANK([$'forScore CSV Export Example'.H65]);&quot;&quot;;[$'forScore CSV Export Example'.H65])">
            <text:p/>
          </table:table-cell>
          <table:table-cell table:formula="of:=IF(ISBLANK([$'forScore CSV Export Example'.I65]);&quot;&quot;;[$'forScore CSV Export Example'.I65])">
            <text:p/>
          </table:table-cell>
          <table:table-cell table:formula="of:=IF(ISBLANK([$'forScore CSV Export Example'.Y65]);&quot;&quot;;[$'forScore CSV Export Example'.Y65])">
            <text:p/>
          </table:table-cell>
          <table:table-cell table:formula="of:=IF(ISBLANK([$'forScore CSV Export Example'.X65]);&quot;&quot;;[$'forScore CSV Export Example'.X65])">
            <text:p/>
          </table:table-cell>
          <table:table-cell/>
        </table:table-row>
        <table:table-row table:style-name="ro2">
          <table:table-cell table:formula="of:=[$'forScore CSV Export Example'.A66]" office:value-type="float" office:value="0" calcext:value-type="float">
            <text:p>0</text:p>
          </table:table-cell>
          <table:table-cell table:formula="of:=IF(ISBLANK([$'forScore CSV Export Example'.B66]);&quot;&quot;;[$'forScore CSV Export Example'.B66])">
            <text:p/>
          </table:table-cell>
          <table:table-cell table:formula="of:=IF(ISBLANK([$'forScore CSV Export Example'.E66]);&quot;&quot;;[$'forScore CSV Export Example'.E66])">
            <text:p/>
          </table:table-cell>
          <table:table-cell table:formula="of:=IF(ISBLANK([$'forScore CSV Export Example'.F66]);&quot;&quot;;[$'forScore CSV Export Example'.F66])">
            <text:p/>
          </table:table-cell>
          <table:table-cell table:formula="of:=IF(ISBLANK([$'forScore CSV Export Example'.G66]);&quot;&quot;;[$'forScore CSV Export Example'.G66])">
            <text:p/>
          </table:table-cell>
          <table:table-cell table:formula="of:=IF(ISBLANK([$'forScore CSV Export Example'.H66]);&quot;&quot;;[$'forScore CSV Export Example'.H66])">
            <text:p/>
          </table:table-cell>
          <table:table-cell table:formula="of:=IF(ISBLANK([$'forScore CSV Export Example'.I66]);&quot;&quot;;[$'forScore CSV Export Example'.I66])">
            <text:p/>
          </table:table-cell>
          <table:table-cell table:formula="of:=IF(ISBLANK([$'forScore CSV Export Example'.Y66]);&quot;&quot;;[$'forScore CSV Export Example'.Y66])">
            <text:p/>
          </table:table-cell>
          <table:table-cell table:formula="of:=IF(ISBLANK([$'forScore CSV Export Example'.X66]);&quot;&quot;;[$'forScore CSV Export Example'.X66])">
            <text:p/>
          </table:table-cell>
          <table:table-cell/>
        </table:table-row>
        <table:table-row table:style-name="ro2">
          <table:table-cell table:formula="of:=[$'forScore CSV Export Example'.A67]" office:value-type="float" office:value="0" calcext:value-type="float">
            <text:p>0</text:p>
          </table:table-cell>
          <table:table-cell table:formula="of:=IF(ISBLANK([$'forScore CSV Export Example'.B67]);&quot;&quot;;[$'forScore CSV Export Example'.B67])">
            <text:p/>
          </table:table-cell>
          <table:table-cell table:formula="of:=IF(ISBLANK([$'forScore CSV Export Example'.E67]);&quot;&quot;;[$'forScore CSV Export Example'.E67])">
            <text:p/>
          </table:table-cell>
          <table:table-cell table:formula="of:=IF(ISBLANK([$'forScore CSV Export Example'.F67]);&quot;&quot;;[$'forScore CSV Export Example'.F67])">
            <text:p/>
          </table:table-cell>
          <table:table-cell table:formula="of:=IF(ISBLANK([$'forScore CSV Export Example'.G67]);&quot;&quot;;[$'forScore CSV Export Example'.G67])">
            <text:p/>
          </table:table-cell>
          <table:table-cell table:formula="of:=IF(ISBLANK([$'forScore CSV Export Example'.H67]);&quot;&quot;;[$'forScore CSV Export Example'.H67])">
            <text:p/>
          </table:table-cell>
          <table:table-cell table:formula="of:=IF(ISBLANK([$'forScore CSV Export Example'.I67]);&quot;&quot;;[$'forScore CSV Export Example'.I67])">
            <text:p/>
          </table:table-cell>
          <table:table-cell table:formula="of:=IF(ISBLANK([$'forScore CSV Export Example'.Y67]);&quot;&quot;;[$'forScore CSV Export Example'.Y67])">
            <text:p/>
          </table:table-cell>
          <table:table-cell table:formula="of:=IF(ISBLANK([$'forScore CSV Export Example'.X67]);&quot;&quot;;[$'forScore CSV Export Example'.X67])">
            <text:p/>
          </table:table-cell>
          <table:table-cell/>
        </table:table-row>
        <table:table-row table:style-name="ro2">
          <table:table-cell table:formula="of:=[$'forScore CSV Export Example'.A68]" office:value-type="float" office:value="0" calcext:value-type="float">
            <text:p>0</text:p>
          </table:table-cell>
          <table:table-cell table:formula="of:=IF(ISBLANK([$'forScore CSV Export Example'.B68]);&quot;&quot;;[$'forScore CSV Export Example'.B68])">
            <text:p/>
          </table:table-cell>
          <table:table-cell table:formula="of:=IF(ISBLANK([$'forScore CSV Export Example'.E68]);&quot;&quot;;[$'forScore CSV Export Example'.E68])">
            <text:p/>
          </table:table-cell>
          <table:table-cell table:formula="of:=IF(ISBLANK([$'forScore CSV Export Example'.F68]);&quot;&quot;;[$'forScore CSV Export Example'.F68])">
            <text:p/>
          </table:table-cell>
          <table:table-cell table:formula="of:=IF(ISBLANK([$'forScore CSV Export Example'.G68]);&quot;&quot;;[$'forScore CSV Export Example'.G68])">
            <text:p/>
          </table:table-cell>
          <table:table-cell table:formula="of:=IF(ISBLANK([$'forScore CSV Export Example'.H68]);&quot;&quot;;[$'forScore CSV Export Example'.H68])">
            <text:p/>
          </table:table-cell>
          <table:table-cell table:formula="of:=IF(ISBLANK([$'forScore CSV Export Example'.I68]);&quot;&quot;;[$'forScore CSV Export Example'.I68])">
            <text:p/>
          </table:table-cell>
          <table:table-cell table:formula="of:=IF(ISBLANK([$'forScore CSV Export Example'.Y68]);&quot;&quot;;[$'forScore CSV Export Example'.Y68])">
            <text:p/>
          </table:table-cell>
          <table:table-cell table:formula="of:=IF(ISBLANK([$'forScore CSV Export Example'.X68]);&quot;&quot;;[$'forScore CSV Export Example'.X68])">
            <text:p/>
          </table:table-cell>
          <table:table-cell/>
        </table:table-row>
        <table:table-row table:style-name="ro2">
          <table:table-cell table:formula="of:=[$'forScore CSV Export Example'.A69]" office:value-type="float" office:value="0" calcext:value-type="float">
            <text:p>0</text:p>
          </table:table-cell>
          <table:table-cell table:formula="of:=IF(ISBLANK([$'forScore CSV Export Example'.B69]);&quot;&quot;;[$'forScore CSV Export Example'.B69])">
            <text:p/>
          </table:table-cell>
          <table:table-cell table:formula="of:=IF(ISBLANK([$'forScore CSV Export Example'.E69]);&quot;&quot;;[$'forScore CSV Export Example'.E69])">
            <text:p/>
          </table:table-cell>
          <table:table-cell table:formula="of:=IF(ISBLANK([$'forScore CSV Export Example'.F69]);&quot;&quot;;[$'forScore CSV Export Example'.F69])">
            <text:p/>
          </table:table-cell>
          <table:table-cell table:formula="of:=IF(ISBLANK([$'forScore CSV Export Example'.G69]);&quot;&quot;;[$'forScore CSV Export Example'.G69])">
            <text:p/>
          </table:table-cell>
          <table:table-cell table:formula="of:=IF(ISBLANK([$'forScore CSV Export Example'.H69]);&quot;&quot;;[$'forScore CSV Export Example'.H69])">
            <text:p/>
          </table:table-cell>
          <table:table-cell table:formula="of:=IF(ISBLANK([$'forScore CSV Export Example'.I69]);&quot;&quot;;[$'forScore CSV Export Example'.I69])">
            <text:p/>
          </table:table-cell>
          <table:table-cell table:formula="of:=IF(ISBLANK([$'forScore CSV Export Example'.Y69]);&quot;&quot;;[$'forScore CSV Export Example'.Y69])">
            <text:p/>
          </table:table-cell>
          <table:table-cell table:formula="of:=IF(ISBLANK([$'forScore CSV Export Example'.X69]);&quot;&quot;;[$'forScore CSV Export Example'.X69])">
            <text:p/>
          </table:table-cell>
          <table:table-cell/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KeyLookup" table:style-name="ta1">
        <table:table-column table:style-name="co10" table:number-columns-repeated="6" table:default-cell-style-name="Default"/>
        <table:table-column table:style-name="co9" table:default-cell-style-name="Default"/>
        <table:table-column table:style-name="co46" table:default-cell-style-name="ce11"/>
        <table:table-row table:style-name="ro1">
          <table:table-cell table:style-name="ce13" office:value-type="string" calcext:value-type="string">
            <text:p>Lookup Database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73" office:value-type="string" calcext:value-type="string">
            <text:p>LookUp</text:p>
          </table:table-cell>
          <table:table-cell table:style-name="ce73" office:value-type="string" calcext:value-type="string">
            <text:p>Key</text:p>
          </table:table-cell>
          <table:table-cell/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/>
          <table:table-cell table:style-name="ce79" office:value-type="string" calcext:value-type="string">
            <text:p>Key</text:p>
          </table:table-cell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E4]+([.F4]*100);[.B4:.C40];2)" office:value-type="string" office:string-value="Db" calcext:value-type="string">
            <text:p>Db</text:p>
          </table:table-cell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7" calcext:value-type="float">
            <text:p>-7</text:p>
          </table:table-cell>
          <table:table-cell table:style-name="ce76" office:value-type="string" calcext:value-type="string">
            <text:p>C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6" calcext:value-type="float">
            <text:p>-6</text:p>
          </table:table-cell>
          <table:table-cell table:style-name="ce76" office:value-type="string" calcext:value-type="string">
            <text:p>G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5" calcext:value-type="float">
            <text:p>-5</text:p>
          </table:table-cell>
          <table:table-cell table:style-name="ce76" office:value-type="string" calcext:value-type="string">
            <text:p>D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4" calcext:value-type="float">
            <text:p>-4</text:p>
          </table:table-cell>
          <table:table-cell table:style-name="ce76" office:value-type="string" calcext:value-type="string">
            <text:p>A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3" calcext:value-type="float">
            <text:p>-3</text:p>
          </table:table-cell>
          <table:table-cell table:style-name="ce76" office:value-type="string" calcext:value-type="string">
            <text:p>E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2" calcext:value-type="float">
            <text:p>-2</text:p>
          </table:table-cell>
          <table:table-cell table:style-name="ce76" office:value-type="string" calcext:value-type="string">
            <text:p>B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1" calcext:value-type="float">
            <text:p>-1</text:p>
          </table:table-cell>
          <table:table-cell table:style-name="ce76"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0" calcext:value-type="float">
            <text:p>0</text:p>
          </table:table-cell>
          <table:table-cell table:style-name="ce76"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2" calcext:value-type="float">
            <text:p>2</text:p>
          </table:table-cell>
          <table:table-cell table:style-name="ce76" office:value-type="string" calcext:value-type="string">
            <text:p>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3" calcext:value-type="float">
            <text:p>3</text:p>
          </table:table-cell>
          <table:table-cell table:style-name="ce76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4" calcext:value-type="float">
            <text:p>4</text:p>
          </table:table-cell>
          <table:table-cell table:style-name="ce76" office:value-type="string" calcext:value-type="string">
            <text:p>E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5" calcext:value-type="float">
            <text:p>5</text:p>
          </table:table-cell>
          <table:table-cell table:style-name="ce76" office:value-type="string" calcext:value-type="string">
            <text:p>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6" calcext:value-type="float">
            <text:p>6</text:p>
          </table:table-cell>
          <table:table-cell table:style-name="ce76" office:value-type="string" calcext:value-type="string">
            <text:p>F#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7" calcext:value-type="float">
            <text:p>7</text:p>
          </table:table-cell>
          <table:table-cell table:style-name="ce76" office:value-type="string" calcext:value-type="string">
            <text:p>C#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4" calcext:value-type="float">
            <text:p>94</text:p>
          </table:table-cell>
          <table:table-cell table:style-name="ce77" office:value-type="string" calcext:value-type="string">
            <text:p>E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B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6" calcext:value-type="float">
            <text:p>96</text:p>
          </table:table-cell>
          <table:table-cell table:style-name="ce77" office:value-type="string" calcext:value-type="string">
            <text:p>F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7" calcext:value-type="float">
            <text:p>97</text:p>
          </table:table-cell>
          <table:table-cell table:style-name="ce78" office:value-type="string" calcext:value-type="string">
            <text:p>C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8" calcext:value-type="float">
            <text:p>98</text:p>
          </table:table-cell>
          <table:table-cell table:style-name="ce78" office:value-type="string" calcext:value-type="string">
            <text:p>G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9" calcext:value-type="float">
            <text:p>99</text:p>
          </table:table-cell>
          <table:table-cell table:style-name="ce77" office:value-type="string" calcext:value-type="string">
            <text:p>D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0" calcext:value-type="float">
            <text:p>100</text:p>
          </table:table-cell>
          <table:table-cell table:style-name="ce78" office:value-type="string" calcext:value-type="string">
            <text:p>A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1" calcext:value-type="float">
            <text:p>101</text:p>
          </table:table-cell>
          <table:table-cell table:style-name="ce77" office:value-type="string" calcext:value-type="string">
            <text:p>E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3" calcext:value-type="float">
            <text:p>103</text:p>
          </table:table-cell>
          <table:table-cell table:style-name="ce77" office:value-type="string" calcext:value-type="string">
            <text:p>F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4" calcext:value-type="float">
            <text:p>104</text:p>
          </table:table-cell>
          <table:table-cell table:style-name="ce78" office:value-type="string" calcext:value-type="string">
            <text:p>C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5" calcext:value-type="float">
            <text:p>105</text:p>
          </table:table-cell>
          <table:table-cell table:style-name="ce78" office:value-type="string" calcext:value-type="string">
            <text:p>G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6" calcext:value-type="float">
            <text:p>106</text:p>
          </table:table-cell>
          <table:table-cell table:style-name="ce77" office:value-type="string" calcext:value-type="string">
            <text:p>D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7" calcext:value-type="float">
            <text:p>107</text:p>
          </table:table-cell>
          <table:table-cell table:style-name="ce78" office:value-type="string" calcext:value-type="string">
            <text:p>A#m</text:p>
          </table:table-cell>
          <table:table-cell table:number-columns-repeated="5"/>
        </table:table-row>
        <table:table-row table:style-name="ro2" table:number-rows-repeated="104853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dbKeyLookupTable" table:target-range-address="KeyLookup.B3:KeyLookup.C40" table:on-update-keep-styles="true" table:on-update-keep-size="false"/>
        <table:database-range table:name="__Anonymous_Sheet_DB__4" table:target-range-address="KeyLookup.B3:KeyLookup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0 0 20 13" svg:d="M0 13l10-13 10 1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5:52:15.030099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31T17:12:03.144781871</dc:date>
    <meta:editing-duration>PT18H7M15S</meta:editing-duration>
    <meta:editing-cycles>68</meta:editing-cycles>
    <meta:document-statistic meta:table-count="5" meta:cell-count="1920" meta:object-count="7"/>
  </office:meta>
</office:document-meta>
</file>